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81d41a"/>
      <style:map style:condition="cell-content()&lt;6" style:apply-style-name="Untitled1" style:base-cell-address="archive.CH5"/>
      <style:map style:condition="cell-content()&gt;6" style:apply-style-name="Untitled2" style:base-cell-address="archive.CH5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00"/>
    </style:style>
    <style:style style:name="ce11" style:family="table-cell" style:parent-style-name="Default">
      <style:map style:condition="cell-content()&gt;[.$B49]" style:apply-style-name="Untitled3" style:base-cell-address="normal_dist_state_machine.C49"/>
    </style:style>
    <style:style style:name="ce12" style:family="table-cell" style:parent-style-name="Default">
      <style:table-cell-properties fo:background-color="#4fc9ec"/>
    </style:style>
    <style:style style:name="ce13" style:family="table-cell" style:parent-style-name="Default" style:data-style-name="N11">
      <style:table-cell-properties fo:background-color="#4fc9ec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11">
      <style:table-cell-properties fo:background-color="#81d41a"/>
    </style:style>
    <style:style style:name="ce16" style:family="table-cell" style:parent-style-name="Default" style:data-style-name="N11">
      <style:table-cell-properties fo:background-color="#ffff00"/>
    </style:style>
    <style:style style:name="ce17" style:family="table-cell" style:parent-style-name="Default">
      <style:table-cell-properties fo:background-color="#ffbf00"/>
    </style:style>
    <style:style style:name="ce18" style:family="table-cell" style:parent-style-name="Default" style:data-style-name="N11">
      <style:table-cell-properties fo:background-color="#ffbf00"/>
    </style:style>
    <style:style style:name="ce27" style:family="table-cell" style:parent-style-name="Default" style:data-style-name="N2"/>
    <style:style style:name="gr1" style:family="graphic">
      <style:graphic-properties draw:textarea-horizontal-align="justify" draw:textarea-vertical-align="middle" draw:auto-grow-height="false" fo:min-height="0.2441in" fo:min-width="0.4299in"/>
      <style:paragraph-properties fo:text-align="center"/>
    </style:style>
    <style:style style:name="gr2" style:family="graphic">
      <style:graphic-properties svg:stroke-width="0.0402in" draw:marker-start-width="0.1386in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3" style:family="graphic">
      <style:graphic-properties svg:stroke-width="0.0402in" draw:marker-start-width="0.1386in" draw:marker-end="Arrowheads_20_1" draw:marker-end-width="0.1386in" draw:textarea-horizontal-align="center" draw:textarea-vertical-align="middle" fo:padding-top="0.0197in" fo:padding-bottom="0.0197in" fo:padding-left="0.0197in" fo:padding-right="0.0197in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c_footprint_fix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2]&gt;0;[.A2]+[.C2];[.A2]-[.C2])" office:value-type="float" office:value="-1.316" calcext:value-type="float">
            <text:p>-1.316</text:p>
          </table:table-cell>
          <table:table-cell table:formula="of:=IF([.B2]&gt;0;[.B2]+[.D2];[.B2]-[.D2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3]&gt;0;[.A3]+[.C3];[.A3]-[.C3])" office:value-type="float" office:value="-0.866" calcext:value-type="float">
            <text:p>-0.866</text:p>
          </table:table-cell>
          <table:table-cell table:formula="of:=IF([.B3]&gt;0;[.B3]+[.D3];[.B3]-[.D3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4]&gt;0;[.A4]+[.C4];[.A4]-[.C4])" office:value-type="float" office:value="0.866" calcext:value-type="float">
            <text:p>0.866</text:p>
          </table:table-cell>
          <table:table-cell table:formula="of:=IF([.B4]&gt;0;[.B4]+[.D4];[.B4]-[.D4])" office:value-type="float" office:value="0.292" calcext:value-type="float">
            <text:p>0.29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2" calcext:value-type="float">
            <text:p>0.12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5]&gt;0;[.A5]+[.C5];[.A5]-[.C5])" office:value-type="float" office:value="1.316" calcext:value-type="float">
            <text:p>1.316</text:p>
          </table:table-cell>
          <table:table-cell table:formula="of:=IF([.B5]&gt;0;[.B5]+[.D5];[.B5]-[.D5])" office:value-type="float" office:value="0.292" calcext:value-type="float">
            <text:p>0.29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6]&gt;0;[.A6]+[.C6];[.A6]-[.C6])" office:value-type="float" office:value="0.034" calcext:value-type="float">
            <text:p>0.034</text:p>
          </table:table-cell>
          <table:table-cell table:formula="of:=IF([.B6]&gt;0;[.B6]+[.D6];[.B6]-[.D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7]&gt;0;[.A7]+[.C7];[.A7]-[.C7])" office:value-type="float" office:value="0.034" calcext:value-type="float">
            <text:p>0.034</text:p>
          </table:table-cell>
          <table:table-cell table:formula="of:=IF([.B7]&gt;0;[.B7]+[.D7];[.B7]-[.D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8]&gt;0;[.A8]+[.C8];[.A8]-[.C8])" office:value-type="float" office:value="0.034" calcext:value-type="float">
            <text:p>0.034</text:p>
          </table:table-cell>
          <table:table-cell table:formula="of:=IF([.B8]&gt;0;[.B8]+[.D8];[.B8]-[.D8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9]&gt;0;[.A9]+[.C9];[.A9]-[.C9])" office:value-type="float" office:value="0.034" calcext:value-type="float">
            <text:p>0.034</text:p>
          </table:table-cell>
          <table:table-cell table:formula="of:=IF([.B9]&gt;0;[.B9]+[.D9];[.B9]-[.D9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0]&gt;0;[.A10]+[.C10];[.A10]-[.C10])" office:value-type="float" office:value="0.034" calcext:value-type="float">
            <text:p>0.034</text:p>
          </table:table-cell>
          <table:table-cell table:formula="of:=IF([.B10]&gt;0;[.B10]+[.D10];[.B10]-[.D10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1]&gt;0;[.A11]+[.C11];[.A11]-[.C11])" office:value-type="float" office:value="0.034" calcext:value-type="float">
            <text:p>0.034</text:p>
          </table:table-cell>
          <table:table-cell table:formula="of:=IF([.B11]&gt;0;[.B11]+[.D11];[.B11]-[.D11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2]&gt;0;[.A12]+[.C12];[.A12]-[.C12])" office:value-type="float" office:value="0.034" calcext:value-type="float">
            <text:p>0.034</text:p>
          </table:table-cell>
          <table:table-cell table:formula="of:=IF([.B12]&gt;0;[.B12]+[.D12];[.B12]-[.D12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3]&gt;0;[.A13]+[.C13];[.A13]-[.C13])" office:value-type="float" office:value="0.034" calcext:value-type="float">
            <text:p>0.034</text:p>
          </table:table-cell>
          <table:table-cell table:formula="of:=IF([.B13]&gt;0;[.B13]+[.D13];[.B13]-[.D13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4]&gt;0;[.A14]+[.C14];[.A14]-[.C14])" office:value-type="float" office:value="0.034" calcext:value-type="float">
            <text:p>0.034</text:p>
          </table:table-cell>
          <table:table-cell table:formula="of:=IF([.B14]&gt;0;[.B14]+[.D14];[.B14]-[.D14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5]&gt;0;[.A15]+[.C15];[.A15]-[.C15])" office:value-type="float" office:value="0.034" calcext:value-type="float">
            <text:p>0.034</text:p>
          </table:table-cell>
          <table:table-cell table:formula="of:=IF([.B15]&gt;0;[.B15]+[.D15];[.B15]-[.D15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6]&gt;0;[.A16]+[.C16];[.A16]-[.C16])" office:value-type="float" office:value="0.034" calcext:value-type="float">
            <text:p>0.034</text:p>
          </table:table-cell>
          <table:table-cell table:formula="of:=IF([.B16]&gt;0;[.B16]+[.D16];[.B16]-[.D16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7]&gt;0;[.A17]+[.C17];[.A17]-[.C17])" office:value-type="float" office:value="0.034" calcext:value-type="float">
            <text:p>0.034</text:p>
          </table:table-cell>
          <table:table-cell table:formula="of:=IF([.B17]&gt;0;[.B17]+[.D17];[.B17]-[.D17])" office:value-type="float" office:value="-0.172" calcext:value-type="float">
            <text:p>-0.172</text:p>
          </table:table-cell>
        </table:table-row>
        <table:table-row table:style-name="ro1">
          <table:table-cell table:number-columns-repeated="2"/>
          <table:table-cell office:value-type="float" office:value="-0.034" calcext:value-type="float">
            <text:p>-0.034</text:p>
          </table:table-cell>
          <table:table-cell office:value-type="float" office:value="0.172" calcext:value-type="float">
            <text:p>0.172</text:p>
          </table:table-cell>
          <table:table-cell/>
          <table:table-cell table:formula="of:=IF([.A18]&gt;0;[.A18]+[.C18];[.A18]-[.C18])" office:value-type="float" office:value="0.034" calcext:value-type="float">
            <text:p>0.034</text:p>
          </table:table-cell>
          <table:table-cell table:formula="of:=IF([.B18]&gt;0;[.B18]+[.D18];[.B18]-[.D18])" office:value-type="float" office:value="-0.172" calcext:value-type="float">
            <text:p>-0.172</text:p>
          </table:table-cell>
        </table:table-row>
      </table:table>
      <table:table table:name="archiv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4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1" calcext:value-type="float">
            <text:p>1</text:p>
          </table:table-cell>
          <table:table-cell table:formula="of:=[.D1]+1" office:value-type="float" office:value="1" calcext:value-type="float">
            <text:p>1</text:p>
          </table:table-cell>
          <table:table-cell table:formula="of:=[.E1]+1" office:value-type="float" office:value="1" calcext:value-type="float">
            <text:p>1</text:p>
          </table:table-cell>
          <table:table-cell table:formula="of:=[.F1]+1" office:value-type="float" office:value="1" calcext:value-type="float">
            <text:p>1</text:p>
          </table:table-cell>
          <table:table-cell table:formula="of:=[.G1]+1" office:value-type="float" office:value="1" calcext:value-type="float">
            <text:p>1</text:p>
          </table:table-cell>
          <table:table-cell table:formula="of:=[.H1]+1" office:value-type="float" office:value="2" calcext:value-type="float">
            <text:p>2</text:p>
          </table:table-cell>
          <table:table-cell table:formula="of:=[.I1]+1" office:value-type="float" office:value="2" calcext:value-type="float">
            <text:p>2</text:p>
          </table:table-cell>
          <table:table-cell table:formula="of:=[.J1]+1" office:value-type="float" office:value="2" calcext:value-type="float">
            <text:p>2</text:p>
          </table:table-cell>
          <table:table-cell table:formula="of:=[.K1]+1" office:value-type="float" office:value="2" calcext:value-type="float">
            <text:p>2</text:p>
          </table:table-cell>
          <table:table-cell table:formula="of:=[.L1]+1" office:value-type="float" office:value="2" calcext:value-type="float">
            <text:p>2</text:p>
          </table:table-cell>
          <table:table-cell table:formula="of:=[.M1]+1" office:value-type="float" office:value="2" calcext:value-type="float">
            <text:p>2</text:p>
          </table:table-cell>
          <table:table-cell table:formula="of:=[.N1]+1" office:value-type="float" office:value="3" calcext:value-type="float">
            <text:p>3</text:p>
          </table:table-cell>
          <table:table-cell table:formula="of:=[.O1]+1" office:value-type="float" office:value="3" calcext:value-type="float">
            <text:p>3</text:p>
          </table:table-cell>
          <table:table-cell table:formula="of:=[.P1]+1" office:value-type="float" office:value="3" calcext:value-type="float">
            <text:p>3</text:p>
          </table:table-cell>
          <table:table-cell table:formula="of:=[.Q1]+1" office:value-type="float" office:value="3" calcext:value-type="float">
            <text:p>3</text:p>
          </table:table-cell>
          <table:table-cell table:formula="of:=[.R1]+1" office:value-type="float" office:value="3" calcext:value-type="float">
            <text:p>3</text:p>
          </table:table-cell>
          <table:table-cell table:formula="of:=[.S1]+1" office:value-type="float" office:value="3" calcext:value-type="float">
            <text:p>3</text:p>
          </table:table-cell>
          <table:table-cell table:formula="of:=[.T1]+1" office:value-type="float" office:value="4" calcext:value-type="float">
            <text:p>4</text:p>
          </table:table-cell>
          <table:table-cell table:formula="of:=[.U1]+1" office:value-type="float" office:value="4" calcext:value-type="float">
            <text:p>4</text:p>
          </table:table-cell>
          <table:table-cell table:formula="of:=[.V1]+1" office:value-type="float" office:value="4" calcext:value-type="float">
            <text:p>4</text:p>
          </table:table-cell>
          <table:table-cell table:formula="of:=[.W1]+1" office:value-type="float" office:value="4" calcext:value-type="float">
            <text:p>4</text:p>
          </table:table-cell>
          <table:table-cell table:formula="of:=[.X1]+1" office:value-type="float" office:value="4" calcext:value-type="float">
            <text:p>4</text:p>
          </table:table-cell>
          <table:table-cell table:formula="of:=[.Y1]+1" office:value-type="float" office:value="4" calcext:value-type="float">
            <text:p>4</text:p>
          </table:table-cell>
          <table:table-cell table:formula="of:=[.Z1]+1" office:value-type="float" office:value="5" calcext:value-type="float">
            <text:p>5</text:p>
          </table:table-cell>
          <table:table-cell table:formula="of:=[.AA1]+1" office:value-type="float" office:value="5" calcext:value-type="float">
            <text:p>5</text:p>
          </table:table-cell>
          <table:table-cell table:formula="of:=[.AB1]+1" office:value-type="float" office:value="5" calcext:value-type="float">
            <text:p>5</text:p>
          </table:table-cell>
          <table:table-cell table:formula="of:=[.AC1]+1" office:value-type="float" office:value="5" calcext:value-type="float">
            <text:p>5</text:p>
          </table:table-cell>
          <table:table-cell table:formula="of:=[.AD1]+1" office:value-type="float" office:value="5" calcext:value-type="float">
            <text:p>5</text:p>
          </table:table-cell>
          <table:table-cell table:formula="of:=[.AE1]+1" office:value-type="float" office:value="5" calcext:value-type="float">
            <text:p>5</text:p>
          </table:table-cell>
          <table:table-cell table:formula="of:=[.AF1]+1" office:value-type="float" office:value="6" calcext:value-type="float">
            <text:p>6</text:p>
          </table:table-cell>
          <table:table-cell table:formula="of:=[.AG1]+1" office:value-type="float" office:value="6" calcext:value-type="float">
            <text:p>6</text:p>
          </table:table-cell>
          <table:table-cell table:formula="of:=[.AH1]+1" office:value-type="float" office:value="6" calcext:value-type="float">
            <text:p>6</text:p>
          </table:table-cell>
          <table:table-cell table:formula="of:=[.AI1]+1" office:value-type="float" office:value="6" calcext:value-type="float">
            <text:p>6</text:p>
          </table:table-cell>
          <table:table-cell table:formula="of:=[.AJ1]+1" office:value-type="float" office:value="6" calcext:value-type="float">
            <text:p>6</text:p>
          </table:table-cell>
          <table:table-cell table:formula="of:=[.AK1]+1" office:value-type="float" office:value="6" calcext:value-type="float">
            <text:p>6</text:p>
          </table:table-cell>
          <table:table-cell table:formula="of:=[.AL1]+1" office:value-type="float" office:value="7" calcext:value-type="float">
            <text:p>7</text:p>
          </table:table-cell>
          <table:table-cell table:formula="of:=[.AM1]+1" office:value-type="float" office:value="7" calcext:value-type="float">
            <text:p>7</text:p>
          </table:table-cell>
          <table:table-cell table:formula="of:=[.AN1]+1" office:value-type="float" office:value="7" calcext:value-type="float">
            <text:p>7</text:p>
          </table:table-cell>
          <table:table-cell table:formula="of:=[.AO1]+1" office:value-type="float" office:value="7" calcext:value-type="float">
            <text:p>7</text:p>
          </table:table-cell>
          <table:table-cell table:formula="of:=[.AP1]+1" office:value-type="float" office:value="7" calcext:value-type="float">
            <text:p>7</text:p>
          </table:table-cell>
          <table:table-cell table:formula="of:=[.AQ1]+1" office:value-type="float" office:value="7" calcext:value-type="float">
            <text:p>7</text:p>
          </table:table-cell>
          <table:table-cell table:formula="of:=[.AR1]+1" office:value-type="float" office:value="8" calcext:value-type="float">
            <text:p>8</text:p>
          </table:table-cell>
          <table:table-cell table:formula="of:=[.AS1]+1" office:value-type="float" office:value="8" calcext:value-type="float">
            <text:p>8</text:p>
          </table:table-cell>
          <table:table-cell table:formula="of:=[.AT1]+1" office:value-type="float" office:value="8" calcext:value-type="float">
            <text:p>8</text:p>
          </table:table-cell>
          <table:table-cell table:formula="of:=[.AU1]+1" office:value-type="float" office:value="8" calcext:value-type="float">
            <text:p>8</text:p>
          </table:table-cell>
          <table:table-cell table:formula="of:=[.AV1]+1" office:value-type="float" office:value="8" calcext:value-type="float">
            <text:p>8</text:p>
          </table:table-cell>
          <table:table-cell table:formula="of:=[.AW1]+1" office:value-type="float" office:value="8" calcext:value-type="float">
            <text:p>8</text:p>
          </table:table-cell>
          <table:table-cell table:formula="of:=[.AX1]+1" office:value-type="float" office:value="9" calcext:value-type="float">
            <text:p>9</text:p>
          </table:table-cell>
          <table:table-cell table:formula="of:=[.AY1]+1" office:value-type="float" office:value="9" calcext:value-type="float">
            <text:p>9</text:p>
          </table:table-cell>
          <table:table-cell table:formula="of:=[.AZ1]+1" office:value-type="float" office:value="9" calcext:value-type="float">
            <text:p>9</text:p>
          </table:table-cell>
          <table:table-cell table:formula="of:=[.BA1]+1" office:value-type="float" office:value="9" calcext:value-type="float">
            <text:p>9</text:p>
          </table:table-cell>
          <table:table-cell table:formula="of:=[.BB1]+1" office:value-type="float" office:value="9" calcext:value-type="float">
            <text:p>9</text:p>
          </table:table-cell>
          <table:table-cell table:formula="of:=[.BC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J1]+1" office:value-type="float" office:value="1" calcext:value-type="float">
            <text:p>1</text:p>
          </table:table-cell>
          <table:table-cell table:formula="of:=[.BK1]+1" office:value-type="float" office:value="1" calcext:value-type="float">
            <text:p>1</text:p>
          </table:table-cell>
          <table:table-cell table:formula="of:=[.BL1]+1" office:value-type="float" office:value="2" calcext:value-type="float">
            <text:p>2</text:p>
          </table:table-cell>
          <table:table-cell table:formula="of:=[.BM1]+1" office:value-type="float" office:value="2" calcext:value-type="float">
            <text:p>2</text:p>
          </table:table-cell>
          <table:table-cell table:formula="of:=[.BN1]+1" office:value-type="float" office:value="3" calcext:value-type="float">
            <text:p>3</text:p>
          </table:table-cell>
          <table:table-cell table:formula="of:=[.BO1]+1" office:value-type="float" office:value="3" calcext:value-type="float">
            <text:p>3</text:p>
          </table:table-cell>
          <table:table-cell table:formula="of:=[.BP1]+1" office:value-type="float" office:value="4" calcext:value-type="float">
            <text:p>4</text:p>
          </table:table-cell>
          <table:table-cell table:formula="of:=[.BQ1]+1" office:value-type="float" office:value="4" calcext:value-type="float">
            <text:p>4</text:p>
          </table:table-cell>
          <table:table-cell table:formula="of:=[.BR1]+1" office:value-type="float" office:value="5" calcext:value-type="float">
            <text:p>5</text:p>
          </table:table-cell>
          <table:table-cell table:formula="of:=[.BS1]+1" office:value-type="float" office:value="5" calcext:value-type="float">
            <text:p>5</text:p>
          </table:table-cell>
          <table:table-cell table:formula="of:=[.BT1]+1" office:value-type="float" office:value="6" calcext:value-type="float">
            <text:p>6</text:p>
          </table:table-cell>
          <table:table-cell table:formula="of:=[.BU1]+1" office:value-type="float" office:value="6" calcext:value-type="float">
            <text:p>6</text:p>
          </table:table-cell>
          <table:table-cell table:formula="of:=[.BV1]+1" office:value-type="float" office:value="7" calcext:value-type="float">
            <text:p>7</text:p>
          </table:table-cell>
          <table:table-cell table:formula="of:=[.BW1]+1" office:value-type="float" office:value="7" calcext:value-type="float">
            <text:p>7</text:p>
          </table:table-cell>
          <table:table-cell table:formula="of:=[.BX1]+1" office:value-type="float" office:value="8" calcext:value-type="float">
            <text:p>8</text:p>
          </table:table-cell>
          <table:table-cell table:formula="of:=[.BY1]+1" office:value-type="float" office:value="8" calcext:value-type="float">
            <text:p>8</text:p>
          </table:table-cell>
          <table:table-cell table:formula="of:=[.BZ1]+1" office:value-type="float" office:value="9" calcext:value-type="float">
            <text:p>9</text:p>
          </table:table-cell>
          <table:table-cell table:formula="of:=[.CA1]+1" office:value-type="float" office:value="9" calcext:value-type="float">
            <text:p>9</text:p>
          </table:table-cell>
          <table:table-cell table:formula="of:=[.CB1]+1" office:value-type="float" office:value="10" calcext:value-type="float">
            <text:p>10</text:p>
          </table:table-cell>
          <table:table-cell table:formula="of:=[.CC1]+1" office:value-type="float" office:value="10" calcext:value-type="float">
            <text:p>10</text:p>
          </table:table-cell>
          <table:table-cell table:formula="of:=[.CD1]+1" office:value-type="float" office:value="11" calcext:value-type="float">
            <text:p>11</text:p>
          </table:table-cell>
          <table:table-cell table:formula="of:=[.CE1]+1" office:value-type="float" office:value="11" calcext:value-type="float">
            <text:p>11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 table:number-columns-repeated="83"/>
          <table:table-cell table:style-name="Default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R-</text:p>
          </table:table-cell>
          <table:table-cell office:value-type="string" calcext:value-type="string">
            <text:p>G+</text:p>
          </table:table-cell>
          <table:table-cell office:value-type="string" calcext:value-type="string">
            <text:p>G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W+</text:p>
          </table:table-cell>
          <table:table-cell office:value-type="string" calcext:value-type="string">
            <text:p>W-</text:p>
          </table:table-cell>
          <table:table-cell table:formula="of:=[.BJ4]" office:value-type="string" office:string-value="W+" calcext:value-type="string">
            <text:p>W+</text:p>
          </table:table-cell>
          <table:table-cell table:formula="of:=[.BK4]" office:value-type="string" office:string-value="W-" calcext:value-type="string">
            <text:p>W-</text:p>
          </table:table-cell>
          <table:table-cell table:formula="of:=[.BL4]" office:value-type="string" office:string-value="W+" calcext:value-type="string">
            <text:p>W+</text:p>
          </table:table-cell>
          <table:table-cell table:formula="of:=[.BM4]" office:value-type="string" office:string-value="W-" calcext:value-type="string">
            <text:p>W-</text:p>
          </table:table-cell>
          <table:table-cell table:formula="of:=[.BN4]" office:value-type="string" office:string-value="W+" calcext:value-type="string">
            <text:p>W+</text:p>
          </table:table-cell>
          <table:table-cell table:formula="of:=[.BO4]" office:value-type="string" office:string-value="W-" calcext:value-type="string">
            <text:p>W-</text:p>
          </table:table-cell>
          <table:table-cell table:formula="of:=[.BP4]" office:value-type="string" office:string-value="W+" calcext:value-type="string">
            <text:p>W+</text:p>
          </table:table-cell>
          <table:table-cell table:formula="of:=[.BQ4]" office:value-type="string" office:string-value="W-" calcext:value-type="string">
            <text:p>W-</text:p>
          </table:table-cell>
          <table:table-cell table:formula="of:=[.BR4]" office:value-type="string" office:string-value="W+" calcext:value-type="string">
            <text:p>W+</text:p>
          </table:table-cell>
          <table:table-cell table:formula="of:=[.BS4]" office:value-type="string" office:string-value="W-" calcext:value-type="string">
            <text:p>W-</text:p>
          </table:table-cell>
          <table:table-cell table:formula="of:=[.BT4]" office:value-type="string" office:string-value="W+" calcext:value-type="string">
            <text:p>W+</text:p>
          </table:table-cell>
          <table:table-cell table:formula="of:=[.BU4]" office:value-type="string" office:string-value="W-" calcext:value-type="string">
            <text:p>W-</text:p>
          </table:table-cell>
          <table:table-cell table:formula="of:=[.BV4]" office:value-type="string" office:string-value="W+" calcext:value-type="string">
            <text:p>W+</text:p>
          </table:table-cell>
          <table:table-cell table:formula="of:=[.BW4]" office:value-type="string" office:string-value="W-" calcext:value-type="string">
            <text:p>W-</text:p>
          </table:table-cell>
          <table:table-cell table:formula="of:=[.BX4]" office:value-type="string" office:string-value="W+" calcext:value-type="string">
            <text:p>W+</text:p>
          </table:table-cell>
          <table:table-cell table:formula="of:=[.BY4]" office:value-type="string" office:string-value="W-" calcext:value-type="string">
            <text:p>W-</text:p>
          </table:table-cell>
          <table:table-cell table:formula="of:=[.BZ4]" office:value-type="string" office:string-value="W+" calcext:value-type="string">
            <text:p>W+</text:p>
          </table:table-cell>
          <table:table-cell table:formula="of:=[.CA4]" office:value-type="string" office:string-value="W-" calcext:value-type="string">
            <text:p>W-</text:p>
          </table:table-cell>
          <table:table-cell table:formula="of:=[.CB4]" office:value-type="string" office:string-value="W+" calcext:value-type="string">
            <text:p>W+</text:p>
          </table:table-cell>
          <table:table-cell table:formula="of:=[.CC4]" office:value-type="string" office:string-value="W-" calcext:value-type="string">
            <text:p>W-</text:p>
          </table:table-cell>
          <table:table-cell table:formula="of:=[.CD4]" office:value-type="string" office:string-value="W+" calcext:value-type="string">
            <text:p>W+</text:p>
          </table:table-cell>
          <table:table-cell table:formula="of:=[.CE4]" office:value-type="string" office:string-value="W-" calcext:value-type="string">
            <text:p>W-</text:p>
          </table:table-cell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9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formula="of:=COUNTIF([.B5:.CG5];&quot;&gt;0&quot;)" office:value-type="float" office:value="6" calcext:value-type="float">
            <text:p>6</text:p>
          </table:table-cell>
          <table:table-cell table:formula="of:=COUNTIF([.B5:.CG5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 table:number-columns-repeated="2"/>
          <table:table-cell table:formula="of:=COUNTIF([.B6:.CG6];&quot;&gt;0&quot;)" office:value-type="float" office:value="6" calcext:value-type="float">
            <text:p>6</text:p>
          </table:table-cell>
          <table:table-cell table:formula="of:=COUNTIF([.B6:.CG6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4"/>
          <table:table-cell table:formula="of:=COUNTIF([.B7:.CG7];&quot;&gt;0&quot;)" office:value-type="float" office:value="6" calcext:value-type="float">
            <text:p>6</text:p>
          </table:table-cell>
          <table:table-cell table:formula="of:=COUNTIF([.B7:.CG7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3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formula="of:=COUNTIF([.B8:.CG8];&quot;&gt;0&quot;)" office:value-type="float" office:value="6" calcext:value-type="float">
            <text:p>6</text:p>
          </table:table-cell>
          <table:table-cell table:formula="of:=COUNTIF([.B8:.CG8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COUNTIF([.B9:.CG9];&quot;&gt;0&quot;)" office:value-type="float" office:value="6" calcext:value-type="float">
            <text:p>6</text:p>
          </table:table-cell>
          <table:table-cell table:formula="of:=COUNTIF([.B9:.CG9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25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formula="of:=COUNTIF([.B10:.CG10];&quot;&gt;0&quot;)" office:value-type="float" office:value="6" calcext:value-type="float">
            <text:p>6</text:p>
          </table:table-cell>
          <table:table-cell table:formula="of:=COUNTIF([.B10:.CG10];&quot;&l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7"/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6"/>
          <table:table-cell table:formula="of:=COUNTIF([.B11:.CG11];&quot;&gt;0&quot;)" office:value-type="float" office:value="6" calcext:value-type="float">
            <text:p>6</text:p>
          </table:table-cell>
          <table:table-cell table:formula="of:=COUNTIF([.B11:.CG11];&quot;&lt;0&quot;)" office:value-type="float" office:value="6" calcext:value-type="float">
            <text:p>6</text:p>
          </table:table-cell>
        </table:table-row>
        <calcext:conditional-formats>
          <calcext:conditional-format calcext:target-range-address="archive.CH5:archive.CI11">
            <calcext:condition calcext:apply-style-name="Untitled1" calcext:value="&lt;6" calcext:base-cell-address="archive.CH5"/>
            <calcext:condition calcext:apply-style-name="Untitled2" calcext:value="&gt;6" calcext:base-cell-address="archive.CH5"/>
          </calcext:conditional-format>
        </calcext:conditional-formats>
      </table:table>
      <table:table table:name="led_matrix" table:style-name="ta1">
        <office:forms form:automatic-focus="false" form:apply-design-mode="false"/>
        <table:shapes>
          <draw:custom-shape draw:z-index="0" draw:name="Shape 1" draw:style-name="gr1" draw:text-style-name="P1" svg:width="0.8594in" svg:height="0.7319in" draw:transform="rotate (-0.754680368562348) translate (3.4503937007874in 1.78188976377953in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z-index="1" draw:name="Line 1" draw:style-name="gr2" draw:text-style-name="P1" svg:x1="3.4776in" svg:y1="1.7984in" svg:x2="4in" svg:y2="2.3213in">
            <text:p/>
          </draw:line>
        </table:shapes>
        <table:table-column table:style-name="co3" table:default-cell-style-name="Default"/>
        <table:table-column table:style-name="co4" table:number-columns-repeated="7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table:formula="of:=[.B4]+1" office:value-type="float" office:value="1" calcext:value-type="float">
            <text:p>1</text:p>
          </table:table-cell>
          <table:table-cell table:style-name="ce3" table:formula="of:=[.C4]+1" office:value-type="float" office:value="2" calcext:value-type="float">
            <text:p>2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3" table:formula="of:=[.E4]+1" office:value-type="float" office:value="4" calcext:value-type="float">
            <text:p>4</text:p>
          </table:table-cell>
          <table:table-cell table:style-name="ce3" table:formula="of:=[.F4]+1" office:value-type="float" office:value="5" calcext:value-type="float">
            <text:p>5</text:p>
          </table:table-cell>
          <table:table-cell table:style-name="ce3" table:formula="of:=[.G4]+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7R</text:p>
          </table:table-cell>
          <table:table-cell office:value-type="string" calcext:value-type="string">
            <text:p>7G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18R</text:p>
          </table:table-cell>
          <table:table-cell office:value-type="string" calcext:value-type="string">
            <text:p>19R</text:p>
          </table:table-cell>
          <table:table-cell office:value-type="string" calcext:value-type="string">
            <text:p>19G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table:style-name="ce4"/>
          <table:table-cell office:value-type="string" calcext:value-type="string">
            <text:p>7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18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B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G</text:p>
          </table:table-cell>
          <table:table-cell office:value-type="string" calcext:value-type="string">
            <text:p>3B</text:p>
          </table:table-cell>
          <table:table-cell table:style-name="ce4"/>
          <table:table-cell office:value-type="string" calcext:value-type="string">
            <text:p>2B</text:p>
          </table:table-cell>
          <table:table-cell office:value-type="string" calcext:value-type="string">
            <text:p>18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office:value-type="string" calcext:value-type="string">
            <text:p>21R</text:p>
          </table:table-cell>
          <table:table-cell office:value-type="string" calcext:value-type="string">
            <text:p>21G</text:p>
          </table:table-cell>
          <table:table-cell office:value-type="string" calcext:value-type="string">
            <text:p>21B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R</text:p>
          </table:table-cell>
          <table:table-cell table:style-name="ce4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3G</text:p>
          </table:table-cell>
          <table:table-cell office:value-type="string" calcext:value-type="string">
            <text:p>22B</text:p>
          </table:table-cell>
          <table:table-cell table:style-name="ce4"/>
          <table:table-cell office:value-type="float" office:value="11" calcext:value-type="float">
            <text:p>11</text:p>
          </table:table-cell>
          <table:table-cell>
            <draw:line draw:z-index="2" draw:name="Line 2" draw:style-name="gr2" draw:text-style-name="P1" svg:x1="0.6327in" svg:y1="0.4913in" svg:x2="0.9461in" svg:y2="0.1669in">
              <text:p/>
            </draw:line>
          </table:table-cell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20R</text:p>
          </table:table-cell>
          <table:table-cell office:value-type="string" calcext:value-type="string">
            <text:p>20G</text:p>
          </table:table-cell>
          <table:table-cell office:value-type="string" calcext:value-type="string">
            <text:p>20B</text:p>
          </table:table-cell>
          <table:table-cell office:value-type="string" calcext:value-type="string">
            <text:p>23B</text:p>
          </table:table-cell>
          <table:table-cell office:value-type="string" calcext:value-type="string">
            <text:p>22G</text:p>
          </table:table-cell>
          <table:table-cell office:value-type="string" calcext:value-type="string">
            <text:p>22R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>
            <draw:line draw:z-index="4" draw:name="Line 4" draw:style-name="gr3" draw:text-style-name="P1" svg:x1="0.5984in" svg:y1="0.1358in" svg:x2="1.2697in" svg:y2="0.1256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7"/>
          <table:table-cell>
            <draw:line draw:z-index="3" draw:name="Line 3" draw:style-name="gr2" draw:text-style-name="P1" svg:x1="0.198in" svg:y1="0.4496in" svg:x2="0.5114in" svg:y2="0.1252in">
              <text:p/>
            </draw:line>
          </table:table-cell>
          <table:table-cell>
            <draw:line draw:z-index="5" draw:name="Line 5" draw:style-name="gr3" draw:text-style-name="P1" svg:x1="0.5799in" svg:y1="0.1035in" svg:x2="1.2512in" svg:y2="0.0933in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Example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et</text:p>
          </table:table-cell>
          <table:table-cell table:formula="of:=[.A6]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table:number-columns-repeated="11"/>
          <table:table-cell table:formula="of:=[.B4]"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FLOAT the rest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turns ON: </text:p>
          </table:table-cell>
          <table:table-cell table:formula="of:=[.B6]" office:value-type="string" office:string-value="3R" calcext:value-type="string">
            <text:p>3R</text:p>
          </table:table-cell>
        </table:table-row>
        <table:table-row table:style-name="ro1">
          <table:table-cell office:value-type="string" calcext:value-type="string">
            <text:p>software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gb_led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white_led</text:p>
          </table:table-cell>
          <table:table-cell table:number-columns-repeated="2"/>
          <table:table-cell office:value-type="string" calcext:value-type="string">
            <text:p>ma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WA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D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C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C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C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C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C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8"/>
        </table:table-row>
      </table:table>
      <table:table table:name="stm8_pinout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5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normal_dist_state_machine" table:style-name="ta1">
        <office:forms form:automatic-focus="false" form:apply-design-mode="false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tep #</text:p>
          </table:table-cell>
          <table:table-cell/>
          <table:table-cell office:value-type="string" calcext:value-type="string">
            <text:p>want to know audio level being read by m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Normally use root-mean-square to get total power of waveform to detemrine intesnity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qrt operation is skipped to save compute resourece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doing 8-bit multiply (measurement-mean)^2 is too slow, runs at about 100 Hz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rgo need a way to determine audio level without multiply or sqrt operations, just add/subtract and logic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Use a state machine to update apriori estaimtes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hoose a decision point, like 1-sigma and count how many events are above or below that threshold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en 68%, then lower the threshold closer to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f more than 68%, the increase the threshold to be further away from the mean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run this state machine continuous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Note: may need to collect audio data only when LEDs are off to avoid VDD ripple/droop caused by high LED curenct draw…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vents in 255 collects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16]+16" office:value-type="float" office:value="16" calcext:value-type="float">
            <text:p>16</text:p>
          </table:table-cell>
          <table:table-cell table:formula="of:=[.D16]+16" office:value-type="float" office:value="32" calcext:value-type="float">
            <text:p>32</text:p>
          </table:table-cell>
          <table:table-cell table:formula="of:=[.E16]+16" office:value-type="float" office:value="48" calcext:value-type="float">
            <text:p>48</text:p>
          </table:table-cell>
          <table:table-cell table:formula="of:=[.F16]+16" office:value-type="float" office:value="64" calcext:value-type="float">
            <text:p>64</text:p>
          </table:table-cell>
          <table:table-cell table:formula="of:=[.G16]+16" office:value-type="float" office:value="80" calcext:value-type="float">
            <text:p>80</text:p>
          </table:table-cell>
          <table:table-cell table:formula="of:=[.H16]+16" office:value-type="float" office:value="96" calcext:value-type="float">
            <text:p>96</text:p>
          </table:table-cell>
          <table:table-cell table:formula="of:=[.I16]+16" office:value-type="float" office:value="112" calcext:value-type="float">
            <text:p>112</text:p>
          </table:table-cell>
          <table:table-cell table:formula="of:=[.J16]+16" office:value-type="float" office:value="128" calcext:value-type="float">
            <text:p>128</text:p>
          </table:table-cell>
          <table:table-cell table:formula="of:=[.K16]+16" office:value-type="float" office:value="144" calcext:value-type="float">
            <text:p>144</text:p>
          </table:table-cell>
          <table:table-cell table:formula="of:=[.L16]+16" office:value-type="float" office:value="160" calcext:value-type="float">
            <text:p>160</text:p>
          </table:table-cell>
          <table:table-cell table:formula="of:=[.M16]+16" office:value-type="float" office:value="176" calcext:value-type="float">
            <text:p>176</text:p>
          </table:table-cell>
          <table:table-cell table:formula="of:=[.N16]+16" office:value-type="float" office:value="192" calcext:value-type="float">
            <text:p>192</text:p>
          </table:table-cell>
          <table:table-cell table:formula="of:=[.O16]+16" office:value-type="float" office:value="208" calcext:value-type="float">
            <text:p>208</text:p>
          </table:table-cell>
          <table:table-cell table:formula="of:=[.P16]+16" office:value-type="float" office:value="224" calcext:value-type="float">
            <text:p>224</text:p>
          </table:table-cell>
          <table:table-cell table:formula="of:=[.Q16]+16" office:value-type="float" office:value="240" calcext:value-type="float">
            <text:p>240</text:p>
          </table:table-cell>
          <table:table-cell/>
        </table:table-row>
        <table:table-row table:style-name="ro1">
          <table:table-cell table:number-columns-repeated="2"/>
          <table:table-cell table:formula="of:=256/16-1" office:value-type="float" office:value="15" calcext:value-type="float">
            <text:p>15</text:p>
          </table:table-cell>
          <table:table-cell table:formula="of:=[.C17]+16" office:value-type="float" office:value="31" calcext:value-type="float">
            <text:p>31</text:p>
          </table:table-cell>
          <table:table-cell table:formula="of:=[.D17]+16" office:value-type="float" office:value="47" calcext:value-type="float">
            <text:p>47</text:p>
          </table:table-cell>
          <table:table-cell table:formula="of:=[.E17]+16" office:value-type="float" office:value="63" calcext:value-type="float">
            <text:p>63</text:p>
          </table:table-cell>
          <table:table-cell table:formula="of:=[.F17]+16" office:value-type="float" office:value="79" calcext:value-type="float">
            <text:p>79</text:p>
          </table:table-cell>
          <table:table-cell table:formula="of:=[.G17]+16" office:value-type="float" office:value="95" calcext:value-type="float">
            <text:p>95</text:p>
          </table:table-cell>
          <table:table-cell table:formula="of:=[.H17]+16" office:value-type="float" office:value="111" calcext:value-type="float">
            <text:p>111</text:p>
          </table:table-cell>
          <table:table-cell table:formula="of:=[.I17]+16" office:value-type="float" office:value="127" calcext:value-type="float">
            <text:p>127</text:p>
          </table:table-cell>
          <table:table-cell table:formula="of:=[.J17]+16" office:value-type="float" office:value="143" calcext:value-type="float">
            <text:p>143</text:p>
          </table:table-cell>
          <table:table-cell table:formula="of:=[.K17]+16" office:value-type="float" office:value="159" calcext:value-type="float">
            <text:p>159</text:p>
          </table:table-cell>
          <table:table-cell table:formula="of:=[.L17]+16" office:value-type="float" office:value="175" calcext:value-type="float">
            <text:p>175</text:p>
          </table:table-cell>
          <table:table-cell table:formula="of:=[.M17]+16" office:value-type="float" office:value="191" calcext:value-type="float">
            <text:p>191</text:p>
          </table:table-cell>
          <table:table-cell table:formula="of:=[.N17]+16" office:value-type="float" office:value="207" calcext:value-type="float">
            <text:p>207</text:p>
          </table:table-cell>
          <table:table-cell table:formula="of:=[.O17]+16" office:value-type="float" office:value="223" calcext:value-type="float">
            <text:p>223</text:p>
          </table:table-cell>
          <table:table-cell table:formula="of:=[.P17]+16" office:value-type="float" office:value="239" calcext:value-type="float">
            <text:p>239</text:p>
          </table:table-cell>
          <table:table-cell table:formula="of:=[.Q17]+16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rray lookup index: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+1" office:value-type="float" office:value="1" calcext:value-type="float">
            <text:p>1</text:p>
          </table:table-cell>
          <table:table-cell table:formula="of:=[.D20]+1" office:value-type="float" office:value="2" calcext:value-type="float">
            <text:p>2</text:p>
          </table:table-cell>
          <table:table-cell table:formula="of:=[.E20]+1" office:value-type="float" office:value="3" calcext:value-type="float">
            <text:p>3</text:p>
          </table:table-cell>
          <table:table-cell table:formula="of:=[.F20]+1" office:value-type="float" office:value="4" calcext:value-type="float">
            <text:p>4</text:p>
          </table:table-cell>
          <table:table-cell table:formula="of:=[.G20]+1" office:value-type="float" office:value="5" calcext:value-type="float">
            <text:p>5</text:p>
          </table:table-cell>
          <table:table-cell table:formula="of:=[.H20]+1" office:value-type="float" office:value="6" calcext:value-type="float">
            <text:p>6</text:p>
          </table:table-cell>
          <table:table-cell table:formula="of:=[.I20]+1" office:value-type="float" office:value="7" calcext:value-type="float">
            <text:p>7</text:p>
          </table:table-cell>
          <table:table-cell table:formula="of:=[.J20]+1" office:value-type="float" office:value="8" calcext:value-type="float">
            <text:p>8</text:p>
          </table:table-cell>
          <table:table-cell table:formula="of:=[.K20]+1" office:value-type="float" office:value="9" calcext:value-type="float">
            <text:p>9</text:p>
          </table:table-cell>
          <table:table-cell table:formula="of:=[.L20]+1" office:value-type="float" office:value="10" calcext:value-type="float">
            <text:p>10</text:p>
          </table:table-cell>
          <table:table-cell table:formula="of:=[.M20]+1" office:value-type="float" office:value="11" calcext:value-type="float">
            <text:p>11</text:p>
          </table:table-cell>
          <table:table-cell table:formula="of:=[.N20]+1" office:value-type="float" office:value="12" calcext:value-type="float">
            <text:p>12</text:p>
          </table:table-cell>
          <table:table-cell table:formula="of:=[.O20]+1" office:value-type="float" office:value="13" calcext:value-type="float">
            <text:p>13</text:p>
          </table:table-cell>
          <table:table-cell table:formula="of:=[.P20]+1" office:value-type="float" office:value="14" calcext:value-type="float">
            <text:p>14</text:p>
          </table:table-cell>
          <table:table-cell table:formula="of:=[.Q20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rget # events per 256 collect:</text:p>
          </table:table-cell>
          <table:table-cell/>
          <table:table-cell table:style-name="ce12" office:value-type="float" office:value="51" calcext:value-type="float">
            <text:p>51</text:p>
          </table:table-cell>
          <table:table-cell table:number-columns-repeated="3"/>
          <table:table-cell table:style-name="ce14" office:value-type="float" office:value="98" calcext:value-type="float">
            <text:p>98</text:p>
          </table:table-cell>
          <table:table-cell/>
          <table:table-cell table:style-name="ce5" office:value-type="float" office:value="128" calcext:value-type="float">
            <text:p>128</text:p>
          </table:table-cell>
          <table:table-cell/>
          <table:table-cell table:style-name="ce17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C22]+15" office:value-type="float" office:value="30" calcext:value-type="float">
            <text:p>30</text:p>
          </table:table-cell>
          <table:table-cell table:formula="of:=[.D22]+15" office:value-type="float" office:value="45" calcext:value-type="float">
            <text:p>45</text:p>
          </table:table-cell>
          <table:table-cell table:formula="of:=[.E22]+15" office:value-type="float" office:value="60" calcext:value-type="float">
            <text:p>60</text:p>
          </table:table-cell>
          <table:table-cell table:formula="of:=[.F22]+15" office:value-type="float" office:value="75" calcext:value-type="float">
            <text:p>75</text:p>
          </table:table-cell>
          <table:table-cell table:formula="of:=[.G22]+15" office:value-type="float" office:value="90" calcext:value-type="float">
            <text:p>90</text:p>
          </table:table-cell>
          <table:table-cell table:formula="of:=[.H22]+15" office:value-type="float" office:value="105" calcext:value-type="float">
            <text:p>105</text:p>
          </table:table-cell>
          <table:table-cell table:formula="of:=[.I22]+15" office:value-type="float" office:value="120" calcext:value-type="float">
            <text:p>120</text:p>
          </table:table-cell>
          <table:table-cell table:formula="of:=[.J22]+15" office:value-type="float" office:value="135" calcext:value-type="float">
            <text:p>135</text:p>
          </table:table-cell>
          <table:table-cell table:formula="of:=[.K22]+15" office:value-type="float" office:value="150" calcext:value-type="float">
            <text:p>150</text:p>
          </table:table-cell>
          <table:table-cell table:formula="of:=[.L22]+15" office:value-type="float" office:value="165" calcext:value-type="float">
            <text:p>165</text:p>
          </table:table-cell>
          <table:table-cell table:formula="of:=[.M22]+15" office:value-type="float" office:value="180" calcext:value-type="float">
            <text:p>180</text:p>
          </table:table-cell>
          <table:table-cell table:formula="of:=[.N22]+15" office:value-type="float" office:value="195" calcext:value-type="float">
            <text:p>195</text:p>
          </table:table-cell>
          <table:table-cell table:formula="of:=[.O22]+15" office:value-type="float" office:value="210" calcext:value-type="float">
            <text:p>210</text:p>
          </table:table-cell>
          <table:table-cell table:formula="of:=[.P22]+15" office:value-type="float" office:value="225" calcext:value-type="float">
            <text:p>225</text:p>
          </table:table-cell>
          <table:table-cell table:formula="of:=[.Q22]+15" office:value-type="float" office:value="240" calcext:value-type="float">
            <text:p>240</text:p>
          </table:table-cell>
          <table:table-cell office:value-type="string" calcext:value-type="string">
            <text:p>incrementing by 15 (rather than 16) here to avoid edge effects of norm.inv(1) or norm.inv(0) which cause infinity or underflow issues in the threshold update state machine</text:p>
          </table:table-cell>
        </table:table-row>
        <table:table-row table:style-name="ro1">
          <table:table-cell table:number-columns-repeated="2"/>
          <table:table-cell table:formula="of:=[.C22]/255" office:value-type="float" office:value="0.0588235294117647" calcext:value-type="float">
            <text:p>0.0588235294117647</text:p>
          </table:table-cell>
          <table:table-cell table:formula="of:=[.D22]/255" office:value-type="float" office:value="0.117647058823529" calcext:value-type="float">
            <text:p>0.117647058823529</text:p>
          </table:table-cell>
          <table:table-cell table:formula="of:=[.E22]/255" office:value-type="float" office:value="0.176470588235294" calcext:value-type="float">
            <text:p>0.176470588235294</text:p>
          </table:table-cell>
          <table:table-cell table:formula="of:=[.F22]/255" office:value-type="float" office:value="0.235294117647059" calcext:value-type="float">
            <text:p>0.235294117647059</text:p>
          </table:table-cell>
          <table:table-cell table:formula="of:=[.G22]/255" office:value-type="float" office:value="0.294117647058824" calcext:value-type="float">
            <text:p>0.294117647058824</text:p>
          </table:table-cell>
          <table:table-cell table:formula="of:=[.H22]/255" office:value-type="float" office:value="0.352941176470588" calcext:value-type="float">
            <text:p>0.352941176470588</text:p>
          </table:table-cell>
          <table:table-cell table:formula="of:=[.I22]/255" office:value-type="float" office:value="0.411764705882353" calcext:value-type="float">
            <text:p>0.411764705882353</text:p>
          </table:table-cell>
          <table:table-cell table:formula="of:=[.J22]/255" office:value-type="float" office:value="0.470588235294118" calcext:value-type="float">
            <text:p>0.470588235294118</text:p>
          </table:table-cell>
          <table:table-cell table:formula="of:=[.K22]/255" office:value-type="float" office:value="0.529411764705882" calcext:value-type="float">
            <text:p>0.529411764705882</text:p>
          </table:table-cell>
          <table:table-cell table:formula="of:=[.L22]/255" office:value-type="float" office:value="0.588235294117647" calcext:value-type="float">
            <text:p>0.588235294117647</text:p>
          </table:table-cell>
          <table:table-cell table:formula="of:=[.M22]/255" office:value-type="float" office:value="0.647058823529412" calcext:value-type="float">
            <text:p>0.647058823529412</text:p>
          </table:table-cell>
          <table:table-cell table:formula="of:=[.N22]/255" office:value-type="float" office:value="0.705882352941177" calcext:value-type="float">
            <text:p>0.705882352941177</text:p>
          </table:table-cell>
          <table:table-cell table:formula="of:=[.O22]/255" office:value-type="float" office:value="0.764705882352941" calcext:value-type="float">
            <text:p>0.764705882352941</text:p>
          </table:table-cell>
          <table:table-cell table:formula="of:=[.P22]/255" office:value-type="float" office:value="0.823529411764706" calcext:value-type="float">
            <text:p>0.823529411764706</text:p>
          </table:table-cell>
          <table:table-cell table:formula="of:=[.Q22]/255" office:value-type="float" office:value="0.882352941176471" calcext:value-type="float">
            <text:p>0.882352941176471</text:p>
          </table:table-cell>
          <table:table-cell table:formula="of:=[.R22]/255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table:number-columns-repeated="4"/>
          <table:table-cell table:style-name="ce13" office:value-type="percentage" office:value="0.2" calcext:value-type="percentage">
            <text:p>20.00%</text:p>
          </table:table-cell>
          <table:table-cell table:number-columns-repeated="3"/>
          <table:table-cell table:style-name="ce15" office:value-type="percentage" office:value="0.385" calcext:value-type="percentage">
            <text:p>38.50%</text:p>
          </table:table-cell>
          <table:table-cell/>
          <table:table-cell table:style-name="ce16" office:value-type="percentage" office:value="0.5" calcext:value-type="percentage">
            <text:p>50.00%</text:p>
          </table:table-cell>
          <table:table-cell/>
          <table:table-cell table:style-name="ce18" office:value-type="percentage" office:value="0.68" calcext:value-type="percentage">
            <text:p>68.00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ttps://www.youtube.com/watch?v=RTM75PAGfSg</text:p>
          </table:table-cell>
          <table:table-cell/>
          <table:table-cell table:style-name="ce12" office:value-type="string" calcext:value-type="string">
            <text:p>0.25 sigma</text:p>
          </table:table-cell>
          <table:table-cell table:number-columns-repeated="3"/>
          <table:table-cell table:style-name="ce14" office:value-type="string" calcext:value-type="string">
            <text:p>0.5 sigma</text:p>
          </table:table-cell>
          <table:table-cell table:number-columns-repeated="3"/>
          <table:table-cell table:style-name="ce17" office:value-type="string" calcext:value-type="string">
            <text:p>1 sigma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COM.MICROSOFT.NORM.INV([.C23]/2+0.5;0;1)" office:value-type="float" office:value="0.0737912738082727" calcext:value-type="float">
            <text:p>0.0737912738082727</text:p>
          </table:table-cell>
          <table:table-cell table:formula="of:=COM.MICROSOFT.NORM.INV([.D23]/2+0.5;0;1)" office:value-type="float" office:value="0.147987109725839" calcext:value-type="float">
            <text:p>0.147987109725839</text:p>
          </table:table-cell>
          <table:table-cell table:formula="of:=COM.MICROSOFT.NORM.INV([.E23]/2+0.5;0;1)" office:value-type="float" office:value="0.223007830940367" calcext:value-type="float">
            <text:p>0.223007830940367</text:p>
          </table:table-cell>
          <table:table-cell table:formula="of:=COM.MICROSOFT.NORM.INV([.F23]/2+0.5;0;1)" office:value-type="float" office:value="0.299306910465667" calcext:value-type="float">
            <text:p>0.299306910465667</text:p>
          </table:table-cell>
          <table:table-cell table:formula="of:=COM.MICROSOFT.NORM.INV([.G23]/2+0.5;0;1)" office:value-type="float" office:value="0.377391943828554" calcext:value-type="float">
            <text:p>0.377391943828554</text:p>
          </table:table-cell>
          <table:table-cell table:formula="of:=COM.MICROSOFT.NORM.INV([.H23]/2+0.5;0;1)" office:value-type="float" office:value="0.457851931012495" calcext:value-type="float">
            <text:p>0.457851931012495</text:p>
          </table:table-cell>
          <table:table-cell table:formula="of:=COM.MICROSOFT.NORM.INV([.I23]/2+0.5;0;1)" office:value-type="float" office:value="0.541395085129088" calcext:value-type="float">
            <text:p>0.541395085129088</text:p>
          </table:table-cell>
          <table:table-cell table:formula="of:=COM.MICROSOFT.NORM.INV([.J23]/2+0.5;0;1)" office:value-type="float" office:value="0.62890421763219" calcext:value-type="float">
            <text:p>0.62890421763219</text:p>
          </table:table-cell>
          <table:table-cell table:formula="of:=COM.MICROSOFT.NORM.INV([.K23]/2+0.5;0;1)" office:value-type="float" office:value="0.721522283982343" calcext:value-type="float">
            <text:p>0.721522283982343</text:p>
          </table:table-cell>
          <table:table-cell table:formula="of:=COM.MICROSOFT.NORM.INV([.L23]/2+0.5;0;1)" office:value-type="float" office:value="0.820792088332381" calcext:value-type="float">
            <text:p>0.820792088332381</text:p>
          </table:table-cell>
          <table:table-cell table:formula="of:=COM.MICROSOFT.NORM.INV([.M23]/2+0.5;0;1)" office:value-type="float" office:value="0.928899491647271" calcext:value-type="float">
            <text:p>0.928899491647271</text:p>
          </table:table-cell>
          <table:table-cell table:formula="of:=COM.MICROSOFT.NORM.INV([.N23]/2+0.5;0;1)" office:value-type="float" office:value="1.04913139796397" calcext:value-type="float">
            <text:p>1.04913139796397</text:p>
          </table:table-cell>
          <table:table-cell table:formula="of:=COM.MICROSOFT.NORM.INV([.O23]/2+0.5;0;1)" office:value-type="float" office:value="1.18683143275582" calcext:value-type="float">
            <text:p>1.18683143275582</text:p>
          </table:table-cell>
          <table:table-cell table:formula="of:=COM.MICROSOFT.NORM.INV([.P23]/2+0.5;0;1)" office:value-type="float" office:value="1.35170223993066" calcext:value-type="float">
            <text:p>1.35170223993066</text:p>
          </table:table-cell>
          <table:table-cell table:formula="of:=COM.MICROSOFT.NORM.INV([.Q23]/2+0.5;0;1)" office:value-type="float" office:value="1.5647264713618" calcext:value-type="float">
            <text:p>1.5647264713618</text:p>
          </table:table-cell>
          <table:table-cell table:formula="of:=COM.MICROSOFT.NORM.INV([.R23]/2+0.5;0;1)" office:value-type="float" office:value="1.88950996033343" calcext:value-type="float">
            <text:p>1.889509960333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FLOOR([.C26]*128)" office:value-type="float" office:value="9" calcext:value-type="float">
            <text:p>9</text:p>
          </table:table-cell>
          <table:table-cell table:formula="of:=FLOOR([.D26]*128)" office:value-type="float" office:value="18" calcext:value-type="float">
            <text:p>18</text:p>
          </table:table-cell>
          <table:table-cell table:formula="of:=FLOOR([.E26]*128)" office:value-type="float" office:value="28" calcext:value-type="float">
            <text:p>28</text:p>
          </table:table-cell>
          <table:table-cell table:formula="of:=FLOOR([.F26]*128)" office:value-type="float" office:value="38" calcext:value-type="float">
            <text:p>38</text:p>
          </table:table-cell>
          <table:table-cell table:formula="of:=FLOOR([.G26]*128)" office:value-type="float" office:value="48" calcext:value-type="float">
            <text:p>48</text:p>
          </table:table-cell>
          <table:table-cell table:formula="of:=FLOOR([.H26]*128)" office:value-type="float" office:value="58" calcext:value-type="float">
            <text:p>58</text:p>
          </table:table-cell>
          <table:table-cell table:formula="of:=FLOOR([.I26]*128)" office:value-type="float" office:value="69" calcext:value-type="float">
            <text:p>69</text:p>
          </table:table-cell>
          <table:table-cell table:formula="of:=FLOOR([.J26]*128)" office:value-type="float" office:value="80" calcext:value-type="float">
            <text:p>80</text:p>
          </table:table-cell>
          <table:table-cell table:formula="of:=FLOOR([.K26]*128)" office:value-type="float" office:value="92" calcext:value-type="float">
            <text:p>92</text:p>
          </table:table-cell>
          <table:table-cell table:formula="of:=FLOOR([.L26]*128)" office:value-type="float" office:value="105" calcext:value-type="float">
            <text:p>105</text:p>
          </table:table-cell>
          <table:table-cell table:formula="of:=FLOOR([.M26]*128)" office:value-type="float" office:value="118" calcext:value-type="float">
            <text:p>118</text:p>
          </table:table-cell>
          <table:table-cell table:formula="of:=FLOOR([.N26]*128)" office:value-type="float" office:value="134" calcext:value-type="float">
            <text:p>134</text:p>
          </table:table-cell>
          <table:table-cell table:formula="of:=FLOOR([.O26]*128)" office:value-type="float" office:value="151" calcext:value-type="float">
            <text:p>151</text:p>
          </table:table-cell>
          <table:table-cell table:formula="of:=FLOOR([.P26]*128)" office:value-type="float" office:value="173" calcext:value-type="float">
            <text:p>173</text:p>
          </table:table-cell>
          <table:table-cell table:formula="of:=FLOOR([.Q26]*128)" office:value-type="float" office:value="200" calcext:value-type="float">
            <text:p>200</text:p>
          </table:table-cell>
          <table:table-cell table:formula="of:=FLOOR([.R26]*128)" office:value-type="float" office:value="241" calcext:value-type="float">
            <text:p>241</text:p>
          </table:table-cell>
          <table:table-cell/>
        </table:table-row>
        <table:table-row table:style-name="ro1">
          <table:table-cell table:number-columns-repeated="4"/>
          <table:table-cell table:style-name="ce12" office:value-type="float" office:value="32" calcext:value-type="float">
            <text:p>32</text:p>
          </table:table-cell>
          <table:table-cell table:number-columns-repeated="3"/>
          <table:table-cell table:style-name="ce14" office:value-type="string" calcext:value-type="string">
            <text:p>64 counts</text:p>
          </table:table-cell>
          <table:table-cell/>
          <table:table-cell table:style-name="ce5" office:value-type="string" calcext:value-type="string">
            <text:p>86 counts</text:p>
          </table:table-cell>
          <table:table-cell/>
          <table:table-cell table:style-name="ce17" office:value-type="string" calcext:value-type="string">
            <text:p>128 coun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^ this value over 128 is how to scale the threshold to reach 1 sigma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ocedure: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lect 255 reading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add this threading to the 16-bit “running_sum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during each reading, subtract the reading from the mean computed during the PREVIOUS 255-sample collect. <text:s/>Assign this value as “reading_difference”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Maintain a “rms_running_sum” of all the times the “reading_difference” is outside -threshold and +threshold (aka absolute value of reading_difference is &gt; threshold)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Maybe to help with stability/sensitivity, pre-multiply the “reading difference” by 8 or 16 before comparing with threshold. <text:s/>May only work if pulling all 10 bits from the ADC…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ivide the “running_sum” by 256 to get the “mean” to be used during the next 255-sample collect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ke “rms_running_sum” and divide by 16 to get the look up index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ke the 16-bit threshold and multiply it by the array value. <text:s/>Then divide the result by 32 to get the new 16-bit threshold value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ke the MSB of the threshold and use as the apriori in step 1 (the LSB is used for fractional sub-integeter state maintenance, aka reduce the noise on the 8-bit threshold value from threashing)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f 8-bit threshold from step 4 is 0, set 16-bit threshold to 0x0100 to mitigate underflow issue, and update 8-bit threshold apriori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hreshold 8-b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xample:</text:p>
          </table:table-cell>
          <table:table-cell office:value-type="string" calcext:value-type="string">
            <text:p>state machine</text:p>
          </table:table-cell>
          <table:table-cell table:number-columns-repeated="4"/>
          <table:table-cell office:value-type="string" calcext:value-type="string">
            <text:p>About 3 counts</text:p>
          </table:table-cell>
          <table:table-cell table:number-columns-repeated="8"/>
          <table:table-cell office:value-type="string" calcext:value-type="string">
            <text:p>About 5-6 counts in quiet scene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About 14 counts with fan no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-bit threshold</text:p>
          </table:table-cell>
          <table:table-cell office:value-type="string" calcext:value-type="string">
            <text:p>objective threshold stratum: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1" table:formula="of:=MAX(1;FLOOR([.$B49]*[.C$27]/[.$E$48]))" office:value-type="float" office:value="1" calcext:value-type="float">
            <text:p>1</text:p>
          </table:table-cell>
          <table:table-cell table:style-name="ce11" table:formula="of:=MAX(1;FLOOR([.$B49]*[.D$27]/[.$E$48]))" office:value-type="float" office:value="1" calcext:value-type="float">
            <text:p>1</text:p>
          </table:table-cell>
          <table:table-cell table:style-name="ce11" table:formula="of:=MAX(1;FLOOR([.$B49]*[.E$27]/[.$E$48]))" office:value-type="float" office:value="1" calcext:value-type="float">
            <text:p>1</text:p>
          </table:table-cell>
          <table:table-cell table:style-name="ce11" table:formula="of:=MAX(1;FLOOR([.$B49]*[.F$27]/[.$E$48]))" office:value-type="float" office:value="1" calcext:value-type="float">
            <text:p>1</text:p>
          </table:table-cell>
          <table:table-cell table:style-name="ce11" table:formula="of:=MAX(1;FLOOR([.$B49]*[.G$27]/[.$E$48]))" office:value-type="float" office:value="1" calcext:value-type="float">
            <text:p>1</text:p>
          </table:table-cell>
          <table:table-cell table:style-name="ce11" table:formula="of:=MAX(1;FLOOR([.$B49]*[.H$27]/[.$E$48]))" office:value-type="float" office:value="1" calcext:value-type="float">
            <text:p>1</text:p>
          </table:table-cell>
          <table:table-cell table:style-name="ce11" table:formula="of:=MAX(1;FLOOR([.$B49]*[.I$27]/[.$E$48]))" office:value-type="float" office:value="2" calcext:value-type="float">
            <text:p>2</text:p>
          </table:table-cell>
          <table:table-cell table:style-name="ce11" table:formula="of:=MAX(1;FLOOR([.$B49]*[.J$27]/[.$E$48]))" office:value-type="float" office:value="2" calcext:value-type="float">
            <text:p>2</text:p>
          </table:table-cell>
          <table:table-cell table:style-name="ce11" table:formula="of:=MAX(1;FLOOR([.$B49]*[.K$27]/[.$E$48]))" office:value-type="float" office:value="2" calcext:value-type="float">
            <text:p>2</text:p>
          </table:table-cell>
          <table:table-cell table:style-name="ce11" table:formula="of:=MAX(1;FLOOR([.$B49]*[.L$27]/[.$E$48]))" office:value-type="float" office:value="3" calcext:value-type="float">
            <text:p>3</text:p>
          </table:table-cell>
          <table:table-cell table:style-name="ce11" table:formula="of:=MAX(1;FLOOR([.$B49]*[.M$27]/[.$E$48]))" office:value-type="float" office:value="3" calcext:value-type="float">
            <text:p>3</text:p>
          </table:table-cell>
          <table:table-cell table:style-name="ce11" table:formula="of:=MAX(1;FLOOR([.$B49]*[.N$27]/[.$E$48]))" office:value-type="float" office:value="4" calcext:value-type="float">
            <text:p>4</text:p>
          </table:table-cell>
          <table:table-cell table:style-name="ce11" table:formula="of:=MAX(1;FLOOR([.$B49]*[.O$27]/[.$E$48]))" office:value-type="float" office:value="4" calcext:value-type="float">
            <text:p>4</text:p>
          </table:table-cell>
          <table:table-cell table:style-name="ce11" table:formula="of:=MAX(1;FLOOR([.$B49]*[.P$27]/[.$E$48]))" office:value-type="float" office:value="5" calcext:value-type="float">
            <text:p>5</text:p>
          </table:table-cell>
          <table:table-cell table:style-name="ce11" table:formula="of:=MAX(1;FLOOR([.$B49]*[.Q$27]/[.$E$48]))" office:value-type="float" office:value="6" calcext:value-type="float">
            <text:p>6</text:p>
          </table:table-cell>
          <table:table-cell table:style-name="ce11" table:formula="of:=MAX(1;FLOOR([.$B49]*[.R$27]/[.$E$48])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formula="of:=[.Q49]" office:value-type="float" office:value="6" calcext:value-type="float">
            <text:p>6</text:p>
          </table:table-cell>
          <table:table-cell table:style-name="ce11" table:formula="of:=MAX(1;FLOOR([.$B50]*[.C$27]/[.$E$48]))" office:value-type="float" office:value="1" calcext:value-type="float">
            <text:p>1</text:p>
          </table:table-cell>
          <table:table-cell table:style-name="ce11" table:formula="of:=MAX(1;FLOOR([.$B50]*[.D$27]/[.$E$48]))" office:value-type="float" office:value="3" calcext:value-type="float">
            <text:p>3</text:p>
          </table:table-cell>
          <table:table-cell table:style-name="ce11" table:formula="of:=MAX(1;FLOOR([.$B50]*[.E$27]/[.$E$48]))" office:value-type="float" office:value="5" calcext:value-type="float">
            <text:p>5</text:p>
          </table:table-cell>
          <table:table-cell table:style-name="ce11" table:formula="of:=MAX(1;FLOOR([.$B50]*[.F$27]/[.$E$48]))" office:value-type="float" office:value="7" calcext:value-type="float">
            <text:p>7</text:p>
          </table:table-cell>
          <table:table-cell table:style-name="ce11" table:formula="of:=MAX(1;FLOOR([.$B50]*[.G$27]/[.$E$48]))" office:value-type="float" office:value="9" calcext:value-type="float">
            <text:p>9</text:p>
          </table:table-cell>
          <table:table-cell table:style-name="ce11" table:formula="of:=MAX(1;FLOOR([.$B50]*[.H$27]/[.$E$48]))" office:value-type="float" office:value="10" calcext:value-type="float">
            <text:p>10</text:p>
          </table:table-cell>
          <table:table-cell table:style-name="ce11" table:formula="of:=MAX(1;FLOOR([.$B50]*[.I$27]/[.$E$48]))" office:value-type="float" office:value="12" calcext:value-type="float">
            <text:p>12</text:p>
          </table:table-cell>
          <table:table-cell table:style-name="ce11" table:formula="of:=MAX(1;FLOOR([.$B50]*[.J$27]/[.$E$48]))" office:value-type="float" office:value="15" calcext:value-type="float">
            <text:p>15</text:p>
          </table:table-cell>
          <table:table-cell table:style-name="ce11" table:formula="of:=MAX(1;FLOOR([.$B50]*[.K$27]/[.$E$48]))" office:value-type="float" office:value="17" calcext:value-type="float">
            <text:p>17</text:p>
          </table:table-cell>
          <table:table-cell table:style-name="ce11" table:formula="of:=MAX(1;FLOOR([.$B50]*[.L$27]/[.$E$48]))" office:value-type="float" office:value="19" calcext:value-type="float">
            <text:p>19</text:p>
          </table:table-cell>
          <table:table-cell table:style-name="ce11" table:formula="of:=MAX(1;FLOOR([.$B50]*[.M$27]/[.$E$48]))" office:value-type="float" office:value="22" calcext:value-type="float">
            <text:p>22</text:p>
          </table:table-cell>
          <table:table-cell table:style-name="ce11" table:formula="of:=MAX(1;FLOOR([.$B50]*[.N$27]/[.$E$48]))" office:value-type="float" office:value="25" calcext:value-type="float">
            <text:p>25</text:p>
          </table:table-cell>
          <table:table-cell table:style-name="ce11" table:formula="of:=MAX(1;FLOOR([.$B50]*[.O$27]/[.$E$48]))" office:value-type="float" office:value="28" calcext:value-type="float">
            <text:p>28</text:p>
          </table:table-cell>
          <table:table-cell table:style-name="ce11" table:formula="of:=MAX(1;FLOOR([.$B50]*[.P$27]/[.$E$48]))" office:value-type="float" office:value="32" calcext:value-type="float">
            <text:p>32</text:p>
          </table:table-cell>
          <table:table-cell table:style-name="ce11" table:formula="of:=MAX(1;FLOOR([.$B50]*[.Q$27]/[.$E$48]))" office:value-type="float" office:value="37" calcext:value-type="float">
            <text:p>37</text:p>
          </table:table-cell>
          <table:table-cell table:style-name="ce11" table:formula="of:=MAX(1;FLOOR([.$B50]*[.R$27]/[.$E$48]))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table:formula="of:=[.Q50]" office:value-type="float" office:value="37" calcext:value-type="float">
            <text:p>37</text:p>
          </table:table-cell>
          <table:table-cell table:style-name="ce11" table:formula="of:=MAX(1;FLOOR([.$B51]*[.C$27]/[.$E$48]))" office:value-type="float" office:value="10" calcext:value-type="float">
            <text:p>10</text:p>
          </table:table-cell>
          <table:table-cell table:style-name="ce11" table:formula="of:=MAX(1;FLOOR([.$B51]*[.D$27]/[.$E$48]))" office:value-type="float" office:value="20" calcext:value-type="float">
            <text:p>20</text:p>
          </table:table-cell>
          <table:table-cell table:style-name="ce11" table:formula="of:=MAX(1;FLOOR([.$B51]*[.E$27]/[.$E$48]))" office:value-type="float" office:value="32" calcext:value-type="float">
            <text:p>32</text:p>
          </table:table-cell>
          <table:table-cell table:style-name="ce11" table:formula="of:=MAX(1;FLOOR([.$B51]*[.F$27]/[.$E$48]))" office:value-type="float" office:value="43" calcext:value-type="float">
            <text:p>43</text:p>
          </table:table-cell>
          <table:table-cell table:style-name="ce11" table:formula="of:=MAX(1;FLOOR([.$B51]*[.G$27]/[.$E$48]))" office:value-type="float" office:value="55" calcext:value-type="float">
            <text:p>55</text:p>
          </table:table-cell>
          <table:table-cell table:style-name="ce11" table:formula="of:=MAX(1;FLOOR([.$B51]*[.H$27]/[.$E$48]))" office:value-type="float" office:value="67" calcext:value-type="float">
            <text:p>67</text:p>
          </table:table-cell>
          <table:table-cell table:style-name="ce11" table:formula="of:=MAX(1;FLOOR([.$B51]*[.I$27]/[.$E$48]))" office:value-type="float" office:value="79" calcext:value-type="float">
            <text:p>79</text:p>
          </table:table-cell>
          <table:table-cell table:style-name="ce11" table:formula="of:=MAX(1;FLOOR([.$B51]*[.J$27]/[.$E$48]))" office:value-type="float" office:value="92" calcext:value-type="float">
            <text:p>92</text:p>
          </table:table-cell>
          <table:table-cell table:style-name="ce11" table:formula="of:=MAX(1;FLOOR([.$B51]*[.K$27]/[.$E$48]))" office:value-type="float" office:value="106" calcext:value-type="float">
            <text:p>106</text:p>
          </table:table-cell>
          <table:table-cell table:style-name="ce11" table:formula="of:=MAX(1;FLOOR([.$B51]*[.L$27]/[.$E$48]))" office:value-type="float" office:value="121" calcext:value-type="float">
            <text:p>121</text:p>
          </table:table-cell>
          <table:table-cell table:style-name="ce11" table:formula="of:=MAX(1;FLOOR([.$B51]*[.M$27]/[.$E$48]))" office:value-type="float" office:value="136" calcext:value-type="float">
            <text:p>136</text:p>
          </table:table-cell>
          <table:table-cell table:style-name="ce11" table:formula="of:=MAX(1;FLOOR([.$B51]*[.N$27]/[.$E$48]))" office:value-type="float" office:value="154" calcext:value-type="float">
            <text:p>154</text:p>
          </table:table-cell>
          <table:table-cell table:style-name="ce11" table:formula="of:=MAX(1;FLOOR([.$B51]*[.O$27]/[.$E$48]))" office:value-type="float" office:value="174" calcext:value-type="float">
            <text:p>174</text:p>
          </table:table-cell>
          <table:table-cell table:style-name="ce11" table:formula="of:=MAX(1;FLOOR([.$B51]*[.P$27]/[.$E$48]))" office:value-type="float" office:value="200" calcext:value-type="float">
            <text:p>200</text:p>
          </table:table-cell>
          <table:table-cell table:style-name="ce11" table:formula="of:=MAX(1;FLOOR([.$B51]*[.Q$27]/[.$E$48]))" office:value-type="float" office:value="231" calcext:value-type="float">
            <text:p>231</text:p>
          </table:table-cell>
          <table:table-cell table:style-name="ce11" table:formula="of:=MAX(1;FLOOR([.$B51]*[.R$27]/[.$E$48]))"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table:formula="of:=[.Q51]" office:value-type="float" office:value="231" calcext:value-type="float">
            <text:p>231</text:p>
          </table:table-cell>
          <table:table-cell table:style-name="ce11" table:formula="of:=MAX(1;FLOOR([.$B52]*[.C$27]/[.$E$48]))" office:value-type="float" office:value="64" calcext:value-type="float">
            <text:p>64</text:p>
          </table:table-cell>
          <table:table-cell table:style-name="ce11" table:formula="of:=MAX(1;FLOOR([.$B52]*[.D$27]/[.$E$48]))" office:value-type="float" office:value="129" calcext:value-type="float">
            <text:p>129</text:p>
          </table:table-cell>
          <table:table-cell table:style-name="ce11" table:formula="of:=MAX(1;FLOOR([.$B52]*[.E$27]/[.$E$48]))" office:value-type="float" office:value="202" calcext:value-type="float">
            <text:p>202</text:p>
          </table:table-cell>
          <table:table-cell table:style-name="ce11" table:formula="of:=MAX(1;FLOOR([.$B52]*[.F$27]/[.$E$48]))" office:value-type="float" office:value="274" calcext:value-type="float">
            <text:p>274</text:p>
          </table:table-cell>
          <table:table-cell table:style-name="ce11" table:formula="of:=MAX(1;FLOOR([.$B52]*[.G$27]/[.$E$48]))" office:value-type="float" office:value="346" calcext:value-type="float">
            <text:p>346</text:p>
          </table:table-cell>
          <table:table-cell table:style-name="ce11" table:formula="of:=MAX(1;FLOOR([.$B52]*[.H$27]/[.$E$48]))" office:value-type="float" office:value="418" calcext:value-type="float">
            <text:p>418</text:p>
          </table:table-cell>
          <table:table-cell table:style-name="ce11" table:formula="of:=MAX(1;FLOOR([.$B52]*[.I$27]/[.$E$48]))" office:value-type="float" office:value="498" calcext:value-type="float">
            <text:p>498</text:p>
          </table:table-cell>
          <table:table-cell table:style-name="ce11" table:formula="of:=MAX(1;FLOOR([.$B52]*[.J$27]/[.$E$48]))" office:value-type="float" office:value="577" calcext:value-type="float">
            <text:p>577</text:p>
          </table:table-cell>
          <table:table-cell table:style-name="ce11" table:formula="of:=MAX(1;FLOOR([.$B52]*[.K$27]/[.$E$48]))" office:value-type="float" office:value="664" calcext:value-type="float">
            <text:p>664</text:p>
          </table:table-cell>
          <table:table-cell table:style-name="ce11" table:formula="of:=MAX(1;FLOOR([.$B52]*[.L$27]/[.$E$48]))" office:value-type="float" office:value="757" calcext:value-type="float">
            <text:p>757</text:p>
          </table:table-cell>
          <table:table-cell table:style-name="ce11" table:formula="of:=MAX(1;FLOOR([.$B52]*[.M$27]/[.$E$48]))" office:value-type="float" office:value="851" calcext:value-type="float">
            <text:p>851</text:p>
          </table:table-cell>
          <table:table-cell table:style-name="ce11" table:formula="of:=MAX(1;FLOOR([.$B52]*[.N$27]/[.$E$48]))" office:value-type="float" office:value="967" calcext:value-type="float">
            <text:p>967</text:p>
          </table:table-cell>
          <table:table-cell table:style-name="ce11" table:formula="of:=MAX(1;FLOOR([.$B52]*[.O$27]/[.$E$48]))" office:value-type="float" office:value="1090" calcext:value-type="float">
            <text:p>1090</text:p>
          </table:table-cell>
          <table:table-cell table:style-name="ce11" table:formula="of:=MAX(1;FLOOR([.$B52]*[.P$27]/[.$E$48]))" office:value-type="float" office:value="1248" calcext:value-type="float">
            <text:p>1248</text:p>
          </table:table-cell>
          <table:table-cell table:style-name="ce11" table:formula="of:=MAX(1;FLOOR([.$B52]*[.Q$27]/[.$E$48]))" office:value-type="float" office:value="1443" calcext:value-type="float">
            <text:p>1443</text:p>
          </table:table-cell>
          <table:table-cell table:style-name="ce11" table:formula="of:=MAX(1;FLOOR([.$B52]*[.R$27]/[.$E$48]))" office:value-type="float" office:value="1739" calcext:value-type="float">
            <text:p>1739</text:p>
          </table:table-cell>
          <table:table-cell/>
        </table:table-row>
        <table:table-row table:style-name="ro1">
          <table:table-cell/>
          <table:table-cell table:formula="of:=[.D52]" office:value-type="float" office:value="129" calcext:value-type="float">
            <text:p>129</text:p>
          </table:table-cell>
          <table:table-cell table:style-name="ce11" table:formula="of:=MAX(1;FLOOR([.$B53]*[.C$27]/[.$E$48]))" office:value-type="float" office:value="36" calcext:value-type="float">
            <text:p>36</text:p>
          </table:table-cell>
          <table:table-cell table:style-name="ce11" table:formula="of:=MAX(1;FLOOR([.$B53]*[.D$27]/[.$E$48]))" office:value-type="float" office:value="72" calcext:value-type="float">
            <text:p>72</text:p>
          </table:table-cell>
          <table:table-cell table:style-name="ce11" table:formula="of:=MAX(1;FLOOR([.$B53]*[.E$27]/[.$E$48]))" office:value-type="float" office:value="112" calcext:value-type="float">
            <text:p>112</text:p>
          </table:table-cell>
          <table:table-cell table:style-name="ce11" table:formula="of:=MAX(1;FLOOR([.$B53]*[.F$27]/[.$E$48]))" office:value-type="float" office:value="153" calcext:value-type="float">
            <text:p>153</text:p>
          </table:table-cell>
          <table:table-cell table:style-name="ce11" table:formula="of:=MAX(1;FLOOR([.$B53]*[.G$27]/[.$E$48]))" office:value-type="float" office:value="193" calcext:value-type="float">
            <text:p>193</text:p>
          </table:table-cell>
          <table:table-cell table:style-name="ce11" table:formula="of:=MAX(1;FLOOR([.$B53]*[.H$27]/[.$E$48]))" office:value-type="float" office:value="233" calcext:value-type="float">
            <text:p>233</text:p>
          </table:table-cell>
          <table:table-cell table:style-name="ce11" table:formula="of:=MAX(1;FLOOR([.$B53]*[.I$27]/[.$E$48]))" office:value-type="float" office:value="278" calcext:value-type="float">
            <text:p>278</text:p>
          </table:table-cell>
          <table:table-cell table:style-name="ce11" table:formula="of:=MAX(1;FLOOR([.$B53]*[.J$27]/[.$E$48]))" office:value-type="float" office:value="322" calcext:value-type="float">
            <text:p>322</text:p>
          </table:table-cell>
          <table:table-cell table:style-name="ce11" table:formula="of:=MAX(1;FLOOR([.$B53]*[.K$27]/[.$E$48]))" office:value-type="float" office:value="370" calcext:value-type="float">
            <text:p>370</text:p>
          </table:table-cell>
          <table:table-cell table:style-name="ce11" table:formula="of:=MAX(1;FLOOR([.$B53]*[.L$27]/[.$E$48]))" office:value-type="float" office:value="423" calcext:value-type="float">
            <text:p>423</text:p>
          </table:table-cell>
          <table:table-cell table:style-name="ce11" table:formula="of:=MAX(1;FLOOR([.$B53]*[.M$27]/[.$E$48]))" office:value-type="float" office:value="475" calcext:value-type="float">
            <text:p>475</text:p>
          </table:table-cell>
          <table:table-cell table:style-name="ce11" table:formula="of:=MAX(1;FLOOR([.$B53]*[.N$27]/[.$E$48]))" office:value-type="float" office:value="540" calcext:value-type="float">
            <text:p>540</text:p>
          </table:table-cell>
          <table:table-cell table:style-name="ce11" table:formula="of:=MAX(1;FLOOR([.$B53]*[.O$27]/[.$E$48]))" office:value-type="float" office:value="608" calcext:value-type="float">
            <text:p>608</text:p>
          </table:table-cell>
          <table:table-cell table:style-name="ce11" table:formula="of:=MAX(1;FLOOR([.$B53]*[.P$27]/[.$E$48]))" office:value-type="float" office:value="697" calcext:value-type="float">
            <text:p>697</text:p>
          </table:table-cell>
          <table:table-cell table:style-name="ce11" table:formula="of:=MAX(1;FLOOR([.$B53]*[.Q$27]/[.$E$48]))" office:value-type="float" office:value="806" calcext:value-type="float">
            <text:p>806</text:p>
          </table:table-cell>
          <table:table-cell table:style-name="ce11" table:formula="of:=MAX(1;FLOOR([.$B53]*[.R$27]/[.$E$48]))" office:value-type="float" office:value="971" calcext:value-type="float">
            <text:p>971</text:p>
          </table:table-cell>
          <table:table-cell/>
        </table:table-row>
        <table:table-row table:style-name="ro1">
          <table:table-cell/>
          <table:table-cell table:formula="of:=[.D53]" office:value-type="float" office:value="72" calcext:value-type="float">
            <text:p>72</text:p>
          </table:table-cell>
          <table:table-cell table:style-name="ce11" table:formula="of:=MAX(1;FLOOR([.$B54]*[.C$27]/[.$E$48]))" office:value-type="float" office:value="20" calcext:value-type="float">
            <text:p>20</text:p>
          </table:table-cell>
          <table:table-cell table:style-name="ce11" table:formula="of:=MAX(1;FLOOR([.$B54]*[.D$27]/[.$E$48]))" office:value-type="float" office:value="40" calcext:value-type="float">
            <text:p>40</text:p>
          </table:table-cell>
          <table:table-cell table:style-name="ce11" table:formula="of:=MAX(1;FLOOR([.$B54]*[.E$27]/[.$E$48]))" office:value-type="float" office:value="63" calcext:value-type="float">
            <text:p>63</text:p>
          </table:table-cell>
          <table:table-cell table:style-name="ce11" table:formula="of:=MAX(1;FLOOR([.$B54]*[.F$27]/[.$E$48]))" office:value-type="float" office:value="85" calcext:value-type="float">
            <text:p>85</text:p>
          </table:table-cell>
          <table:table-cell table:style-name="ce11" table:formula="of:=MAX(1;FLOOR([.$B54]*[.G$27]/[.$E$48]))" office:value-type="float" office:value="108" calcext:value-type="float">
            <text:p>108</text:p>
          </table:table-cell>
          <table:table-cell table:style-name="ce11" table:formula="of:=MAX(1;FLOOR([.$B54]*[.H$27]/[.$E$48]))" office:value-type="float" office:value="130" calcext:value-type="float">
            <text:p>130</text:p>
          </table:table-cell>
          <table:table-cell table:style-name="ce11" table:formula="of:=MAX(1;FLOOR([.$B54]*[.I$27]/[.$E$48]))" office:value-type="float" office:value="155" calcext:value-type="float">
            <text:p>155</text:p>
          </table:table-cell>
          <table:table-cell table:style-name="ce11" table:formula="of:=MAX(1;FLOOR([.$B54]*[.J$27]/[.$E$48]))" office:value-type="float" office:value="180" calcext:value-type="float">
            <text:p>180</text:p>
          </table:table-cell>
          <table:table-cell table:style-name="ce11" table:formula="of:=MAX(1;FLOOR([.$B54]*[.K$27]/[.$E$48]))" office:value-type="float" office:value="207" calcext:value-type="float">
            <text:p>207</text:p>
          </table:table-cell>
          <table:table-cell table:style-name="ce11" table:formula="of:=MAX(1;FLOOR([.$B54]*[.L$27]/[.$E$48]))" office:value-type="float" office:value="236" calcext:value-type="float">
            <text:p>236</text:p>
          </table:table-cell>
          <table:table-cell table:style-name="ce11" table:formula="of:=MAX(1;FLOOR([.$B54]*[.M$27]/[.$E$48]))" office:value-type="float" office:value="265" calcext:value-type="float">
            <text:p>265</text:p>
          </table:table-cell>
          <table:table-cell table:style-name="ce11" table:formula="of:=MAX(1;FLOOR([.$B54]*[.N$27]/[.$E$48]))" office:value-type="float" office:value="301" calcext:value-type="float">
            <text:p>301</text:p>
          </table:table-cell>
          <table:table-cell table:style-name="ce11" table:formula="of:=MAX(1;FLOOR([.$B54]*[.O$27]/[.$E$48]))" office:value-type="float" office:value="339" calcext:value-type="float">
            <text:p>339</text:p>
          </table:table-cell>
          <table:table-cell table:style-name="ce11" table:formula="of:=MAX(1;FLOOR([.$B54]*[.P$27]/[.$E$48]))" office:value-type="float" office:value="389" calcext:value-type="float">
            <text:p>389</text:p>
          </table:table-cell>
          <table:table-cell table:style-name="ce11" table:formula="of:=MAX(1;FLOOR([.$B54]*[.Q$27]/[.$E$48]))" office:value-type="float" office:value="450" calcext:value-type="float">
            <text:p>450</text:p>
          </table:table-cell>
          <table:table-cell table:style-name="ce11" table:formula="of:=MAX(1;FLOOR([.$B54]*[.R$27]/[.$E$48]))" office:value-type="float" office:value="542" calcext:value-type="float">
            <text:p>542</text:p>
          </table:table-cell>
          <table:table-cell/>
        </table:table-row>
        <table:table-row table:style-name="ro1">
          <table:table-cell/>
          <table:table-cell table:formula="of:=[.D54]" office:value-type="float" office:value="40" calcext:value-type="float">
            <text:p>40</text:p>
          </table:table-cell>
          <table:table-cell table:style-name="ce11" table:formula="of:=MAX(1;FLOOR([.$B55]*[.C$27]/[.$E$48]))" office:value-type="float" office:value="11" calcext:value-type="float">
            <text:p>11</text:p>
          </table:table-cell>
          <table:table-cell table:style-name="ce11" table:formula="of:=MAX(1;FLOOR([.$B55]*[.D$27]/[.$E$48]))" office:value-type="float" office:value="22" calcext:value-type="float">
            <text:p>22</text:p>
          </table:table-cell>
          <table:table-cell table:style-name="ce11" table:formula="of:=MAX(1;FLOOR([.$B55]*[.E$27]/[.$E$48]))" office:value-type="float" office:value="35" calcext:value-type="float">
            <text:p>35</text:p>
          </table:table-cell>
          <table:table-cell table:style-name="ce11" table:formula="of:=MAX(1;FLOOR([.$B55]*[.F$27]/[.$E$48]))" office:value-type="float" office:value="47" calcext:value-type="float">
            <text:p>47</text:p>
          </table:table-cell>
          <table:table-cell table:style-name="ce11" table:formula="of:=MAX(1;FLOOR([.$B55]*[.G$27]/[.$E$48]))" office:value-type="float" office:value="60" calcext:value-type="float">
            <text:p>60</text:p>
          </table:table-cell>
          <table:table-cell table:style-name="ce11" table:formula="of:=MAX(1;FLOOR([.$B55]*[.H$27]/[.$E$48]))" office:value-type="float" office:value="72" calcext:value-type="float">
            <text:p>72</text:p>
          </table:table-cell>
          <table:table-cell table:style-name="ce11" table:formula="of:=MAX(1;FLOOR([.$B55]*[.I$27]/[.$E$48]))" office:value-type="float" office:value="86" calcext:value-type="float">
            <text:p>86</text:p>
          </table:table-cell>
          <table:table-cell table:style-name="ce11" table:formula="of:=MAX(1;FLOOR([.$B55]*[.J$27]/[.$E$48]))" office:value-type="float" office:value="100" calcext:value-type="float">
            <text:p>100</text:p>
          </table:table-cell>
          <table:table-cell table:style-name="ce11" table:formula="of:=MAX(1;FLOOR([.$B55]*[.K$27]/[.$E$48]))" office:value-type="float" office:value="115" calcext:value-type="float">
            <text:p>115</text:p>
          </table:table-cell>
          <table:table-cell table:style-name="ce11" table:formula="of:=MAX(1;FLOOR([.$B55]*[.L$27]/[.$E$48]))" office:value-type="float" office:value="131" calcext:value-type="float">
            <text:p>131</text:p>
          </table:table-cell>
          <table:table-cell table:style-name="ce11" table:formula="of:=MAX(1;FLOOR([.$B55]*[.M$27]/[.$E$48]))" office:value-type="float" office:value="147" calcext:value-type="float">
            <text:p>147</text:p>
          </table:table-cell>
          <table:table-cell table:style-name="ce11" table:formula="of:=MAX(1;FLOOR([.$B55]*[.N$27]/[.$E$48]))" office:value-type="float" office:value="167" calcext:value-type="float">
            <text:p>167</text:p>
          </table:table-cell>
          <table:table-cell table:style-name="ce11" table:formula="of:=MAX(1;FLOOR([.$B55]*[.O$27]/[.$E$48]))" office:value-type="float" office:value="188" calcext:value-type="float">
            <text:p>188</text:p>
          </table:table-cell>
          <table:table-cell table:style-name="ce11" table:formula="of:=MAX(1;FLOOR([.$B55]*[.P$27]/[.$E$48]))" office:value-type="float" office:value="216" calcext:value-type="float">
            <text:p>216</text:p>
          </table:table-cell>
          <table:table-cell table:style-name="ce11" table:formula="of:=MAX(1;FLOOR([.$B55]*[.Q$27]/[.$E$48]))" office:value-type="float" office:value="250" calcext:value-type="float">
            <text:p>250</text:p>
          </table:table-cell>
          <table:table-cell table:style-name="ce11" table:formula="of:=MAX(1;FLOOR([.$B55]*[.R$27]/[.$E$48]))" office:value-type="float" office:value="301" calcext:value-type="float">
            <text:p>301</text:p>
          </table:table-cell>
          <table:table-cell/>
        </table:table-row>
        <table:table-row table:style-name="ro1">
          <table:table-cell/>
          <table:table-cell table:formula="of:=[.D55]" office:value-type="float" office:value="22" calcext:value-type="float">
            <text:p>22</text:p>
          </table:table-cell>
          <table:table-cell table:style-name="ce11" table:formula="of:=MAX(1;FLOOR([.$B56]*[.C$27]/[.$E$48]))" office:value-type="float" office:value="6" calcext:value-type="float">
            <text:p>6</text:p>
          </table:table-cell>
          <table:table-cell table:style-name="ce11" table:formula="of:=MAX(1;FLOOR([.$B56]*[.D$27]/[.$E$48]))" office:value-type="float" office:value="12" calcext:value-type="float">
            <text:p>12</text:p>
          </table:table-cell>
          <table:table-cell table:style-name="ce11" table:formula="of:=MAX(1;FLOOR([.$B56]*[.E$27]/[.$E$48]))" office:value-type="float" office:value="19" calcext:value-type="float">
            <text:p>19</text:p>
          </table:table-cell>
          <table:table-cell table:style-name="ce11" table:formula="of:=MAX(1;FLOOR([.$B56]*[.F$27]/[.$E$48]))" office:value-type="float" office:value="26" calcext:value-type="float">
            <text:p>26</text:p>
          </table:table-cell>
          <table:table-cell table:style-name="ce11" table:formula="of:=MAX(1;FLOOR([.$B56]*[.G$27]/[.$E$48]))" office:value-type="float" office:value="33" calcext:value-type="float">
            <text:p>33</text:p>
          </table:table-cell>
          <table:table-cell table:style-name="ce11" table:formula="of:=MAX(1;FLOOR([.$B56]*[.H$27]/[.$E$48]))" office:value-type="float" office:value="39" calcext:value-type="float">
            <text:p>39</text:p>
          </table:table-cell>
          <table:table-cell table:style-name="ce11" table:formula="of:=MAX(1;FLOOR([.$B56]*[.I$27]/[.$E$48]))" office:value-type="float" office:value="47" calcext:value-type="float">
            <text:p>47</text:p>
          </table:table-cell>
          <table:table-cell table:style-name="ce11" table:formula="of:=MAX(1;FLOOR([.$B56]*[.J$27]/[.$E$48]))" office:value-type="float" office:value="55" calcext:value-type="float">
            <text:p>55</text:p>
          </table:table-cell>
          <table:table-cell table:style-name="ce11" table:formula="of:=MAX(1;FLOOR([.$B56]*[.K$27]/[.$E$48]))" office:value-type="float" office:value="63" calcext:value-type="float">
            <text:p>63</text:p>
          </table:table-cell>
          <table:table-cell table:style-name="ce11" table:formula="of:=MAX(1;FLOOR([.$B56]*[.L$27]/[.$E$48]))" office:value-type="float" office:value="72" calcext:value-type="float">
            <text:p>72</text:p>
          </table:table-cell>
          <table:table-cell table:style-name="ce11" table:formula="of:=MAX(1;FLOOR([.$B56]*[.M$27]/[.$E$48]))" office:value-type="float" office:value="81" calcext:value-type="float">
            <text:p>81</text:p>
          </table:table-cell>
          <table:table-cell table:style-name="ce11" table:formula="of:=MAX(1;FLOOR([.$B56]*[.N$27]/[.$E$48]))" office:value-type="float" office:value="92" calcext:value-type="float">
            <text:p>92</text:p>
          </table:table-cell>
          <table:table-cell table:style-name="ce11" table:formula="of:=MAX(1;FLOOR([.$B56]*[.O$27]/[.$E$48]))" office:value-type="float" office:value="103" calcext:value-type="float">
            <text:p>103</text:p>
          </table:table-cell>
          <table:table-cell table:style-name="ce11" table:formula="of:=MAX(1;FLOOR([.$B56]*[.P$27]/[.$E$48]))" office:value-type="float" office:value="118" calcext:value-type="float">
            <text:p>118</text:p>
          </table:table-cell>
          <table:table-cell table:style-name="ce11" table:formula="of:=MAX(1;FLOOR([.$B56]*[.Q$27]/[.$E$48]))" office:value-type="float" office:value="137" calcext:value-type="float">
            <text:p>137</text:p>
          </table:table-cell>
          <table:table-cell table:style-name="ce11" table:formula="of:=MAX(1;FLOOR([.$B56]*[.R$27]/[.$E$48]))"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table:formula="of:=[.D56]" office:value-type="float" office:value="12" calcext:value-type="float">
            <text:p>12</text:p>
          </table:table-cell>
          <table:table-cell table:style-name="ce11" table:formula="of:=MAX(1;FLOOR([.$B57]*[.C$27]/[.$E$48]))" office:value-type="float" office:value="3" calcext:value-type="float">
            <text:p>3</text:p>
          </table:table-cell>
          <table:table-cell table:style-name="ce11" table:formula="of:=MAX(1;FLOOR([.$B57]*[.D$27]/[.$E$48]))" office:value-type="float" office:value="6" calcext:value-type="float">
            <text:p>6</text:p>
          </table:table-cell>
          <table:table-cell table:style-name="ce11" table:formula="of:=MAX(1;FLOOR([.$B57]*[.E$27]/[.$E$48]))" office:value-type="float" office:value="10" calcext:value-type="float">
            <text:p>10</text:p>
          </table:table-cell>
          <table:table-cell table:style-name="ce11" table:formula="of:=MAX(1;FLOOR([.$B57]*[.F$27]/[.$E$48]))" office:value-type="float" office:value="14" calcext:value-type="float">
            <text:p>14</text:p>
          </table:table-cell>
          <table:table-cell table:style-name="ce11" table:formula="of:=MAX(1;FLOOR([.$B57]*[.G$27]/[.$E$48]))" office:value-type="float" office:value="18" calcext:value-type="float">
            <text:p>18</text:p>
          </table:table-cell>
          <table:table-cell table:style-name="ce11" table:formula="of:=MAX(1;FLOOR([.$B57]*[.H$27]/[.$E$48]))" office:value-type="float" office:value="21" calcext:value-type="float">
            <text:p>21</text:p>
          </table:table-cell>
          <table:table-cell table:style-name="ce11" table:formula="of:=MAX(1;FLOOR([.$B57]*[.I$27]/[.$E$48]))" office:value-type="float" office:value="25" calcext:value-type="float">
            <text:p>25</text:p>
          </table:table-cell>
          <table:table-cell table:style-name="ce11" table:formula="of:=MAX(1;FLOOR([.$B57]*[.J$27]/[.$E$48]))" office:value-type="float" office:value="30" calcext:value-type="float">
            <text:p>30</text:p>
          </table:table-cell>
          <table:table-cell table:style-name="ce11" table:formula="of:=MAX(1;FLOOR([.$B57]*[.K$27]/[.$E$48]))" office:value-type="float" office:value="34" calcext:value-type="float">
            <text:p>34</text:p>
          </table:table-cell>
          <table:table-cell table:style-name="ce11" table:formula="of:=MAX(1;FLOOR([.$B57]*[.L$27]/[.$E$48]))" office:value-type="float" office:value="39" calcext:value-type="float">
            <text:p>39</text:p>
          </table:table-cell>
          <table:table-cell table:style-name="ce11" table:formula="of:=MAX(1;FLOOR([.$B57]*[.M$27]/[.$E$48]))" office:value-type="float" office:value="44" calcext:value-type="float">
            <text:p>44</text:p>
          </table:table-cell>
          <table:table-cell table:style-name="ce11" table:formula="of:=MAX(1;FLOOR([.$B57]*[.N$27]/[.$E$48]))" office:value-type="float" office:value="50" calcext:value-type="float">
            <text:p>50</text:p>
          </table:table-cell>
          <table:table-cell table:style-name="ce11" table:formula="of:=MAX(1;FLOOR([.$B57]*[.O$27]/[.$E$48]))" office:value-type="float" office:value="56" calcext:value-type="float">
            <text:p>56</text:p>
          </table:table-cell>
          <table:table-cell table:style-name="ce11" table:formula="of:=MAX(1;FLOOR([.$B57]*[.P$27]/[.$E$48]))" office:value-type="float" office:value="64" calcext:value-type="float">
            <text:p>64</text:p>
          </table:table-cell>
          <table:table-cell table:style-name="ce11" table:formula="of:=MAX(1;FLOOR([.$B57]*[.Q$27]/[.$E$48]))" office:value-type="float" office:value="75" calcext:value-type="float">
            <text:p>75</text:p>
          </table:table-cell>
          <table:table-cell table:style-name="ce11" table:formula="of:=MAX(1;FLOOR([.$B57]*[.R$27]/[.$E$48]))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table:formula="of:=[.D57]" office:value-type="float" office:value="6" calcext:value-type="float">
            <text:p>6</text:p>
          </table:table-cell>
          <table:table-cell table:style-name="ce11" table:formula="of:=MAX(1;FLOOR([.$B58]*[.C$27]/[.$E$48]))" office:value-type="float" office:value="1" calcext:value-type="float">
            <text:p>1</text:p>
          </table:table-cell>
          <table:table-cell table:style-name="ce11" table:formula="of:=MAX(1;FLOOR([.$B58]*[.D$27]/[.$E$48]))" office:value-type="float" office:value="3" calcext:value-type="float">
            <text:p>3</text:p>
          </table:table-cell>
          <table:table-cell table:style-name="ce11" table:formula="of:=MAX(1;FLOOR([.$B58]*[.E$27]/[.$E$48]))" office:value-type="float" office:value="5" calcext:value-type="float">
            <text:p>5</text:p>
          </table:table-cell>
          <table:table-cell table:style-name="ce11" table:formula="of:=MAX(1;FLOOR([.$B58]*[.F$27]/[.$E$48]))" office:value-type="float" office:value="7" calcext:value-type="float">
            <text:p>7</text:p>
          </table:table-cell>
          <table:table-cell table:style-name="ce11" table:formula="of:=MAX(1;FLOOR([.$B58]*[.G$27]/[.$E$48]))" office:value-type="float" office:value="9" calcext:value-type="float">
            <text:p>9</text:p>
          </table:table-cell>
          <table:table-cell table:style-name="ce11" table:formula="of:=MAX(1;FLOOR([.$B58]*[.H$27]/[.$E$48]))" office:value-type="float" office:value="10" calcext:value-type="float">
            <text:p>10</text:p>
          </table:table-cell>
          <table:table-cell table:style-name="ce11" table:formula="of:=MAX(1;FLOOR([.$B58]*[.I$27]/[.$E$48]))" office:value-type="float" office:value="12" calcext:value-type="float">
            <text:p>12</text:p>
          </table:table-cell>
          <table:table-cell table:style-name="ce11" table:formula="of:=MAX(1;FLOOR([.$B58]*[.J$27]/[.$E$48]))" office:value-type="float" office:value="15" calcext:value-type="float">
            <text:p>15</text:p>
          </table:table-cell>
          <table:table-cell table:style-name="ce11" table:formula="of:=MAX(1;FLOOR([.$B58]*[.K$27]/[.$E$48]))" office:value-type="float" office:value="17" calcext:value-type="float">
            <text:p>17</text:p>
          </table:table-cell>
          <table:table-cell table:style-name="ce11" table:formula="of:=MAX(1;FLOOR([.$B58]*[.L$27]/[.$E$48]))" office:value-type="float" office:value="19" calcext:value-type="float">
            <text:p>19</text:p>
          </table:table-cell>
          <table:table-cell table:style-name="ce11" table:formula="of:=MAX(1;FLOOR([.$B58]*[.M$27]/[.$E$48]))" office:value-type="float" office:value="22" calcext:value-type="float">
            <text:p>22</text:p>
          </table:table-cell>
          <table:table-cell table:style-name="ce11" table:formula="of:=MAX(1;FLOOR([.$B58]*[.N$27]/[.$E$48]))" office:value-type="float" office:value="25" calcext:value-type="float">
            <text:p>25</text:p>
          </table:table-cell>
          <table:table-cell table:style-name="ce11" table:formula="of:=MAX(1;FLOOR([.$B58]*[.O$27]/[.$E$48]))" office:value-type="float" office:value="28" calcext:value-type="float">
            <text:p>28</text:p>
          </table:table-cell>
          <table:table-cell table:style-name="ce11" table:formula="of:=MAX(1;FLOOR([.$B58]*[.P$27]/[.$E$48]))" office:value-type="float" office:value="32" calcext:value-type="float">
            <text:p>32</text:p>
          </table:table-cell>
          <table:table-cell table:style-name="ce11" table:formula="of:=MAX(1;FLOOR([.$B58]*[.Q$27]/[.$E$48]))" office:value-type="float" office:value="37" calcext:value-type="float">
            <text:p>37</text:p>
          </table:table-cell>
          <table:table-cell table:style-name="ce11" table:formula="of:=MAX(1;FLOOR([.$B58]*[.R$27]/[.$E$48]))" office:value-type="float" office:value="45" calcext:value-type="float">
            <text:p>45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32 grows quick and decays slow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64 grows slow and decays quci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prefer quick growing for effect</text:p>
          </table:table-cell>
          <table:table-cell table:number-columns-repeated="16"/>
        </table:table-row>
        <calcext:conditional-formats>
          <calcext:conditional-format calcext:target-range-address="normal_dist_state_machine.C49:normal_dist_state_machine.R58">
            <calcext:condition calcext:apply-style-name="Untitled3" calcext:value="&gt;[.$B49]" calcext:base-cell-address="normal_dist_state_machine.C49"/>
          </calcext:conditional-format>
        </calcext:conditional-formats>
      </table:table>
      <table:table table:name="log_brightness" table:style-name="ta1">
        <office:forms form:automatic-focus="false" form:apply-design-mode="false"/>
        <table:shapes>
          <draw:frame draw:z-index="0" draw:style-name="gr4" draw:text-style-name="P2" svg:width="6.298in" svg:height="3.5453in" svg:x="10.7311in" svg:y="0.2087in">
            <draw:object draw:notify-on-update-of-ranges="log_brightness.A2:log_brightness.A257 log_brightness.E2:log_brightness.E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2 bit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bits</text:p>
          </table:table-cell>
          <table:table-cell/>
          <table:table-cell table:formula="of:=16000000/60/43" office:value-type="float" office:value="6201.5503875969" calcext:value-type="float">
            <text:p>6201.5503875969</text:p>
          </table:table-cell>
          <table:table-cell table:formula="of:=LOG([.H1])/LOG(2)" office:value-type="float" office:value="12.5984132190136" calcext:value-type="float">
            <text:p>12.598413219013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[.A2]" office:value-type="float" office:value="0" calcext:value-type="float">
            <text:p>0</text:p>
          </table:table-cell>
          <table:table-cell table:formula="of:=[.B2]/[.C$1]" office:value-type="float" office:value="0" calcext:value-type="float">
            <text:p>0</text:p>
          </table:table-cell>
          <table:table-cell table:formula="of:=[.A2]*[.D$1]" office:value-type="float" office:value="0" calcext:value-type="float">
            <text:p>0</text:p>
          </table:table-cell>
          <table:table-cell table:formula="of:=FLOOR([.D2]+[.C2])" office:value-type="float" office:value="0" calcext:value-type="float">
            <text:p>0</text:p>
          </table:table-cell>
          <table:table-cell table:formula="of:=LOG([.E2])/LOG(2)" office:value-type="string" office:string-value="" calcext:value-type="error">
            <text:p>Err:502</text:p>
          </table:table-cell>
          <table:table-cell table:number-columns-repeated="2"/>
          <table:table-cell table:formula="of:=[.F257]" office:value-type="float" office:value="12.9886846867722" calcext:value-type="float">
            <text:p>12.98868468677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A3]" office:value-type="float" office:value="1" calcext:value-type="float">
            <text:p>1</text:p>
          </table:table-cell>
          <table:table-cell table:formula="of:=[.B3]/[.C$1]" office:value-type="float" office:value="0.125" calcext:value-type="float">
            <text:p>0.125</text:p>
          </table:table-cell>
          <table:table-cell table:formula="of:=[.A3]*[.D$1]" office:value-type="float" office:value="0" calcext:value-type="float">
            <text:p>0</text:p>
          </table:table-cell>
          <table:table-cell table:formula="of:=FLOOR([.D3]+[.C3])" office:value-type="float" office:value="0" calcext:value-type="float">
            <text:p>0</text:p>
          </table:table-cell>
          <table:table-cell table:formula="of:=LOG([.E3])/LOG(2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max</text:p>
          </table:table-cell>
          <table:table-cell table:formula="of:=[.E257]" office:value-type="float" office:value="8128" calcext:value-type="float">
            <text:p>8128</text:p>
          </table:table-cell>
          <table:table-cell/>
          <table:table-cell table:formula="of:=16000000/[.I3]" office:value-type="float" office:value="1968.50393700787" calcext:value-type="float">
            <text:p>1968.50393700787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A4]*[.A4]" office:value-type="float" office:value="4" calcext:value-type="float">
            <text:p>4</text:p>
          </table:table-cell>
          <table:table-cell table:formula="of:=[.B4]/[.C$1]" office:value-type="float" office:value="0.5" calcext:value-type="float">
            <text:p>0.5</text:p>
          </table:table-cell>
          <table:table-cell table:formula="of:=[.A4]*[.D$1]" office:value-type="float" office:value="0" calcext:value-type="float">
            <text:p>0</text:p>
          </table:table-cell>
          <table:table-cell table:formula="of:=FLOOR([.D4]+[.C4])" office:value-type="float" office:value="0" calcext:value-type="float">
            <text:p>0</text:p>
          </table:table-cell>
          <table:table-cell table:formula="of:=LOG([.E4])/LOG(2)" office:value-type="string" office:string-value="" calcext:value-type="error">
            <text:p>Err:5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3]*[.H4]" office:value-type="float" office:value="8128" calcext:value-type="float">
            <text:p>8128</text:p>
          </table:table-cell>
          <table:table-cell table:formula="of:=LOG([.I4])/LOG(2)" office:value-type="float" office:value="12.9886846867722" calcext:value-type="float">
            <text:p>12.9886846867722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A5]*[.A5]" office:value-type="float" office:value="9" calcext:value-type="float">
            <text:p>9</text:p>
          </table:table-cell>
          <table:table-cell table:formula="of:=[.B5]/[.C$1]" office:value-type="float" office:value="1.125" calcext:value-type="float">
            <text:p>1.125</text:p>
          </table:table-cell>
          <table:table-cell table:formula="of:=[.A5]*[.D$1]" office:value-type="float" office:value="0" calcext:value-type="float">
            <text:p>0</text:p>
          </table:table-cell>
          <table:table-cell table:formula="of:=FLOOR([.D5]+[.C5])" office:value-type="float" office:value="1" calcext:value-type="float">
            <text:p>1</text:p>
          </table:table-cell>
          <table:table-cell table:formula="of:=LOG([.E5])/LOG(2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A6]*[.A6]" office:value-type="float" office:value="16" calcext:value-type="float">
            <text:p>16</text:p>
          </table:table-cell>
          <table:table-cell table:formula="of:=[.B6]/[.C$1]" office:value-type="float" office:value="2" calcext:value-type="float">
            <text:p>2</text:p>
          </table:table-cell>
          <table:table-cell table:formula="of:=[.A6]*[.D$1]" office:value-type="float" office:value="0" calcext:value-type="float">
            <text:p>0</text:p>
          </table:table-cell>
          <table:table-cell table:formula="of:=FLOOR([.D6]+[.C6])" office:value-type="float" office:value="2" calcext:value-type="float">
            <text:p>2</text:p>
          </table:table-cell>
          <table:table-cell table:formula="of:=LOG([.E6])/LOG(2)" office:value-type="float" office:value="1" calcext:value-type="float">
            <text:p>1</text:p>
          </table:table-cell>
          <table:table-cell table:number-columns-repeated="2"/>
          <table:table-cell table:formula="of:=2000/43" office:value-type="float" office:value="46.5116279069767" calcext:value-type="float">
            <text:p>46.5116279069767</text:p>
          </table:table-cell>
          <table:table-cell/>
          <table:table-cell office:value-type="string" calcext:value-type="string">
            <text:p>2 khz</text:p>
          </table:table-cell>
          <table:table-cell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A7]*[.A7]" office:value-type="float" office:value="25" calcext:value-type="float">
            <text:p>25</text:p>
          </table:table-cell>
          <table:table-cell table:formula="of:=[.B7]/[.C$1]" office:value-type="float" office:value="3.125" calcext:value-type="float">
            <text:p>3.125</text:p>
          </table:table-cell>
          <table:table-cell table:formula="of:=[.A7]*[.D$1]" office:value-type="float" office:value="0" calcext:value-type="float">
            <text:p>0</text:p>
          </table:table-cell>
          <table:table-cell table:formula="of:=FLOOR([.D7]+[.C7])" office:value-type="float" office:value="3" calcext:value-type="float">
            <text:p>3</text:p>
          </table:table-cell>
          <table:table-cell table:formula="of:=LOG([.E7])/LOG(2)" office:value-type="float" office:value="1.58496250072116" calcext:value-type="float">
            <text:p>1.58496250072116</text:p>
          </table:table-cell>
          <table:table-cell table:number-columns-repeated="4"/>
          <table:table-cell table:formula="of:=16000000/2000" office:value-type="float" office:value="8000" calcext:value-type="float">
            <text:p>8000</text:p>
          </table:table-cell>
          <table:table-cell office:value-type="string" calcext:value-type="string">
            <text:p>clks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A8]*[.A8]" office:value-type="float" office:value="36" calcext:value-type="float">
            <text:p>36</text:p>
          </table:table-cell>
          <table:table-cell table:formula="of:=[.B8]/[.C$1]" office:value-type="float" office:value="4.5" calcext:value-type="float">
            <text:p>4.5</text:p>
          </table:table-cell>
          <table:table-cell table:formula="of:=[.A8]*[.D$1]" office:value-type="float" office:value="0" calcext:value-type="float">
            <text:p>0</text:p>
          </table:table-cell>
          <table:table-cell table:formula="of:=FLOOR([.D8]+[.C8])" office:value-type="float" office:value="4" calcext:value-type="float">
            <text:p>4</text:p>
          </table:table-cell>
          <table:table-cell table:formula="of:=LOG([.E8])/LOG(2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A9]*[.A9]" office:value-type="float" office:value="49" calcext:value-type="float">
            <text:p>49</text:p>
          </table:table-cell>
          <table:table-cell table:formula="of:=[.B9]/[.C$1]" office:value-type="float" office:value="6.125" calcext:value-type="float">
            <text:p>6.125</text:p>
          </table:table-cell>
          <table:table-cell table:formula="of:=[.A9]*[.D$1]" office:value-type="float" office:value="0" calcext:value-type="float">
            <text:p>0</text:p>
          </table:table-cell>
          <table:table-cell table:formula="of:=FLOOR([.D9]+[.C9])" office:value-type="float" office:value="6" calcext:value-type="float">
            <text:p>6</text:p>
          </table:table-cell>
          <table:table-cell table:formula="of:=LOG([.E9])/LOG(2)" office:value-type="float" office:value="2.58496250072116" calcext:value-type="float">
            <text:p>2.58496250072116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A10]*[.A10]" office:value-type="float" office:value="64" calcext:value-type="float">
            <text:p>64</text:p>
          </table:table-cell>
          <table:table-cell table:formula="of:=[.B10]/[.C$1]" office:value-type="float" office:value="8" calcext:value-type="float">
            <text:p>8</text:p>
          </table:table-cell>
          <table:table-cell table:formula="of:=[.A10]*[.D$1]" office:value-type="float" office:value="0" calcext:value-type="float">
            <text:p>0</text:p>
          </table:table-cell>
          <table:table-cell table:formula="of:=FLOOR([.D10]+[.C10])" office:value-type="float" office:value="8" calcext:value-type="float">
            <text:p>8</text:p>
          </table:table-cell>
          <table:table-cell table:formula="of:=LOG([.E10])/LOG(2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A11]*[.A11]" office:value-type="float" office:value="81" calcext:value-type="float">
            <text:p>81</text:p>
          </table:table-cell>
          <table:table-cell table:formula="of:=[.B11]/[.C$1]" office:value-type="float" office:value="10.125" calcext:value-type="float">
            <text:p>10.125</text:p>
          </table:table-cell>
          <table:table-cell table:formula="of:=[.A11]*[.D$1]" office:value-type="float" office:value="0" calcext:value-type="float">
            <text:p>0</text:p>
          </table:table-cell>
          <table:table-cell table:formula="of:=FLOOR([.D11]+[.C11])" office:value-type="float" office:value="10" calcext:value-type="float">
            <text:p>10</text:p>
          </table:table-cell>
          <table:table-cell table:formula="of:=LOG([.E11])/LOG(2)" office:value-type="float" office:value="3.32192809488736" calcext:value-type="float">
            <text:p>3.32192809488736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A12]*[.A12]" office:value-type="float" office:value="100" calcext:value-type="float">
            <text:p>100</text:p>
          </table:table-cell>
          <table:table-cell table:formula="of:=[.B12]/[.C$1]" office:value-type="float" office:value="12.5" calcext:value-type="float">
            <text:p>12.5</text:p>
          </table:table-cell>
          <table:table-cell table:formula="of:=[.A12]*[.D$1]" office:value-type="float" office:value="0" calcext:value-type="float">
            <text:p>0</text:p>
          </table:table-cell>
          <table:table-cell table:formula="of:=FLOOR([.D12]+[.C12])" office:value-type="float" office:value="12" calcext:value-type="float">
            <text:p>12</text:p>
          </table:table-cell>
          <table:table-cell table:formula="of:=LOG([.E12])/LOG(2)" office:value-type="float" office:value="3.58496250072116" calcext:value-type="float">
            <text:p>3.58496250072116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A13]*[.A13]" office:value-type="float" office:value="121" calcext:value-type="float">
            <text:p>121</text:p>
          </table:table-cell>
          <table:table-cell table:formula="of:=[.B13]/[.C$1]" office:value-type="float" office:value="15.125" calcext:value-type="float">
            <text:p>15.125</text:p>
          </table:table-cell>
          <table:table-cell table:formula="of:=[.A13]*[.D$1]" office:value-type="float" office:value="0" calcext:value-type="float">
            <text:p>0</text:p>
          </table:table-cell>
          <table:table-cell table:formula="of:=FLOOR([.D13]+[.C13])" office:value-type="float" office:value="15" calcext:value-type="float">
            <text:p>15</text:p>
          </table:table-cell>
          <table:table-cell table:formula="of:=LOG([.E13])/LOG(2)" office:value-type="float" office:value="3.90689059560852" calcext:value-type="float">
            <text:p>3.90689059560852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A14]*[.A14]" office:value-type="float" office:value="144" calcext:value-type="float">
            <text:p>144</text:p>
          </table:table-cell>
          <table:table-cell table:formula="of:=[.B14]/[.C$1]" office:value-type="float" office:value="18" calcext:value-type="float">
            <text:p>18</text:p>
          </table:table-cell>
          <table:table-cell table:formula="of:=[.A14]*[.D$1]" office:value-type="float" office:value="0" calcext:value-type="float">
            <text:p>0</text:p>
          </table:table-cell>
          <table:table-cell table:formula="of:=FLOOR([.D14]+[.C14])" office:value-type="float" office:value="18" calcext:value-type="float">
            <text:p>18</text:p>
          </table:table-cell>
          <table:table-cell table:formula="of:=LOG([.E14])/LOG(2)" office:value-type="float" office:value="4.16992500144231" calcext:value-type="float">
            <text:p>4.16992500144231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A15]*[.A15]" office:value-type="float" office:value="169" calcext:value-type="float">
            <text:p>169</text:p>
          </table:table-cell>
          <table:table-cell table:formula="of:=[.B15]/[.C$1]" office:value-type="float" office:value="21.125" calcext:value-type="float">
            <text:p>21.125</text:p>
          </table:table-cell>
          <table:table-cell table:formula="of:=[.A15]*[.D$1]" office:value-type="float" office:value="0" calcext:value-type="float">
            <text:p>0</text:p>
          </table:table-cell>
          <table:table-cell table:formula="of:=FLOOR([.D15]+[.C15])" office:value-type="float" office:value="21" calcext:value-type="float">
            <text:p>21</text:p>
          </table:table-cell>
          <table:table-cell table:formula="of:=LOG([.E15])/LOG(2)" office:value-type="float" office:value="4.39231742277876" calcext:value-type="float">
            <text:p>4.39231742277876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A16]*[.A16]" office:value-type="float" office:value="196" calcext:value-type="float">
            <text:p>196</text:p>
          </table:table-cell>
          <table:table-cell table:formula="of:=[.B16]/[.C$1]" office:value-type="float" office:value="24.5" calcext:value-type="float">
            <text:p>24.5</text:p>
          </table:table-cell>
          <table:table-cell table:formula="of:=[.A16]*[.D$1]" office:value-type="float" office:value="0" calcext:value-type="float">
            <text:p>0</text:p>
          </table:table-cell>
          <table:table-cell table:formula="of:=FLOOR([.D16]+[.C16])" office:value-type="float" office:value="24" calcext:value-type="float">
            <text:p>24</text:p>
          </table:table-cell>
          <table:table-cell table:formula="of:=LOG([.E16])/LOG(2)" office:value-type="float" office:value="4.58496250072116" calcext:value-type="float">
            <text:p>4.58496250072116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A17]*[.A17]" office:value-type="float" office:value="225" calcext:value-type="float">
            <text:p>225</text:p>
          </table:table-cell>
          <table:table-cell table:formula="of:=[.B17]/[.C$1]" office:value-type="float" office:value="28.125" calcext:value-type="float">
            <text:p>28.125</text:p>
          </table:table-cell>
          <table:table-cell table:formula="of:=[.A17]*[.D$1]" office:value-type="float" office:value="0" calcext:value-type="float">
            <text:p>0</text:p>
          </table:table-cell>
          <table:table-cell table:formula="of:=FLOOR([.D17]+[.C17])" office:value-type="float" office:value="28" calcext:value-type="float">
            <text:p>28</text:p>
          </table:table-cell>
          <table:table-cell table:formula="of:=LOG([.E17])/LOG(2)" office:value-type="float" office:value="4.8073549220576" calcext:value-type="float">
            <text:p>4.8073549220576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A18]*[.A18]" office:value-type="float" office:value="256" calcext:value-type="float">
            <text:p>256</text:p>
          </table:table-cell>
          <table:table-cell table:formula="of:=[.B18]/[.C$1]" office:value-type="float" office:value="32" calcext:value-type="float">
            <text:p>32</text:p>
          </table:table-cell>
          <table:table-cell table:formula="of:=[.A18]*[.D$1]" office:value-type="float" office:value="0" calcext:value-type="float">
            <text:p>0</text:p>
          </table:table-cell>
          <table:table-cell table:formula="of:=FLOOR([.D18]+[.C18])" office:value-type="float" office:value="32" calcext:value-type="float">
            <text:p>32</text:p>
          </table:table-cell>
          <table:table-cell table:formula="of:=LOG([.E18])/LOG(2)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A19]*[.A19]" office:value-type="float" office:value="289" calcext:value-type="float">
            <text:p>289</text:p>
          </table:table-cell>
          <table:table-cell table:formula="of:=[.B19]/[.C$1]" office:value-type="float" office:value="36.125" calcext:value-type="float">
            <text:p>36.125</text:p>
          </table:table-cell>
          <table:table-cell table:formula="of:=[.A19]*[.D$1]" office:value-type="float" office:value="0" calcext:value-type="float">
            <text:p>0</text:p>
          </table:table-cell>
          <table:table-cell table:formula="of:=FLOOR([.D19]+[.C19])" office:value-type="float" office:value="36" calcext:value-type="float">
            <text:p>36</text:p>
          </table:table-cell>
          <table:table-cell table:formula="of:=LOG([.E19])/LOG(2)" office:value-type="float" office:value="5.16992500144231" calcext:value-type="float">
            <text:p>5.16992500144231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A20]*[.A20]" office:value-type="float" office:value="324" calcext:value-type="float">
            <text:p>324</text:p>
          </table:table-cell>
          <table:table-cell table:formula="of:=[.B20]/[.C$1]" office:value-type="float" office:value="40.5" calcext:value-type="float">
            <text:p>40.5</text:p>
          </table:table-cell>
          <table:table-cell table:formula="of:=[.A20]*[.D$1]" office:value-type="float" office:value="0" calcext:value-type="float">
            <text:p>0</text:p>
          </table:table-cell>
          <table:table-cell table:formula="of:=FLOOR([.D20]+[.C20])" office:value-type="float" office:value="40" calcext:value-type="float">
            <text:p>40</text:p>
          </table:table-cell>
          <table:table-cell table:formula="of:=LOG([.E20])/LOG(2)" office:value-type="float" office:value="5.32192809488736" calcext:value-type="float">
            <text:p>5.32192809488736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A21]*[.A21]" office:value-type="float" office:value="361" calcext:value-type="float">
            <text:p>361</text:p>
          </table:table-cell>
          <table:table-cell table:formula="of:=[.B21]/[.C$1]" office:value-type="float" office:value="45.125" calcext:value-type="float">
            <text:p>45.125</text:p>
          </table:table-cell>
          <table:table-cell table:formula="of:=[.A21]*[.D$1]" office:value-type="float" office:value="0" calcext:value-type="float">
            <text:p>0</text:p>
          </table:table-cell>
          <table:table-cell table:formula="of:=FLOOR([.D21]+[.C21])" office:value-type="float" office:value="45" calcext:value-type="float">
            <text:p>45</text:p>
          </table:table-cell>
          <table:table-cell table:formula="of:=LOG([.E21])/LOG(2)" office:value-type="float" office:value="5.49185309632968" calcext:value-type="float">
            <text:p>5.49185309632968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A22]*[.A22]" office:value-type="float" office:value="400" calcext:value-type="float">
            <text:p>400</text:p>
          </table:table-cell>
          <table:table-cell table:formula="of:=[.B22]/[.C$1]" office:value-type="float" office:value="50" calcext:value-type="float">
            <text:p>50</text:p>
          </table:table-cell>
          <table:table-cell table:formula="of:=[.A22]*[.D$1]" office:value-type="float" office:value="0" calcext:value-type="float">
            <text:p>0</text:p>
          </table:table-cell>
          <table:table-cell table:formula="of:=FLOOR([.D22]+[.C22])" office:value-type="float" office:value="50" calcext:value-type="float">
            <text:p>50</text:p>
          </table:table-cell>
          <table:table-cell table:formula="of:=LOG([.E22])/LOG(2)" office:value-type="float" office:value="5.64385618977472" calcext:value-type="float">
            <text:p>5.64385618977472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A23]*[.A23]" office:value-type="float" office:value="441" calcext:value-type="float">
            <text:p>441</text:p>
          </table:table-cell>
          <table:table-cell table:formula="of:=[.B23]/[.C$1]" office:value-type="float" office:value="55.125" calcext:value-type="float">
            <text:p>55.125</text:p>
          </table:table-cell>
          <table:table-cell table:formula="of:=[.A23]*[.D$1]" office:value-type="float" office:value="0" calcext:value-type="float">
            <text:p>0</text:p>
          </table:table-cell>
          <table:table-cell table:formula="of:=FLOOR([.D23]+[.C23])" office:value-type="float" office:value="55" calcext:value-type="float">
            <text:p>55</text:p>
          </table:table-cell>
          <table:table-cell table:formula="of:=LOG([.E23])/LOG(2)" office:value-type="float" office:value="5.78135971352466" calcext:value-type="float">
            <text:p>5.78135971352466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A24]*[.A24]" office:value-type="float" office:value="484" calcext:value-type="float">
            <text:p>484</text:p>
          </table:table-cell>
          <table:table-cell table:formula="of:=[.B24]/[.C$1]" office:value-type="float" office:value="60.5" calcext:value-type="float">
            <text:p>60.5</text:p>
          </table:table-cell>
          <table:table-cell table:formula="of:=[.A24]*[.D$1]" office:value-type="float" office:value="0" calcext:value-type="float">
            <text:p>0</text:p>
          </table:table-cell>
          <table:table-cell table:formula="of:=FLOOR([.D24]+[.C24])" office:value-type="float" office:value="60" calcext:value-type="float">
            <text:p>60</text:p>
          </table:table-cell>
          <table:table-cell table:formula="of:=LOG([.E24])/LOG(2)" office:value-type="float" office:value="5.90689059560852" calcext:value-type="float">
            <text:p>5.90689059560852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A25]*[.A25]" office:value-type="float" office:value="529" calcext:value-type="float">
            <text:p>529</text:p>
          </table:table-cell>
          <table:table-cell table:formula="of:=[.B25]/[.C$1]" office:value-type="float" office:value="66.125" calcext:value-type="float">
            <text:p>66.125</text:p>
          </table:table-cell>
          <table:table-cell table:formula="of:=[.A25]*[.D$1]" office:value-type="float" office:value="0" calcext:value-type="float">
            <text:p>0</text:p>
          </table:table-cell>
          <table:table-cell table:formula="of:=FLOOR([.D25]+[.C25])" office:value-type="float" office:value="66" calcext:value-type="float">
            <text:p>66</text:p>
          </table:table-cell>
          <table:table-cell table:formula="of:=LOG([.E25])/LOG(2)" office:value-type="float" office:value="6.04439411935845" calcext:value-type="float">
            <text:p>6.04439411935845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A26]*[.A26]" office:value-type="float" office:value="576" calcext:value-type="float">
            <text:p>576</text:p>
          </table:table-cell>
          <table:table-cell table:formula="of:=[.B26]/[.C$1]" office:value-type="float" office:value="72" calcext:value-type="float">
            <text:p>72</text:p>
          </table:table-cell>
          <table:table-cell table:formula="of:=[.A26]*[.D$1]" office:value-type="float" office:value="0" calcext:value-type="float">
            <text:p>0</text:p>
          </table:table-cell>
          <table:table-cell table:formula="of:=FLOOR([.D26]+[.C26])" office:value-type="float" office:value="72" calcext:value-type="float">
            <text:p>72</text:p>
          </table:table-cell>
          <table:table-cell table:formula="of:=LOG([.E26])/LOG(2)" office:value-type="float" office:value="6.16992500144231" calcext:value-type="float">
            <text:p>6.16992500144231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A27]*[.A27]" office:value-type="float" office:value="625" calcext:value-type="float">
            <text:p>625</text:p>
          </table:table-cell>
          <table:table-cell table:formula="of:=[.B27]/[.C$1]" office:value-type="float" office:value="78.125" calcext:value-type="float">
            <text:p>78.125</text:p>
          </table:table-cell>
          <table:table-cell table:formula="of:=[.A27]*[.D$1]" office:value-type="float" office:value="0" calcext:value-type="float">
            <text:p>0</text:p>
          </table:table-cell>
          <table:table-cell table:formula="of:=FLOOR([.D27]+[.C27])" office:value-type="float" office:value="78" calcext:value-type="float">
            <text:p>78</text:p>
          </table:table-cell>
          <table:table-cell table:formula="of:=LOG([.E27])/LOG(2)" office:value-type="float" office:value="6.28540221886225" calcext:value-type="float">
            <text:p>6.28540221886225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A28]*[.A28]" office:value-type="float" office:value="676" calcext:value-type="float">
            <text:p>676</text:p>
          </table:table-cell>
          <table:table-cell table:formula="of:=[.B28]/[.C$1]" office:value-type="float" office:value="84.5" calcext:value-type="float">
            <text:p>84.5</text:p>
          </table:table-cell>
          <table:table-cell table:formula="of:=[.A28]*[.D$1]" office:value-type="float" office:value="0" calcext:value-type="float">
            <text:p>0</text:p>
          </table:table-cell>
          <table:table-cell table:formula="of:=FLOOR([.D28]+[.C28])" office:value-type="float" office:value="84" calcext:value-type="float">
            <text:p>84</text:p>
          </table:table-cell>
          <table:table-cell table:formula="of:=LOG([.E28])/LOG(2)" office:value-type="float" office:value="6.39231742277876" calcext:value-type="float">
            <text:p>6.39231742277876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A29]*[.A29]" office:value-type="float" office:value="729" calcext:value-type="float">
            <text:p>729</text:p>
          </table:table-cell>
          <table:table-cell table:formula="of:=[.B29]/[.C$1]" office:value-type="float" office:value="91.125" calcext:value-type="float">
            <text:p>91.125</text:p>
          </table:table-cell>
          <table:table-cell table:formula="of:=[.A29]*[.D$1]" office:value-type="float" office:value="0" calcext:value-type="float">
            <text:p>0</text:p>
          </table:table-cell>
          <table:table-cell table:formula="of:=FLOOR([.D29]+[.C29])" office:value-type="float" office:value="91" calcext:value-type="float">
            <text:p>91</text:p>
          </table:table-cell>
          <table:table-cell table:formula="of:=LOG([.E29])/LOG(2)" office:value-type="float" office:value="6.5077946401987" calcext:value-type="float">
            <text:p>6.5077946401987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A30]*[.A30]" office:value-type="float" office:value="784" calcext:value-type="float">
            <text:p>784</text:p>
          </table:table-cell>
          <table:table-cell table:formula="of:=[.B30]/[.C$1]" office:value-type="float" office:value="98" calcext:value-type="float">
            <text:p>98</text:p>
          </table:table-cell>
          <table:table-cell table:formula="of:=[.A30]*[.D$1]" office:value-type="float" office:value="0" calcext:value-type="float">
            <text:p>0</text:p>
          </table:table-cell>
          <table:table-cell table:formula="of:=FLOOR([.D30]+[.C30])" office:value-type="float" office:value="98" calcext:value-type="float">
            <text:p>98</text:p>
          </table:table-cell>
          <table:table-cell table:formula="of:=LOG([.E30])/LOG(2)" office:value-type="float" office:value="6.61470984411521" calcext:value-type="float">
            <text:p>6.61470984411521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A31]*[.A31]" office:value-type="float" office:value="841" calcext:value-type="float">
            <text:p>841</text:p>
          </table:table-cell>
          <table:table-cell table:formula="of:=[.B31]/[.C$1]" office:value-type="float" office:value="105.125" calcext:value-type="float">
            <text:p>105.125</text:p>
          </table:table-cell>
          <table:table-cell table:formula="of:=[.A31]*[.D$1]" office:value-type="float" office:value="0" calcext:value-type="float">
            <text:p>0</text:p>
          </table:table-cell>
          <table:table-cell table:formula="of:=FLOOR([.D31]+[.C31])" office:value-type="float" office:value="105" calcext:value-type="float">
            <text:p>105</text:p>
          </table:table-cell>
          <table:table-cell table:formula="of:=LOG([.E31])/LOG(2)" office:value-type="float" office:value="6.71424551766612" calcext:value-type="float">
            <text:p>6.71424551766612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A32]*[.A32]" office:value-type="float" office:value="900" calcext:value-type="float">
            <text:p>900</text:p>
          </table:table-cell>
          <table:table-cell table:formula="of:=[.B32]/[.C$1]" office:value-type="float" office:value="112.5" calcext:value-type="float">
            <text:p>112.5</text:p>
          </table:table-cell>
          <table:table-cell table:formula="of:=[.A32]*[.D$1]" office:value-type="float" office:value="0" calcext:value-type="float">
            <text:p>0</text:p>
          </table:table-cell>
          <table:table-cell table:formula="of:=FLOOR([.D32]+[.C32])" office:value-type="float" office:value="112" calcext:value-type="float">
            <text:p>112</text:p>
          </table:table-cell>
          <table:table-cell table:formula="of:=LOG([.E32])/LOG(2)" office:value-type="float" office:value="6.8073549220576" calcext:value-type="float">
            <text:p>6.8073549220576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A33]*[.A33]" office:value-type="float" office:value="961" calcext:value-type="float">
            <text:p>961</text:p>
          </table:table-cell>
          <table:table-cell table:formula="of:=[.B33]/[.C$1]" office:value-type="float" office:value="120.125" calcext:value-type="float">
            <text:p>120.125</text:p>
          </table:table-cell>
          <table:table-cell table:formula="of:=[.A33]*[.D$1]" office:value-type="float" office:value="0" calcext:value-type="float">
            <text:p>0</text:p>
          </table:table-cell>
          <table:table-cell table:formula="of:=FLOOR([.D33]+[.C33])" office:value-type="float" office:value="120" calcext:value-type="float">
            <text:p>120</text:p>
          </table:table-cell>
          <table:table-cell table:formula="of:=LOG([.E33])/LOG(2)" office:value-type="float" office:value="6.90689059560852" calcext:value-type="float">
            <text:p>6.90689059560852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A34]*[.A34]" office:value-type="float" office:value="1024" calcext:value-type="float">
            <text:p>1024</text:p>
          </table:table-cell>
          <table:table-cell table:formula="of:=[.B34]/[.C$1]" office:value-type="float" office:value="128" calcext:value-type="float">
            <text:p>128</text:p>
          </table:table-cell>
          <table:table-cell table:formula="of:=[.A34]*[.D$1]" office:value-type="float" office:value="0" calcext:value-type="float">
            <text:p>0</text:p>
          </table:table-cell>
          <table:table-cell table:formula="of:=FLOOR([.D34]+[.C34])" office:value-type="float" office:value="128" calcext:value-type="float">
            <text:p>128</text:p>
          </table:table-cell>
          <table:table-cell table:formula="of:=LOG([.E34])/LOG(2)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A35]*[.A35]" office:value-type="float" office:value="1089" calcext:value-type="float">
            <text:p>1089</text:p>
          </table:table-cell>
          <table:table-cell table:formula="of:=[.B35]/[.C$1]" office:value-type="float" office:value="136.125" calcext:value-type="float">
            <text:p>136.125</text:p>
          </table:table-cell>
          <table:table-cell table:formula="of:=[.A35]*[.D$1]" office:value-type="float" office:value="0" calcext:value-type="float">
            <text:p>0</text:p>
          </table:table-cell>
          <table:table-cell table:formula="of:=FLOOR([.D35]+[.C35])" office:value-type="float" office:value="136" calcext:value-type="float">
            <text:p>136</text:p>
          </table:table-cell>
          <table:table-cell table:formula="of:=LOG([.E35])/LOG(2)" office:value-type="float" office:value="7.08746284125034" calcext:value-type="float">
            <text:p>7.08746284125034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A36]*[.A36]" office:value-type="float" office:value="1156" calcext:value-type="float">
            <text:p>1156</text:p>
          </table:table-cell>
          <table:table-cell table:formula="of:=[.B36]/[.C$1]" office:value-type="float" office:value="144.5" calcext:value-type="float">
            <text:p>144.5</text:p>
          </table:table-cell>
          <table:table-cell table:formula="of:=[.A36]*[.D$1]" office:value-type="float" office:value="0" calcext:value-type="float">
            <text:p>0</text:p>
          </table:table-cell>
          <table:table-cell table:formula="of:=FLOOR([.D36]+[.C36])" office:value-type="float" office:value="144" calcext:value-type="float">
            <text:p>144</text:p>
          </table:table-cell>
          <table:table-cell table:formula="of:=LOG([.E36])/LOG(2)" office:value-type="float" office:value="7.16992500144231" calcext:value-type="float">
            <text:p>7.16992500144231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A37]*[.A37]" office:value-type="float" office:value="1225" calcext:value-type="float">
            <text:p>1225</text:p>
          </table:table-cell>
          <table:table-cell table:formula="of:=[.B37]/[.C$1]" office:value-type="float" office:value="153.125" calcext:value-type="float">
            <text:p>153.125</text:p>
          </table:table-cell>
          <table:table-cell table:formula="of:=[.A37]*[.D$1]" office:value-type="float" office:value="0" calcext:value-type="float">
            <text:p>0</text:p>
          </table:table-cell>
          <table:table-cell table:formula="of:=FLOOR([.D37]+[.C37])" office:value-type="float" office:value="153" calcext:value-type="float">
            <text:p>153</text:p>
          </table:table-cell>
          <table:table-cell table:formula="of:=LOG([.E37])/LOG(2)" office:value-type="float" office:value="7.25738784269265" calcext:value-type="float">
            <text:p>7.25738784269265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A38]*[.A38]" office:value-type="float" office:value="1296" calcext:value-type="float">
            <text:p>1296</text:p>
          </table:table-cell>
          <table:table-cell table:formula="of:=[.B38]/[.C$1]" office:value-type="float" office:value="162" calcext:value-type="float">
            <text:p>162</text:p>
          </table:table-cell>
          <table:table-cell table:formula="of:=[.A38]*[.D$1]" office:value-type="float" office:value="0" calcext:value-type="float">
            <text:p>0</text:p>
          </table:table-cell>
          <table:table-cell table:formula="of:=FLOOR([.D38]+[.C38])" office:value-type="float" office:value="162" calcext:value-type="float">
            <text:p>162</text:p>
          </table:table-cell>
          <table:table-cell table:formula="of:=LOG([.E38])/LOG(2)" office:value-type="float" office:value="7.33985000288462" calcext:value-type="float">
            <text:p>7.33985000288462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A39]*[.A39]" office:value-type="float" office:value="1369" calcext:value-type="float">
            <text:p>1369</text:p>
          </table:table-cell>
          <table:table-cell table:formula="of:=[.B39]/[.C$1]" office:value-type="float" office:value="171.125" calcext:value-type="float">
            <text:p>171.125</text:p>
          </table:table-cell>
          <table:table-cell table:formula="of:=[.A39]*[.D$1]" office:value-type="float" office:value="0" calcext:value-type="float">
            <text:p>0</text:p>
          </table:table-cell>
          <table:table-cell table:formula="of:=FLOOR([.D39]+[.C39])" office:value-type="float" office:value="171" calcext:value-type="float">
            <text:p>171</text:p>
          </table:table-cell>
          <table:table-cell table:formula="of:=LOG([.E39])/LOG(2)" office:value-type="float" office:value="7.4178525148859" calcext:value-type="float">
            <text:p>7.4178525148859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A40]*[.A40]" office:value-type="float" office:value="1444" calcext:value-type="float">
            <text:p>1444</text:p>
          </table:table-cell>
          <table:table-cell table:formula="of:=[.B40]/[.C$1]" office:value-type="float" office:value="180.5" calcext:value-type="float">
            <text:p>180.5</text:p>
          </table:table-cell>
          <table:table-cell table:formula="of:=[.A40]*[.D$1]" office:value-type="float" office:value="0" calcext:value-type="float">
            <text:p>0</text:p>
          </table:table-cell>
          <table:table-cell table:formula="of:=FLOOR([.D40]+[.C40])" office:value-type="float" office:value="180" calcext:value-type="float">
            <text:p>180</text:p>
          </table:table-cell>
          <table:table-cell table:formula="of:=LOG([.E40])/LOG(2)" office:value-type="float" office:value="7.49185309632968" calcext:value-type="float">
            <text:p>7.49185309632968</text:p>
          </table:table-cell>
          <table:table-cell table:number-columns-repeated="6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A41]*[.A41]" office:value-type="float" office:value="1521" calcext:value-type="float">
            <text:p>1521</text:p>
          </table:table-cell>
          <table:table-cell table:formula="of:=[.B41]/[.C$1]" office:value-type="float" office:value="190.125" calcext:value-type="float">
            <text:p>190.125</text:p>
          </table:table-cell>
          <table:table-cell table:formula="of:=[.A41]*[.D$1]" office:value-type="float" office:value="0" calcext:value-type="float">
            <text:p>0</text:p>
          </table:table-cell>
          <table:table-cell table:formula="of:=FLOOR([.D41]+[.C41])" office:value-type="float" office:value="190" calcext:value-type="float">
            <text:p>190</text:p>
          </table:table-cell>
          <table:table-cell table:formula="of:=LOG([.E41])/LOG(2)" office:value-type="float" office:value="7.56985560833095" calcext:value-type="float">
            <text:p>7.56985560833095</text:p>
          </table:table-cell>
          <table:table-cell table:number-columns-repeated="6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[.A42]*[.A42]" office:value-type="float" office:value="1600" calcext:value-type="float">
            <text:p>1600</text:p>
          </table:table-cell>
          <table:table-cell table:formula="of:=[.B42]/[.C$1]" office:value-type="float" office:value="200" calcext:value-type="float">
            <text:p>200</text:p>
          </table:table-cell>
          <table:table-cell table:formula="of:=[.A42]*[.D$1]" office:value-type="float" office:value="0" calcext:value-type="float">
            <text:p>0</text:p>
          </table:table-cell>
          <table:table-cell table:formula="of:=FLOOR([.D42]+[.C42])" office:value-type="float" office:value="200" calcext:value-type="float">
            <text:p>200</text:p>
          </table:table-cell>
          <table:table-cell table:formula="of:=LOG([.E42])/LOG(2)" office:value-type="float" office:value="7.64385618977472" calcext:value-type="float">
            <text:p>7.64385618977472</text:p>
          </table:table-cell>
          <table:table-cell table:number-columns-repeated="6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A43]*[.A43]" office:value-type="float" office:value="1681" calcext:value-type="float">
            <text:p>1681</text:p>
          </table:table-cell>
          <table:table-cell table:formula="of:=[.B43]/[.C$1]" office:value-type="float" office:value="210.125" calcext:value-type="float">
            <text:p>210.125</text:p>
          </table:table-cell>
          <table:table-cell table:formula="of:=[.A43]*[.D$1]" office:value-type="float" office:value="0" calcext:value-type="float">
            <text:p>0</text:p>
          </table:table-cell>
          <table:table-cell table:formula="of:=FLOOR([.D43]+[.C43])" office:value-type="float" office:value="210" calcext:value-type="float">
            <text:p>210</text:p>
          </table:table-cell>
          <table:table-cell table:formula="of:=LOG([.E43])/LOG(2)" office:value-type="float" office:value="7.71424551766612" calcext:value-type="float">
            <text:p>7.71424551766612</text:p>
          </table:table-cell>
          <table:table-cell table:number-columns-repeated="6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A44]*[.A44]" office:value-type="float" office:value="1764" calcext:value-type="float">
            <text:p>1764</text:p>
          </table:table-cell>
          <table:table-cell table:formula="of:=[.B44]/[.C$1]" office:value-type="float" office:value="220.5" calcext:value-type="float">
            <text:p>220.5</text:p>
          </table:table-cell>
          <table:table-cell table:formula="of:=[.A44]*[.D$1]" office:value-type="float" office:value="0" calcext:value-type="float">
            <text:p>0</text:p>
          </table:table-cell>
          <table:table-cell table:formula="of:=FLOOR([.D44]+[.C44])" office:value-type="float" office:value="220" calcext:value-type="float">
            <text:p>220</text:p>
          </table:table-cell>
          <table:table-cell table:formula="of:=LOG([.E44])/LOG(2)" office:value-type="float" office:value="7.78135971352466" calcext:value-type="float">
            <text:p>7.78135971352466</text:p>
          </table:table-cell>
          <table:table-cell table:number-columns-repeated="6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A45]*[.A45]" office:value-type="float" office:value="1849" calcext:value-type="float">
            <text:p>1849</text:p>
          </table:table-cell>
          <table:table-cell table:formula="of:=[.B45]/[.C$1]" office:value-type="float" office:value="231.125" calcext:value-type="float">
            <text:p>231.125</text:p>
          </table:table-cell>
          <table:table-cell table:formula="of:=[.A45]*[.D$1]" office:value-type="float" office:value="0" calcext:value-type="float">
            <text:p>0</text:p>
          </table:table-cell>
          <table:table-cell table:formula="of:=FLOOR([.D45]+[.C45])" office:value-type="float" office:value="231" calcext:value-type="float">
            <text:p>231</text:p>
          </table:table-cell>
          <table:table-cell table:formula="of:=LOG([.E45])/LOG(2)" office:value-type="float" office:value="7.85174904141606" calcext:value-type="float">
            <text:p>7.85174904141606</text:p>
          </table:table-cell>
          <table:table-cell table:number-columns-repeated="6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A46]*[.A46]" office:value-type="float" office:value="1936" calcext:value-type="float">
            <text:p>1936</text:p>
          </table:table-cell>
          <table:table-cell table:formula="of:=[.B46]/[.C$1]" office:value-type="float" office:value="242" calcext:value-type="float">
            <text:p>242</text:p>
          </table:table-cell>
          <table:table-cell table:formula="of:=[.A46]*[.D$1]" office:value-type="float" office:value="0" calcext:value-type="float">
            <text:p>0</text:p>
          </table:table-cell>
          <table:table-cell table:formula="of:=FLOOR([.D46]+[.C46])" office:value-type="float" office:value="242" calcext:value-type="float">
            <text:p>242</text:p>
          </table:table-cell>
          <table:table-cell table:formula="of:=LOG([.E46])/LOG(2)" office:value-type="float" office:value="7.9188632372746" calcext:value-type="float">
            <text:p>7.9188632372746</text:p>
          </table:table-cell>
          <table:table-cell table:number-columns-repeated="6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[.A47]*[.A47]" office:value-type="float" office:value="2025" calcext:value-type="float">
            <text:p>2025</text:p>
          </table:table-cell>
          <table:table-cell table:formula="of:=[.B47]/[.C$1]" office:value-type="float" office:value="253.125" calcext:value-type="float">
            <text:p>253.125</text:p>
          </table:table-cell>
          <table:table-cell table:formula="of:=[.A47]*[.D$1]" office:value-type="float" office:value="0" calcext:value-type="float">
            <text:p>0</text:p>
          </table:table-cell>
          <table:table-cell table:formula="of:=FLOOR([.D47]+[.C47])" office:value-type="float" office:value="253" calcext:value-type="float">
            <text:p>253</text:p>
          </table:table-cell>
          <table:table-cell table:formula="of:=LOG([.E47])/LOG(2)" office:value-type="float" office:value="7.98299357469431" calcext:value-type="float">
            <text:p>7.98299357469431</text:p>
          </table:table-cell>
          <table:table-cell table:number-columns-repeated="6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A48]*[.A48]" office:value-type="float" office:value="2116" calcext:value-type="float">
            <text:p>2116</text:p>
          </table:table-cell>
          <table:table-cell table:formula="of:=[.B48]/[.C$1]" office:value-type="float" office:value="264.5" calcext:value-type="float">
            <text:p>264.5</text:p>
          </table:table-cell>
          <table:table-cell table:formula="of:=[.A48]*[.D$1]" office:value-type="float" office:value="0" calcext:value-type="float">
            <text:p>0</text:p>
          </table:table-cell>
          <table:table-cell table:formula="of:=FLOOR([.D48]+[.C48])" office:value-type="float" office:value="264" calcext:value-type="float">
            <text:p>264</text:p>
          </table:table-cell>
          <table:table-cell table:formula="of:=LOG([.E48])/LOG(2)" office:value-type="float" office:value="8.04439411935845" calcext:value-type="float">
            <text:p>8.04439411935845</text:p>
          </table:table-cell>
          <table:table-cell table:number-columns-repeated="6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A49]*[.A49]" office:value-type="float" office:value="2209" calcext:value-type="float">
            <text:p>2209</text:p>
          </table:table-cell>
          <table:table-cell table:formula="of:=[.B49]/[.C$1]" office:value-type="float" office:value="276.125" calcext:value-type="float">
            <text:p>276.125</text:p>
          </table:table-cell>
          <table:table-cell table:formula="of:=[.A49]*[.D$1]" office:value-type="float" office:value="0" calcext:value-type="float">
            <text:p>0</text:p>
          </table:table-cell>
          <table:table-cell table:formula="of:=FLOOR([.D49]+[.C49])" office:value-type="float" office:value="276" calcext:value-type="float">
            <text:p>276</text:p>
          </table:table-cell>
          <table:table-cell table:formula="of:=LOG([.E49])/LOG(2)" office:value-type="float" office:value="8.10852445677817" calcext:value-type="float">
            <text:p>8.10852445677817</text:p>
          </table:table-cell>
          <table:table-cell table:number-columns-repeated="6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A50]*[.A50]" office:value-type="float" office:value="2304" calcext:value-type="float">
            <text:p>2304</text:p>
          </table:table-cell>
          <table:table-cell table:formula="of:=[.B50]/[.C$1]" office:value-type="float" office:value="288" calcext:value-type="float">
            <text:p>288</text:p>
          </table:table-cell>
          <table:table-cell table:formula="of:=[.A50]*[.D$1]" office:value-type="float" office:value="0" calcext:value-type="float">
            <text:p>0</text:p>
          </table:table-cell>
          <table:table-cell table:formula="of:=FLOOR([.D50]+[.C50])" office:value-type="float" office:value="288" calcext:value-type="float">
            <text:p>288</text:p>
          </table:table-cell>
          <table:table-cell table:formula="of:=LOG([.E50])/LOG(2)" office:value-type="float" office:value="8.16992500144231" calcext:value-type="float">
            <text:p>8.16992500144231</text:p>
          </table:table-cell>
          <table:table-cell table:number-columns-repeated="6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A51]*[.A51]" office:value-type="float" office:value="2401" calcext:value-type="float">
            <text:p>2401</text:p>
          </table:table-cell>
          <table:table-cell table:formula="of:=[.B51]/[.C$1]" office:value-type="float" office:value="300.125" calcext:value-type="float">
            <text:p>300.125</text:p>
          </table:table-cell>
          <table:table-cell table:formula="of:=[.A51]*[.D$1]" office:value-type="float" office:value="0" calcext:value-type="float">
            <text:p>0</text:p>
          </table:table-cell>
          <table:table-cell table:formula="of:=FLOOR([.D51]+[.C51])" office:value-type="float" office:value="300" calcext:value-type="float">
            <text:p>300</text:p>
          </table:table-cell>
          <table:table-cell table:formula="of:=LOG([.E51])/LOG(2)" office:value-type="float" office:value="8.22881869049588" calcext:value-type="float">
            <text:p>8.22881869049588</text:p>
          </table:table-cell>
          <table:table-cell table:number-columns-repeated="6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[.A52]*[.A52]" office:value-type="float" office:value="2500" calcext:value-type="float">
            <text:p>2500</text:p>
          </table:table-cell>
          <table:table-cell table:formula="of:=[.B52]/[.C$1]" office:value-type="float" office:value="312.5" calcext:value-type="float">
            <text:p>312.5</text:p>
          </table:table-cell>
          <table:table-cell table:formula="of:=[.A52]*[.D$1]" office:value-type="float" office:value="0" calcext:value-type="float">
            <text:p>0</text:p>
          </table:table-cell>
          <table:table-cell table:formula="of:=FLOOR([.D52]+[.C52])" office:value-type="float" office:value="312" calcext:value-type="float">
            <text:p>312</text:p>
          </table:table-cell>
          <table:table-cell table:formula="of:=LOG([.E52])/LOG(2)" office:value-type="float" office:value="8.28540221886225" calcext:value-type="float">
            <text:p>8.28540221886225</text:p>
          </table:table-cell>
          <table:table-cell table:number-columns-repeated="6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A53]*[.A53]" office:value-type="float" office:value="2601" calcext:value-type="float">
            <text:p>2601</text:p>
          </table:table-cell>
          <table:table-cell table:formula="of:=[.B53]/[.C$1]" office:value-type="float" office:value="325.125" calcext:value-type="float">
            <text:p>325.125</text:p>
          </table:table-cell>
          <table:table-cell table:formula="of:=[.A53]*[.D$1]" office:value-type="float" office:value="0" calcext:value-type="float">
            <text:p>0</text:p>
          </table:table-cell>
          <table:table-cell table:formula="of:=FLOOR([.D53]+[.C53])" office:value-type="float" office:value="325" calcext:value-type="float">
            <text:p>325</text:p>
          </table:table-cell>
          <table:table-cell table:formula="of:=LOG([.E53])/LOG(2)" office:value-type="float" office:value="8.34429590791582" calcext:value-type="float">
            <text:p>8.34429590791582</text:p>
          </table:table-cell>
          <table:table-cell table:number-columns-repeated="6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A54]*[.A54]" office:value-type="float" office:value="2704" calcext:value-type="float">
            <text:p>2704</text:p>
          </table:table-cell>
          <table:table-cell table:formula="of:=[.B54]/[.C$1]" office:value-type="float" office:value="338" calcext:value-type="float">
            <text:p>338</text:p>
          </table:table-cell>
          <table:table-cell table:formula="of:=[.A54]*[.D$1]" office:value-type="float" office:value="0" calcext:value-type="float">
            <text:p>0</text:p>
          </table:table-cell>
          <table:table-cell table:formula="of:=FLOOR([.D54]+[.C54])" office:value-type="float" office:value="338" calcext:value-type="float">
            <text:p>338</text:p>
          </table:table-cell>
          <table:table-cell table:formula="of:=LOG([.E54])/LOG(2)" office:value-type="float" office:value="8.40087943628219" calcext:value-type="float">
            <text:p>8.40087943628219</text:p>
          </table:table-cell>
          <table:table-cell table:number-columns-repeated="6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A55]*[.A55]" office:value-type="float" office:value="2809" calcext:value-type="float">
            <text:p>2809</text:p>
          </table:table-cell>
          <table:table-cell table:formula="of:=[.B55]/[.C$1]" office:value-type="float" office:value="351.125" calcext:value-type="float">
            <text:p>351.125</text:p>
          </table:table-cell>
          <table:table-cell table:formula="of:=[.A55]*[.D$1]" office:value-type="float" office:value="0" calcext:value-type="float">
            <text:p>0</text:p>
          </table:table-cell>
          <table:table-cell table:formula="of:=FLOOR([.D55]+[.C55])" office:value-type="float" office:value="351" calcext:value-type="float">
            <text:p>351</text:p>
          </table:table-cell>
          <table:table-cell table:formula="of:=LOG([.E55])/LOG(2)" office:value-type="float" office:value="8.45532722030456" calcext:value-type="float">
            <text:p>8.45532722030456</text:p>
          </table:table-cell>
          <table:table-cell table:number-columns-repeated="6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A56]*[.A56]" office:value-type="float" office:value="2916" calcext:value-type="float">
            <text:p>2916</text:p>
          </table:table-cell>
          <table:table-cell table:formula="of:=[.B56]/[.C$1]" office:value-type="float" office:value="364.5" calcext:value-type="float">
            <text:p>364.5</text:p>
          </table:table-cell>
          <table:table-cell table:formula="of:=[.A56]*[.D$1]" office:value-type="float" office:value="0" calcext:value-type="float">
            <text:p>0</text:p>
          </table:table-cell>
          <table:table-cell table:formula="of:=FLOOR([.D56]+[.C56])" office:value-type="float" office:value="364" calcext:value-type="float">
            <text:p>364</text:p>
          </table:table-cell>
          <table:table-cell table:formula="of:=LOG([.E56])/LOG(2)" office:value-type="float" office:value="8.5077946401987" calcext:value-type="float">
            <text:p>8.5077946401987</text:p>
          </table:table-cell>
          <table:table-cell table:number-columns-repeated="6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[.A57]*[.A57]" office:value-type="float" office:value="3025" calcext:value-type="float">
            <text:p>3025</text:p>
          </table:table-cell>
          <table:table-cell table:formula="of:=[.B57]/[.C$1]" office:value-type="float" office:value="378.125" calcext:value-type="float">
            <text:p>378.125</text:p>
          </table:table-cell>
          <table:table-cell table:formula="of:=[.A57]*[.D$1]" office:value-type="float" office:value="0" calcext:value-type="float">
            <text:p>0</text:p>
          </table:table-cell>
          <table:table-cell table:formula="of:=FLOOR([.D57]+[.C57])" office:value-type="float" office:value="378" calcext:value-type="float">
            <text:p>378</text:p>
          </table:table-cell>
          <table:table-cell table:formula="of:=LOG([.E57])/LOG(2)" office:value-type="float" office:value="8.56224242422107" calcext:value-type="float">
            <text:p>8.56224242422107</text:p>
          </table:table-cell>
          <table:table-cell table:number-columns-repeated="6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A58]*[.A58]" office:value-type="float" office:value="3136" calcext:value-type="float">
            <text:p>3136</text:p>
          </table:table-cell>
          <table:table-cell table:formula="of:=[.B58]/[.C$1]" office:value-type="float" office:value="392" calcext:value-type="float">
            <text:p>392</text:p>
          </table:table-cell>
          <table:table-cell table:formula="of:=[.A58]*[.D$1]" office:value-type="float" office:value="0" calcext:value-type="float">
            <text:p>0</text:p>
          </table:table-cell>
          <table:table-cell table:formula="of:=FLOOR([.D58]+[.C58])" office:value-type="float" office:value="392" calcext:value-type="float">
            <text:p>392</text:p>
          </table:table-cell>
          <table:table-cell table:formula="of:=LOG([.E58])/LOG(2)" office:value-type="float" office:value="8.61470984411521" calcext:value-type="float">
            <text:p>8.61470984411521</text:p>
          </table:table-cell>
          <table:table-cell table:number-columns-repeated="6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A59]*[.A59]" office:value-type="float" office:value="3249" calcext:value-type="float">
            <text:p>3249</text:p>
          </table:table-cell>
          <table:table-cell table:formula="of:=[.B59]/[.C$1]" office:value-type="float" office:value="406.125" calcext:value-type="float">
            <text:p>406.125</text:p>
          </table:table-cell>
          <table:table-cell table:formula="of:=[.A59]*[.D$1]" office:value-type="float" office:value="0" calcext:value-type="float">
            <text:p>0</text:p>
          </table:table-cell>
          <table:table-cell table:formula="of:=FLOOR([.D59]+[.C59])" office:value-type="float" office:value="406" calcext:value-type="float">
            <text:p>406</text:p>
          </table:table-cell>
          <table:table-cell table:formula="of:=LOG([.E59])/LOG(2)" office:value-type="float" office:value="8.66533591718518" calcext:value-type="float">
            <text:p>8.66533591718518</text:p>
          </table:table-cell>
          <table:table-cell table:number-columns-repeated="6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A60]*[.A60]" office:value-type="float" office:value="3364" calcext:value-type="float">
            <text:p>3364</text:p>
          </table:table-cell>
          <table:table-cell table:formula="of:=[.B60]/[.C$1]" office:value-type="float" office:value="420.5" calcext:value-type="float">
            <text:p>420.5</text:p>
          </table:table-cell>
          <table:table-cell table:formula="of:=[.A60]*[.D$1]" office:value-type="float" office:value="0" calcext:value-type="float">
            <text:p>0</text:p>
          </table:table-cell>
          <table:table-cell table:formula="of:=FLOOR([.D60]+[.C60])" office:value-type="float" office:value="420" calcext:value-type="float">
            <text:p>420</text:p>
          </table:table-cell>
          <table:table-cell table:formula="of:=LOG([.E60])/LOG(2)" office:value-type="float" office:value="8.71424551766612" calcext:value-type="float">
            <text:p>8.71424551766612</text:p>
          </table:table-cell>
          <table:table-cell table:number-columns-repeated="6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A61]*[.A61]" office:value-type="float" office:value="3481" calcext:value-type="float">
            <text:p>3481</text:p>
          </table:table-cell>
          <table:table-cell table:formula="of:=[.B61]/[.C$1]" office:value-type="float" office:value="435.125" calcext:value-type="float">
            <text:p>435.125</text:p>
          </table:table-cell>
          <table:table-cell table:formula="of:=[.A61]*[.D$1]" office:value-type="float" office:value="0" calcext:value-type="float">
            <text:p>0</text:p>
          </table:table-cell>
          <table:table-cell table:formula="of:=FLOOR([.D61]+[.C61])" office:value-type="float" office:value="435" calcext:value-type="float">
            <text:p>435</text:p>
          </table:table-cell>
          <table:table-cell table:formula="of:=LOG([.E61])/LOG(2)" office:value-type="float" office:value="8.76487159073609" calcext:value-type="float">
            <text:p>8.76487159073609</text:p>
          </table:table-cell>
          <table:table-cell table:number-columns-repeated="6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[.A62]*[.A62]" office:value-type="float" office:value="3600" calcext:value-type="float">
            <text:p>3600</text:p>
          </table:table-cell>
          <table:table-cell table:formula="of:=[.B62]/[.C$1]" office:value-type="float" office:value="450" calcext:value-type="float">
            <text:p>450</text:p>
          </table:table-cell>
          <table:table-cell table:formula="of:=[.A62]*[.D$1]" office:value-type="float" office:value="0" calcext:value-type="float">
            <text:p>0</text:p>
          </table:table-cell>
          <table:table-cell table:formula="of:=FLOOR([.D62]+[.C62])" office:value-type="float" office:value="450" calcext:value-type="float">
            <text:p>450</text:p>
          </table:table-cell>
          <table:table-cell table:formula="of:=LOG([.E62])/LOG(2)" office:value-type="float" office:value="8.81378119121704" calcext:value-type="float">
            <text:p>8.81378119121704</text:p>
          </table:table-cell>
          <table:table-cell table:number-columns-repeated="6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A63]*[.A63]" office:value-type="float" office:value="3721" calcext:value-type="float">
            <text:p>3721</text:p>
          </table:table-cell>
          <table:table-cell table:formula="of:=[.B63]/[.C$1]" office:value-type="float" office:value="465.125" calcext:value-type="float">
            <text:p>465.125</text:p>
          </table:table-cell>
          <table:table-cell table:formula="of:=[.A63]*[.D$1]" office:value-type="float" office:value="0" calcext:value-type="float">
            <text:p>0</text:p>
          </table:table-cell>
          <table:table-cell table:formula="of:=FLOOR([.D63]+[.C63])" office:value-type="float" office:value="465" calcext:value-type="float">
            <text:p>465</text:p>
          </table:table-cell>
          <table:table-cell table:formula="of:=LOG([.E63])/LOG(2)" office:value-type="float" office:value="8.8610869059954" calcext:value-type="float">
            <text:p>8.8610869059954</text:p>
          </table:table-cell>
          <table:table-cell table:number-columns-repeated="6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A64]*[.A64]" office:value-type="float" office:value="3844" calcext:value-type="float">
            <text:p>3844</text:p>
          </table:table-cell>
          <table:table-cell table:formula="of:=[.B64]/[.C$1]" office:value-type="float" office:value="480.5" calcext:value-type="float">
            <text:p>480.5</text:p>
          </table:table-cell>
          <table:table-cell table:formula="of:=[.A64]*[.D$1]" office:value-type="float" office:value="0" calcext:value-type="float">
            <text:p>0</text:p>
          </table:table-cell>
          <table:table-cell table:formula="of:=FLOOR([.D64]+[.C64])" office:value-type="float" office:value="480" calcext:value-type="float">
            <text:p>480</text:p>
          </table:table-cell>
          <table:table-cell table:formula="of:=LOG([.E64])/LOG(2)" office:value-type="float" office:value="8.90689059560852" calcext:value-type="float">
            <text:p>8.90689059560852</text:p>
          </table:table-cell>
          <table:table-cell table:number-columns-repeated="6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A65]*[.A65]" office:value-type="float" office:value="3969" calcext:value-type="float">
            <text:p>3969</text:p>
          </table:table-cell>
          <table:table-cell table:formula="of:=[.B65]/[.C$1]" office:value-type="float" office:value="496.125" calcext:value-type="float">
            <text:p>496.125</text:p>
          </table:table-cell>
          <table:table-cell table:formula="of:=[.A65]*[.D$1]" office:value-type="float" office:value="0" calcext:value-type="float">
            <text:p>0</text:p>
          </table:table-cell>
          <table:table-cell table:formula="of:=FLOOR([.D65]+[.C65])" office:value-type="float" office:value="496" calcext:value-type="float">
            <text:p>496</text:p>
          </table:table-cell>
          <table:table-cell table:formula="of:=LOG([.E65])/LOG(2)" office:value-type="float" office:value="8.95419631038688" calcext:value-type="float">
            <text:p>8.95419631038688</text:p>
          </table:table-cell>
          <table:table-cell table:number-columns-repeated="6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A66]*[.A66]" office:value-type="float" office:value="4096" calcext:value-type="float">
            <text:p>4096</text:p>
          </table:table-cell>
          <table:table-cell table:formula="of:=[.B66]/[.C$1]" office:value-type="float" office:value="512" calcext:value-type="float">
            <text:p>512</text:p>
          </table:table-cell>
          <table:table-cell table:formula="of:=[.A66]*[.D$1]" office:value-type="float" office:value="0" calcext:value-type="float">
            <text:p>0</text:p>
          </table:table-cell>
          <table:table-cell table:formula="of:=FLOOR([.D66]+[.C66])" office:value-type="float" office:value="512" calcext:value-type="float">
            <text:p>512</text:p>
          </table:table-cell>
          <table:table-cell table:formula="of:=LOG([.E66])/LOG(2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[.A67]*[.A67]" office:value-type="float" office:value="4225" calcext:value-type="float">
            <text:p>4225</text:p>
          </table:table-cell>
          <table:table-cell table:formula="of:=[.B67]/[.C$1]" office:value-type="float" office:value="528.125" calcext:value-type="float">
            <text:p>528.125</text:p>
          </table:table-cell>
          <table:table-cell table:formula="of:=[.A67]*[.D$1]" office:value-type="float" office:value="0" calcext:value-type="float">
            <text:p>0</text:p>
          </table:table-cell>
          <table:table-cell table:formula="of:=FLOOR([.D67]+[.C67])" office:value-type="float" office:value="528" calcext:value-type="float">
            <text:p>528</text:p>
          </table:table-cell>
          <table:table-cell table:formula="of:=LOG([.E67])/LOG(2)" office:value-type="float" office:value="9.04439411935845" calcext:value-type="float">
            <text:p>9.04439411935845</text:p>
          </table:table-cell>
          <table:table-cell table:number-columns-repeated="6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A68]*[.A68]" office:value-type="float" office:value="4356" calcext:value-type="float">
            <text:p>4356</text:p>
          </table:table-cell>
          <table:table-cell table:formula="of:=[.B68]/[.C$1]" office:value-type="float" office:value="544.5" calcext:value-type="float">
            <text:p>544.5</text:p>
          </table:table-cell>
          <table:table-cell table:formula="of:=[.A68]*[.D$1]" office:value-type="float" office:value="0" calcext:value-type="float">
            <text:p>0</text:p>
          </table:table-cell>
          <table:table-cell table:formula="of:=FLOOR([.D68]+[.C68])" office:value-type="float" office:value="544" calcext:value-type="float">
            <text:p>544</text:p>
          </table:table-cell>
          <table:table-cell table:formula="of:=LOG([.E68])/LOG(2)" office:value-type="float" office:value="9.08746284125034" calcext:value-type="float">
            <text:p>9.08746284125034</text:p>
          </table:table-cell>
          <table:table-cell table:number-columns-repeated="6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A69]*[.A69]" office:value-type="float" office:value="4489" calcext:value-type="float">
            <text:p>4489</text:p>
          </table:table-cell>
          <table:table-cell table:formula="of:=[.B69]/[.C$1]" office:value-type="float" office:value="561.125" calcext:value-type="float">
            <text:p>561.125</text:p>
          </table:table-cell>
          <table:table-cell table:formula="of:=[.A69]*[.D$1]" office:value-type="float" office:value="0" calcext:value-type="float">
            <text:p>0</text:p>
          </table:table-cell>
          <table:table-cell table:formula="of:=FLOOR([.D69]+[.C69])" office:value-type="float" office:value="561" calcext:value-type="float">
            <text:p>561</text:p>
          </table:table-cell>
          <table:table-cell table:formula="of:=LOG([.E69])/LOG(2)" office:value-type="float" office:value="9.13185696060879" calcext:value-type="float">
            <text:p>9.13185696060879</text:p>
          </table:table-cell>
          <table:table-cell table:number-columns-repeated="6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A70]*[.A70]" office:value-type="float" office:value="4624" calcext:value-type="float">
            <text:p>4624</text:p>
          </table:table-cell>
          <table:table-cell table:formula="of:=[.B70]/[.C$1]" office:value-type="float" office:value="578" calcext:value-type="float">
            <text:p>578</text:p>
          </table:table-cell>
          <table:table-cell table:formula="of:=[.A70]*[.D$1]" office:value-type="float" office:value="0" calcext:value-type="float">
            <text:p>0</text:p>
          </table:table-cell>
          <table:table-cell table:formula="of:=FLOOR([.D70]+[.C70])" office:value-type="float" office:value="578" calcext:value-type="float">
            <text:p>578</text:p>
          </table:table-cell>
          <table:table-cell table:formula="of:=LOG([.E70])/LOG(2)" office:value-type="float" office:value="9.17492568250068" calcext:value-type="float">
            <text:p>9.17492568250068</text:p>
          </table:table-cell>
          <table:table-cell table:number-columns-repeated="6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A71]*[.A71]" office:value-type="float" office:value="4761" calcext:value-type="float">
            <text:p>4761</text:p>
          </table:table-cell>
          <table:table-cell table:formula="of:=[.B71]/[.C$1]" office:value-type="float" office:value="595.125" calcext:value-type="float">
            <text:p>595.125</text:p>
          </table:table-cell>
          <table:table-cell table:formula="of:=[.A71]*[.D$1]" office:value-type="float" office:value="0" calcext:value-type="float">
            <text:p>0</text:p>
          </table:table-cell>
          <table:table-cell table:formula="of:=FLOOR([.D71]+[.C71])" office:value-type="float" office:value="595" calcext:value-type="float">
            <text:p>595</text:p>
          </table:table-cell>
          <table:table-cell table:formula="of:=LOG([.E71])/LOG(2)" office:value-type="float" office:value="9.21674585819531" calcext:value-type="float">
            <text:p>9.21674585819531</text:p>
          </table:table-cell>
          <table:table-cell table:number-columns-repeated="6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[.A72]*[.A72]" office:value-type="float" office:value="4900" calcext:value-type="float">
            <text:p>4900</text:p>
          </table:table-cell>
          <table:table-cell table:formula="of:=[.B72]/[.C$1]" office:value-type="float" office:value="612.5" calcext:value-type="float">
            <text:p>612.5</text:p>
          </table:table-cell>
          <table:table-cell table:formula="of:=[.A72]*[.D$1]" office:value-type="float" office:value="0" calcext:value-type="float">
            <text:p>0</text:p>
          </table:table-cell>
          <table:table-cell table:formula="of:=FLOOR([.D72]+[.C72])" office:value-type="float" office:value="612" calcext:value-type="float">
            <text:p>612</text:p>
          </table:table-cell>
          <table:table-cell table:formula="of:=LOG([.E72])/LOG(2)" office:value-type="float" office:value="9.25738784269265" calcext:value-type="float">
            <text:p>9.25738784269265</text:p>
          </table:table-cell>
          <table:table-cell table:number-columns-repeated="6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A73]*[.A73]" office:value-type="float" office:value="5041" calcext:value-type="float">
            <text:p>5041</text:p>
          </table:table-cell>
          <table:table-cell table:formula="of:=[.B73]/[.C$1]" office:value-type="float" office:value="630.125" calcext:value-type="float">
            <text:p>630.125</text:p>
          </table:table-cell>
          <table:table-cell table:formula="of:=[.A73]*[.D$1]" office:value-type="float" office:value="0" calcext:value-type="float">
            <text:p>0</text:p>
          </table:table-cell>
          <table:table-cell table:formula="of:=FLOOR([.D73]+[.C73])" office:value-type="float" office:value="630" calcext:value-type="float">
            <text:p>630</text:p>
          </table:table-cell>
          <table:table-cell table:formula="of:=LOG([.E73])/LOG(2)" office:value-type="float" office:value="9.29920801838728" calcext:value-type="float">
            <text:p>9.29920801838728</text:p>
          </table:table-cell>
          <table:table-cell table:number-columns-repeated="6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A74]*[.A74]" office:value-type="float" office:value="5184" calcext:value-type="float">
            <text:p>5184</text:p>
          </table:table-cell>
          <table:table-cell table:formula="of:=[.B74]/[.C$1]" office:value-type="float" office:value="648" calcext:value-type="float">
            <text:p>648</text:p>
          </table:table-cell>
          <table:table-cell table:formula="of:=[.A74]*[.D$1]" office:value-type="float" office:value="0" calcext:value-type="float">
            <text:p>0</text:p>
          </table:table-cell>
          <table:table-cell table:formula="of:=FLOOR([.D74]+[.C74])" office:value-type="float" office:value="648" calcext:value-type="float">
            <text:p>648</text:p>
          </table:table-cell>
          <table:table-cell table:formula="of:=LOG([.E74])/LOG(2)" office:value-type="float" office:value="9.33985000288462" calcext:value-type="float">
            <text:p>9.33985000288462</text:p>
          </table:table-cell>
          <table:table-cell table:number-columns-repeated="6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A75]*[.A75]" office:value-type="float" office:value="5329" calcext:value-type="float">
            <text:p>5329</text:p>
          </table:table-cell>
          <table:table-cell table:formula="of:=[.B75]/[.C$1]" office:value-type="float" office:value="666.125" calcext:value-type="float">
            <text:p>666.125</text:p>
          </table:table-cell>
          <table:table-cell table:formula="of:=[.A75]*[.D$1]" office:value-type="float" office:value="0" calcext:value-type="float">
            <text:p>0</text:p>
          </table:table-cell>
          <table:table-cell table:formula="of:=FLOOR([.D75]+[.C75])" office:value-type="float" office:value="666" calcext:value-type="float">
            <text:p>666</text:p>
          </table:table-cell>
          <table:table-cell table:formula="of:=LOG([.E75])/LOG(2)" office:value-type="float" office:value="9.37937836707126" calcext:value-type="float">
            <text:p>9.37937836707126</text:p>
          </table:table-cell>
          <table:table-cell table:number-columns-repeated="6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A76]*[.A76]" office:value-type="float" office:value="5476" calcext:value-type="float">
            <text:p>5476</text:p>
          </table:table-cell>
          <table:table-cell table:formula="of:=[.B76]/[.C$1]" office:value-type="float" office:value="684.5" calcext:value-type="float">
            <text:p>684.5</text:p>
          </table:table-cell>
          <table:table-cell table:formula="of:=[.A76]*[.D$1]" office:value-type="float" office:value="0" calcext:value-type="float">
            <text:p>0</text:p>
          </table:table-cell>
          <table:table-cell table:formula="of:=FLOOR([.D76]+[.C76])" office:value-type="float" office:value="684" calcext:value-type="float">
            <text:p>684</text:p>
          </table:table-cell>
          <table:table-cell table:formula="of:=LOG([.E76])/LOG(2)" office:value-type="float" office:value="9.4178525148859" calcext:value-type="float">
            <text:p>9.4178525148859</text:p>
          </table:table-cell>
          <table:table-cell table:number-columns-repeated="6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[.A77]*[.A77]" office:value-type="float" office:value="5625" calcext:value-type="float">
            <text:p>5625</text:p>
          </table:table-cell>
          <table:table-cell table:formula="of:=[.B77]/[.C$1]" office:value-type="float" office:value="703.125" calcext:value-type="float">
            <text:p>703.125</text:p>
          </table:table-cell>
          <table:table-cell table:formula="of:=[.A77]*[.D$1]" office:value-type="float" office:value="0" calcext:value-type="float">
            <text:p>0</text:p>
          </table:table-cell>
          <table:table-cell table:formula="of:=FLOOR([.D77]+[.C77])" office:value-type="float" office:value="703" calcext:value-type="float">
            <text:p>703</text:p>
          </table:table-cell>
          <table:table-cell table:formula="of:=LOG([.E77])/LOG(2)" office:value-type="float" office:value="9.45738087907254" calcext:value-type="float">
            <text:p>9.45738087907254</text:p>
          </table:table-cell>
          <table:table-cell table:number-columns-repeated="6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A78]*[.A78]" office:value-type="float" office:value="5776" calcext:value-type="float">
            <text:p>5776</text:p>
          </table:table-cell>
          <table:table-cell table:formula="of:=[.B78]/[.C$1]" office:value-type="float" office:value="722" calcext:value-type="float">
            <text:p>722</text:p>
          </table:table-cell>
          <table:table-cell table:formula="of:=[.A78]*[.D$1]" office:value-type="float" office:value="0" calcext:value-type="float">
            <text:p>0</text:p>
          </table:table-cell>
          <table:table-cell table:formula="of:=FLOOR([.D78]+[.C78])" office:value-type="float" office:value="722" calcext:value-type="float">
            <text:p>722</text:p>
          </table:table-cell>
          <table:table-cell table:formula="of:=LOG([.E78])/LOG(2)" office:value-type="float" office:value="9.49585502688717" calcext:value-type="float">
            <text:p>9.49585502688717</text:p>
          </table:table-cell>
          <table:table-cell table:number-columns-repeated="6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A79]*[.A79]" office:value-type="float" office:value="5929" calcext:value-type="float">
            <text:p>5929</text:p>
          </table:table-cell>
          <table:table-cell table:formula="of:=[.B79]/[.C$1]" office:value-type="float" office:value="741.125" calcext:value-type="float">
            <text:p>741.125</text:p>
          </table:table-cell>
          <table:table-cell table:formula="of:=[.A79]*[.D$1]" office:value-type="float" office:value="0" calcext:value-type="float">
            <text:p>0</text:p>
          </table:table-cell>
          <table:table-cell table:formula="of:=FLOOR([.D79]+[.C79])" office:value-type="float" office:value="741" calcext:value-type="float">
            <text:p>741</text:p>
          </table:table-cell>
          <table:table-cell table:formula="of:=LOG([.E79])/LOG(2)" office:value-type="float" office:value="9.53332973230584" calcext:value-type="float">
            <text:p>9.53332973230584</text:p>
          </table:table-cell>
          <table:table-cell table:number-columns-repeated="6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A80]*[.A80]" office:value-type="float" office:value="6084" calcext:value-type="float">
            <text:p>6084</text:p>
          </table:table-cell>
          <table:table-cell table:formula="of:=[.B80]/[.C$1]" office:value-type="float" office:value="760.5" calcext:value-type="float">
            <text:p>760.5</text:p>
          </table:table-cell>
          <table:table-cell table:formula="of:=[.A80]*[.D$1]" office:value-type="float" office:value="0" calcext:value-type="float">
            <text:p>0</text:p>
          </table:table-cell>
          <table:table-cell table:formula="of:=FLOOR([.D80]+[.C80])" office:value-type="float" office:value="760" calcext:value-type="float">
            <text:p>760</text:p>
          </table:table-cell>
          <table:table-cell table:formula="of:=LOG([.E80])/LOG(2)" office:value-type="float" office:value="9.56985560833095" calcext:value-type="float">
            <text:p>9.56985560833095</text:p>
          </table:table-cell>
          <table:table-cell table:number-columns-repeated="6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A81]*[.A81]" office:value-type="float" office:value="6241" calcext:value-type="float">
            <text:p>6241</text:p>
          </table:table-cell>
          <table:table-cell table:formula="of:=[.B81]/[.C$1]" office:value-type="float" office:value="780.125" calcext:value-type="float">
            <text:p>780.125</text:p>
          </table:table-cell>
          <table:table-cell table:formula="of:=[.A81]*[.D$1]" office:value-type="float" office:value="0" calcext:value-type="float">
            <text:p>0</text:p>
          </table:table-cell>
          <table:table-cell table:formula="of:=FLOOR([.D81]+[.C81])" office:value-type="float" office:value="780" calcext:value-type="float">
            <text:p>780</text:p>
          </table:table-cell>
          <table:table-cell table:formula="of:=LOG([.E81])/LOG(2)" office:value-type="float" office:value="9.60733031374961" calcext:value-type="float">
            <text:p>9.60733031374961</text:p>
          </table:table-cell>
          <table:table-cell table:number-columns-repeated="6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[.A82]*[.A82]" office:value-type="float" office:value="6400" calcext:value-type="float">
            <text:p>6400</text:p>
          </table:table-cell>
          <table:table-cell table:formula="of:=[.B82]/[.C$1]" office:value-type="float" office:value="800" calcext:value-type="float">
            <text:p>800</text:p>
          </table:table-cell>
          <table:table-cell table:formula="of:=[.A82]*[.D$1]" office:value-type="float" office:value="0" calcext:value-type="float">
            <text:p>0</text:p>
          </table:table-cell>
          <table:table-cell table:formula="of:=FLOOR([.D82]+[.C82])" office:value-type="float" office:value="800" calcext:value-type="float">
            <text:p>800</text:p>
          </table:table-cell>
          <table:table-cell table:formula="of:=LOG([.E82])/LOG(2)" office:value-type="float" office:value="9.64385618977473" calcext:value-type="float">
            <text:p>9.64385618977473</text:p>
          </table:table-cell>
          <table:table-cell table:number-columns-repeated="6"/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[.A83]*[.A83]" office:value-type="float" office:value="6561" calcext:value-type="float">
            <text:p>6561</text:p>
          </table:table-cell>
          <table:table-cell table:formula="of:=[.B83]/[.C$1]" office:value-type="float" office:value="820.125" calcext:value-type="float">
            <text:p>820.125</text:p>
          </table:table-cell>
          <table:table-cell table:formula="of:=[.A83]*[.D$1]" office:value-type="float" office:value="0" calcext:value-type="float">
            <text:p>0</text:p>
          </table:table-cell>
          <table:table-cell table:formula="of:=FLOOR([.D83]+[.C83])" office:value-type="float" office:value="820" calcext:value-type="float">
            <text:p>820</text:p>
          </table:table-cell>
          <table:table-cell table:formula="of:=LOG([.E83])/LOG(2)" office:value-type="float" office:value="9.67948009950545" calcext:value-type="float">
            <text:p>9.67948009950545</text:p>
          </table:table-cell>
          <table:table-cell table:number-columns-repeated="6"/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[.A84]*[.A84]" office:value-type="float" office:value="6724" calcext:value-type="float">
            <text:p>6724</text:p>
          </table:table-cell>
          <table:table-cell table:formula="of:=[.B84]/[.C$1]" office:value-type="float" office:value="840.5" calcext:value-type="float">
            <text:p>840.5</text:p>
          </table:table-cell>
          <table:table-cell table:formula="of:=[.A84]*[.D$1]" office:value-type="float" office:value="0" calcext:value-type="float">
            <text:p>0</text:p>
          </table:table-cell>
          <table:table-cell table:formula="of:=FLOOR([.D84]+[.C84])" office:value-type="float" office:value="840" calcext:value-type="float">
            <text:p>840</text:p>
          </table:table-cell>
          <table:table-cell table:formula="of:=LOG([.E84])/LOG(2)" office:value-type="float" office:value="9.71424551766612" calcext:value-type="float">
            <text:p>9.71424551766612</text:p>
          </table:table-cell>
          <table:table-cell table:number-columns-repeated="6"/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[.A85]*[.A85]" office:value-type="float" office:value="6889" calcext:value-type="float">
            <text:p>6889</text:p>
          </table:table-cell>
          <table:table-cell table:formula="of:=[.B85]/[.C$1]" office:value-type="float" office:value="861.125" calcext:value-type="float">
            <text:p>861.125</text:p>
          </table:table-cell>
          <table:table-cell table:formula="of:=[.A85]*[.D$1]" office:value-type="float" office:value="0" calcext:value-type="float">
            <text:p>0</text:p>
          </table:table-cell>
          <table:table-cell table:formula="of:=FLOOR([.D85]+[.C85])" office:value-type="float" office:value="861" calcext:value-type="float">
            <text:p>861</text:p>
          </table:table-cell>
          <table:table-cell table:formula="of:=LOG([.E85])/LOG(2)" office:value-type="float" office:value="9.74986942739685" calcext:value-type="float">
            <text:p>9.74986942739685</text:p>
          </table:table-cell>
          <table:table-cell table:number-columns-repeated="6"/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[.A86]*[.A86]" office:value-type="float" office:value="7056" calcext:value-type="float">
            <text:p>7056</text:p>
          </table:table-cell>
          <table:table-cell table:formula="of:=[.B86]/[.C$1]" office:value-type="float" office:value="882" calcext:value-type="float">
            <text:p>882</text:p>
          </table:table-cell>
          <table:table-cell table:formula="of:=[.A86]*[.D$1]" office:value-type="float" office:value="0" calcext:value-type="float">
            <text:p>0</text:p>
          </table:table-cell>
          <table:table-cell table:formula="of:=FLOOR([.D86]+[.C86])" office:value-type="float" office:value="882" calcext:value-type="float">
            <text:p>882</text:p>
          </table:table-cell>
          <table:table-cell table:formula="of:=LOG([.E86])/LOG(2)" office:value-type="float" office:value="9.78463484555752" calcext:value-type="float">
            <text:p>9.78463484555752</text:p>
          </table:table-cell>
          <table:table-cell table:number-columns-repeated="6"/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[.A87]*[.A87]" office:value-type="float" office:value="7225" calcext:value-type="float">
            <text:p>7225</text:p>
          </table:table-cell>
          <table:table-cell table:formula="of:=[.B87]/[.C$1]" office:value-type="float" office:value="903.125" calcext:value-type="float">
            <text:p>903.125</text:p>
          </table:table-cell>
          <table:table-cell table:formula="of:=[.A87]*[.D$1]" office:value-type="float" office:value="0" calcext:value-type="float">
            <text:p>0</text:p>
          </table:table-cell>
          <table:table-cell table:formula="of:=FLOOR([.D87]+[.C87])" office:value-type="float" office:value="903" calcext:value-type="float">
            <text:p>903</text:p>
          </table:table-cell>
          <table:table-cell table:formula="of:=LOG([.E87])/LOG(2)" office:value-type="float" office:value="9.81858217748086" calcext:value-type="float">
            <text:p>9.81858217748086</text:p>
          </table:table-cell>
          <table:table-cell table:number-columns-repeated="6"/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[.A88]*[.A88]" office:value-type="float" office:value="7396" calcext:value-type="float">
            <text:p>7396</text:p>
          </table:table-cell>
          <table:table-cell table:formula="of:=[.B88]/[.C$1]" office:value-type="float" office:value="924.5" calcext:value-type="float">
            <text:p>924.5</text:p>
          </table:table-cell>
          <table:table-cell table:formula="of:=[.A88]*[.D$1]" office:value-type="float" office:value="0" calcext:value-type="float">
            <text:p>0</text:p>
          </table:table-cell>
          <table:table-cell table:formula="of:=FLOOR([.D88]+[.C88])" office:value-type="float" office:value="924" calcext:value-type="float">
            <text:p>924</text:p>
          </table:table-cell>
          <table:table-cell table:formula="of:=LOG([.E88])/LOG(2)" office:value-type="float" office:value="9.85174904141606" calcext:value-type="float">
            <text:p>9.85174904141606</text:p>
          </table:table-cell>
          <table:table-cell table:number-columns-repeated="6"/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[.A89]*[.A89]" office:value-type="float" office:value="7569" calcext:value-type="float">
            <text:p>7569</text:p>
          </table:table-cell>
          <table:table-cell table:formula="of:=[.B89]/[.C$1]" office:value-type="float" office:value="946.125" calcext:value-type="float">
            <text:p>946.125</text:p>
          </table:table-cell>
          <table:table-cell table:formula="of:=[.A89]*[.D$1]" office:value-type="float" office:value="0" calcext:value-type="float">
            <text:p>0</text:p>
          </table:table-cell>
          <table:table-cell table:formula="of:=FLOOR([.D89]+[.C89])" office:value-type="float" office:value="946" calcext:value-type="float">
            <text:p>946</text:p>
          </table:table-cell>
          <table:table-cell table:formula="of:=LOG([.E89])/LOG(2)" office:value-type="float" office:value="9.8856963733394" calcext:value-type="float">
            <text:p>9.8856963733394</text:p>
          </table:table-cell>
          <table:table-cell table:number-columns-repeated="6"/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[.A90]*[.A90]" office:value-type="float" office:value="7744" calcext:value-type="float">
            <text:p>7744</text:p>
          </table:table-cell>
          <table:table-cell table:formula="of:=[.B90]/[.C$1]" office:value-type="float" office:value="968" calcext:value-type="float">
            <text:p>968</text:p>
          </table:table-cell>
          <table:table-cell table:formula="of:=[.A90]*[.D$1]" office:value-type="float" office:value="0" calcext:value-type="float">
            <text:p>0</text:p>
          </table:table-cell>
          <table:table-cell table:formula="of:=FLOOR([.D90]+[.C90])" office:value-type="float" office:value="968" calcext:value-type="float">
            <text:p>968</text:p>
          </table:table-cell>
          <table:table-cell table:formula="of:=LOG([.E90])/LOG(2)" office:value-type="float" office:value="9.9188632372746" calcext:value-type="float">
            <text:p>9.9188632372746</text:p>
          </table:table-cell>
          <table:table-cell table:number-columns-repeated="6"/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[.A91]*[.A91]" office:value-type="float" office:value="7921" calcext:value-type="float">
            <text:p>7921</text:p>
          </table:table-cell>
          <table:table-cell table:formula="of:=[.B91]/[.C$1]" office:value-type="float" office:value="990.125" calcext:value-type="float">
            <text:p>990.125</text:p>
          </table:table-cell>
          <table:table-cell table:formula="of:=[.A91]*[.D$1]" office:value-type="float" office:value="0" calcext:value-type="float">
            <text:p>0</text:p>
          </table:table-cell>
          <table:table-cell table:formula="of:=FLOOR([.D91]+[.C91])" office:value-type="float" office:value="990" calcext:value-type="float">
            <text:p>990</text:p>
          </table:table-cell>
          <table:table-cell table:formula="of:=LOG([.E91])/LOG(2)" office:value-type="float" office:value="9.95128471496697" calcext:value-type="float">
            <text:p>9.95128471496697</text:p>
          </table:table-cell>
          <table:table-cell table:number-columns-repeated="6"/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[.A92]*[.A92]" office:value-type="float" office:value="8100" calcext:value-type="float">
            <text:p>8100</text:p>
          </table:table-cell>
          <table:table-cell table:formula="of:=[.B92]/[.C$1]" office:value-type="float" office:value="1012.5" calcext:value-type="float">
            <text:p>1012.5</text:p>
          </table:table-cell>
          <table:table-cell table:formula="of:=[.A92]*[.D$1]" office:value-type="float" office:value="0" calcext:value-type="float">
            <text:p>0</text:p>
          </table:table-cell>
          <table:table-cell table:formula="of:=FLOOR([.D92]+[.C92])" office:value-type="float" office:value="1012" calcext:value-type="float">
            <text:p>1012</text:p>
          </table:table-cell>
          <table:table-cell table:formula="of:=LOG([.E92])/LOG(2)" office:value-type="float" office:value="9.98299357469431" calcext:value-type="float">
            <text:p>9.98299357469431</text:p>
          </table:table-cell>
          <table:table-cell table:number-columns-repeated="6"/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[.A93]*[.A93]" office:value-type="float" office:value="8281" calcext:value-type="float">
            <text:p>8281</text:p>
          </table:table-cell>
          <table:table-cell table:formula="of:=[.B93]/[.C$1]" office:value-type="float" office:value="1035.125" calcext:value-type="float">
            <text:p>1035.125</text:p>
          </table:table-cell>
          <table:table-cell table:formula="of:=[.A93]*[.D$1]" office:value-type="float" office:value="0" calcext:value-type="float">
            <text:p>0</text:p>
          </table:table-cell>
          <table:table-cell table:formula="of:=FLOOR([.D93]+[.C93])" office:value-type="float" office:value="1035" calcext:value-type="float">
            <text:p>1035</text:p>
          </table:table-cell>
          <table:table-cell table:formula="of:=LOG([.E93])/LOG(2)" office:value-type="float" office:value="10.0154150523867" calcext:value-type="float">
            <text:p>10.0154150523867</text:p>
          </table:table-cell>
          <table:table-cell table:number-columns-repeated="6"/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[.A94]*[.A94]" office:value-type="float" office:value="8464" calcext:value-type="float">
            <text:p>8464</text:p>
          </table:table-cell>
          <table:table-cell table:formula="of:=[.B94]/[.C$1]" office:value-type="float" office:value="1058" calcext:value-type="float">
            <text:p>1058</text:p>
          </table:table-cell>
          <table:table-cell table:formula="of:=[.A94]*[.D$1]" office:value-type="float" office:value="0" calcext:value-type="float">
            <text:p>0</text:p>
          </table:table-cell>
          <table:table-cell table:formula="of:=FLOOR([.D94]+[.C94])" office:value-type="float" office:value="1058" calcext:value-type="float">
            <text:p>1058</text:p>
          </table:table-cell>
          <table:table-cell table:formula="of:=LOG([.E94])/LOG(2)" office:value-type="float" office:value="10.047123912114" calcext:value-type="float">
            <text:p>10.047123912114</text:p>
          </table:table-cell>
          <table:table-cell table:number-columns-repeated="6"/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[.A95]*[.A95]" office:value-type="float" office:value="8649" calcext:value-type="float">
            <text:p>8649</text:p>
          </table:table-cell>
          <table:table-cell table:formula="of:=[.B95]/[.C$1]" office:value-type="float" office:value="1081.125" calcext:value-type="float">
            <text:p>1081.125</text:p>
          </table:table-cell>
          <table:table-cell table:formula="of:=[.A95]*[.D$1]" office:value-type="float" office:value="0" calcext:value-type="float">
            <text:p>0</text:p>
          </table:table-cell>
          <table:table-cell table:formula="of:=FLOOR([.D95]+[.C95])" office:value-type="float" office:value="1081" calcext:value-type="float">
            <text:p>1081</text:p>
          </table:table-cell>
          <table:table-cell table:formula="of:=LOG([.E95])/LOG(2)" office:value-type="float" office:value="10.0781508077347" calcext:value-type="float">
            <text:p>10.0781508077347</text:p>
          </table:table-cell>
          <table:table-cell table:number-columns-repeated="6"/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[.A96]*[.A96]" office:value-type="float" office:value="8836" calcext:value-type="float">
            <text:p>8836</text:p>
          </table:table-cell>
          <table:table-cell table:formula="of:=[.B96]/[.C$1]" office:value-type="float" office:value="1104.5" calcext:value-type="float">
            <text:p>1104.5</text:p>
          </table:table-cell>
          <table:table-cell table:formula="of:=[.A96]*[.D$1]" office:value-type="float" office:value="0" calcext:value-type="float">
            <text:p>0</text:p>
          </table:table-cell>
          <table:table-cell table:formula="of:=FLOOR([.D96]+[.C96])" office:value-type="float" office:value="1104" calcext:value-type="float">
            <text:p>1104</text:p>
          </table:table-cell>
          <table:table-cell table:formula="of:=LOG([.E96])/LOG(2)" office:value-type="float" office:value="10.1085244567782" calcext:value-type="float">
            <text:p>10.1085244567782</text:p>
          </table:table-cell>
          <table:table-cell table:number-columns-repeated="6"/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[.A97]*[.A97]" office:value-type="float" office:value="9025" calcext:value-type="float">
            <text:p>9025</text:p>
          </table:table-cell>
          <table:table-cell table:formula="of:=[.B97]/[.C$1]" office:value-type="float" office:value="1128.125" calcext:value-type="float">
            <text:p>1128.125</text:p>
          </table:table-cell>
          <table:table-cell table:formula="of:=[.A97]*[.D$1]" office:value-type="float" office:value="0" calcext:value-type="float">
            <text:p>0</text:p>
          </table:table-cell>
          <table:table-cell table:formula="of:=FLOOR([.D97]+[.C97])" office:value-type="float" office:value="1128" calcext:value-type="float">
            <text:p>1128</text:p>
          </table:table-cell>
          <table:table-cell table:formula="of:=LOG([.E97])/LOG(2)" office:value-type="float" office:value="10.1395513523988" calcext:value-type="float">
            <text:p>10.1395513523988</text:p>
          </table:table-cell>
          <table:table-cell table:number-columns-repeated="6"/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[.A98]*[.A98]" office:value-type="float" office:value="9216" calcext:value-type="float">
            <text:p>9216</text:p>
          </table:table-cell>
          <table:table-cell table:formula="of:=[.B98]/[.C$1]" office:value-type="float" office:value="1152" calcext:value-type="float">
            <text:p>1152</text:p>
          </table:table-cell>
          <table:table-cell table:formula="of:=[.A98]*[.D$1]" office:value-type="float" office:value="0" calcext:value-type="float">
            <text:p>0</text:p>
          </table:table-cell>
          <table:table-cell table:formula="of:=FLOOR([.D98]+[.C98])" office:value-type="float" office:value="1152" calcext:value-type="float">
            <text:p>1152</text:p>
          </table:table-cell>
          <table:table-cell table:formula="of:=LOG([.E98])/LOG(2)" office:value-type="float" office:value="10.1699250014423" calcext:value-type="float">
            <text:p>10.1699250014423</text:p>
          </table:table-cell>
          <table:table-cell table:number-columns-repeated="6"/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[.A99]*[.A99]" office:value-type="float" office:value="9409" calcext:value-type="float">
            <text:p>9409</text:p>
          </table:table-cell>
          <table:table-cell table:formula="of:=[.B99]/[.C$1]" office:value-type="float" office:value="1176.125" calcext:value-type="float">
            <text:p>1176.125</text:p>
          </table:table-cell>
          <table:table-cell table:formula="of:=[.A99]*[.D$1]" office:value-type="float" office:value="0" calcext:value-type="float">
            <text:p>0</text:p>
          </table:table-cell>
          <table:table-cell table:formula="of:=FLOOR([.D99]+[.C99])" office:value-type="float" office:value="1176" calcext:value-type="float">
            <text:p>1176</text:p>
          </table:table-cell>
          <table:table-cell table:formula="of:=LOG([.E99])/LOG(2)" office:value-type="float" office:value="10.1996723448364" calcext:value-type="float">
            <text:p>10.1996723448364</text:p>
          </table:table-cell>
          <table:table-cell table:number-columns-repeated="6"/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[.A100]*[.A100]" office:value-type="float" office:value="9604" calcext:value-type="float">
            <text:p>9604</text:p>
          </table:table-cell>
          <table:table-cell table:formula="of:=[.B100]/[.C$1]" office:value-type="float" office:value="1200.5" calcext:value-type="float">
            <text:p>1200.5</text:p>
          </table:table-cell>
          <table:table-cell table:formula="of:=[.A100]*[.D$1]" office:value-type="float" office:value="0" calcext:value-type="float">
            <text:p>0</text:p>
          </table:table-cell>
          <table:table-cell table:formula="of:=FLOOR([.D100]+[.C100])" office:value-type="float" office:value="1200" calcext:value-type="float">
            <text:p>1200</text:p>
          </table:table-cell>
          <table:table-cell table:formula="of:=LOG([.E100])/LOG(2)" office:value-type="float" office:value="10.2288186904959" calcext:value-type="float">
            <text:p>10.2288186904959</text:p>
          </table:table-cell>
          <table:table-cell table:number-columns-repeated="6"/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[.A101]*[.A101]" office:value-type="float" office:value="9801" calcext:value-type="float">
            <text:p>9801</text:p>
          </table:table-cell>
          <table:table-cell table:formula="of:=[.B101]/[.C$1]" office:value-type="float" office:value="1225.125" calcext:value-type="float">
            <text:p>1225.125</text:p>
          </table:table-cell>
          <table:table-cell table:formula="of:=[.A101]*[.D$1]" office:value-type="float" office:value="0" calcext:value-type="float">
            <text:p>0</text:p>
          </table:table-cell>
          <table:table-cell table:formula="of:=FLOOR([.D101]+[.C101])" office:value-type="float" office:value="1225" calcext:value-type="float">
            <text:p>1225</text:p>
          </table:table-cell>
          <table:table-cell table:formula="of:=LOG([.E101])/LOG(2)" office:value-type="float" office:value="10.2585660338899" calcext:value-type="float">
            <text:p>10.2585660338899</text:p>
          </table:table-cell>
          <table:table-cell table:number-columns-repeated="6"/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[.A102]*[.A102]" office:value-type="float" office:value="10000" calcext:value-type="float">
            <text:p>10000</text:p>
          </table:table-cell>
          <table:table-cell table:formula="of:=[.B102]/[.C$1]" office:value-type="float" office:value="1250" calcext:value-type="float">
            <text:p>1250</text:p>
          </table:table-cell>
          <table:table-cell table:formula="of:=[.A102]*[.D$1]" office:value-type="float" office:value="0" calcext:value-type="float">
            <text:p>0</text:p>
          </table:table-cell>
          <table:table-cell table:formula="of:=FLOOR([.D102]+[.C102])" office:value-type="float" office:value="1250" calcext:value-type="float">
            <text:p>1250</text:p>
          </table:table-cell>
          <table:table-cell table:formula="of:=LOG([.E102])/LOG(2)" office:value-type="float" office:value="10.2877123795494" calcext:value-type="float">
            <text:p>10.2877123795494</text:p>
          </table:table-cell>
          <table:table-cell table:number-columns-repeated="6"/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[.A103]*[.A103]" office:value-type="float" office:value="10201" calcext:value-type="float">
            <text:p>10201</text:p>
          </table:table-cell>
          <table:table-cell table:formula="of:=[.B103]/[.C$1]" office:value-type="float" office:value="1275.125" calcext:value-type="float">
            <text:p>1275.125</text:p>
          </table:table-cell>
          <table:table-cell table:formula="of:=[.A103]*[.D$1]" office:value-type="float" office:value="0" calcext:value-type="float">
            <text:p>0</text:p>
          </table:table-cell>
          <table:table-cell table:formula="of:=FLOOR([.D103]+[.C103])" office:value-type="float" office:value="1275" calcext:value-type="float">
            <text:p>1275</text:p>
          </table:table-cell>
          <table:table-cell table:formula="of:=LOG([.E103])/LOG(2)" office:value-type="float" office:value="10.3162815317462" calcext:value-type="float">
            <text:p>10.3162815317462</text:p>
          </table:table-cell>
          <table:table-cell table:number-columns-repeated="6"/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[.A104]*[.A104]" office:value-type="float" office:value="10404" calcext:value-type="float">
            <text:p>10404</text:p>
          </table:table-cell>
          <table:table-cell table:formula="of:=[.B104]/[.C$1]" office:value-type="float" office:value="1300.5" calcext:value-type="float">
            <text:p>1300.5</text:p>
          </table:table-cell>
          <table:table-cell table:formula="of:=[.A104]*[.D$1]" office:value-type="float" office:value="0" calcext:value-type="float">
            <text:p>0</text:p>
          </table:table-cell>
          <table:table-cell table:formula="of:=FLOOR([.D104]+[.C104])" office:value-type="float" office:value="1300" calcext:value-type="float">
            <text:p>1300</text:p>
          </table:table-cell>
          <table:table-cell table:formula="of:=LOG([.E104])/LOG(2)" office:value-type="float" office:value="10.3442959079158" calcext:value-type="float">
            <text:p>10.3442959079158</text:p>
          </table:table-cell>
          <table:table-cell table:number-columns-repeated="6"/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[.A105]*[.A105]" office:value-type="float" office:value="10609" calcext:value-type="float">
            <text:p>10609</text:p>
          </table:table-cell>
          <table:table-cell table:formula="of:=[.B105]/[.C$1]" office:value-type="float" office:value="1326.125" calcext:value-type="float">
            <text:p>1326.125</text:p>
          </table:table-cell>
          <table:table-cell table:formula="of:=[.A105]*[.D$1]" office:value-type="float" office:value="0" calcext:value-type="float">
            <text:p>0</text:p>
          </table:table-cell>
          <table:table-cell table:formula="of:=FLOOR([.D105]+[.C105])" office:value-type="float" office:value="1326" calcext:value-type="float">
            <text:p>1326</text:p>
          </table:table-cell>
          <table:table-cell table:formula="of:=LOG([.E105])/LOG(2)" office:value-type="float" office:value="10.3728650601126" calcext:value-type="float">
            <text:p>10.3728650601126</text:p>
          </table:table-cell>
          <table:table-cell table:number-columns-repeated="6"/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[.A106]*[.A106]" office:value-type="float" office:value="10816" calcext:value-type="float">
            <text:p>10816</text:p>
          </table:table-cell>
          <table:table-cell table:formula="of:=[.B106]/[.C$1]" office:value-type="float" office:value="1352" calcext:value-type="float">
            <text:p>1352</text:p>
          </table:table-cell>
          <table:table-cell table:formula="of:=[.A106]*[.D$1]" office:value-type="float" office:value="0" calcext:value-type="float">
            <text:p>0</text:p>
          </table:table-cell>
          <table:table-cell table:formula="of:=FLOOR([.D106]+[.C106])" office:value-type="float" office:value="1352" calcext:value-type="float">
            <text:p>1352</text:p>
          </table:table-cell>
          <table:table-cell table:formula="of:=LOG([.E106])/LOG(2)" office:value-type="float" office:value="10.4008794362822" calcext:value-type="float">
            <text:p>10.4008794362822</text:p>
          </table:table-cell>
          <table:table-cell table:number-columns-repeated="6"/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[.A107]*[.A107]" office:value-type="float" office:value="11025" calcext:value-type="float">
            <text:p>11025</text:p>
          </table:table-cell>
          <table:table-cell table:formula="of:=[.B107]/[.C$1]" office:value-type="float" office:value="1378.125" calcext:value-type="float">
            <text:p>1378.125</text:p>
          </table:table-cell>
          <table:table-cell table:formula="of:=[.A107]*[.D$1]" office:value-type="float" office:value="0" calcext:value-type="float">
            <text:p>0</text:p>
          </table:table-cell>
          <table:table-cell table:formula="of:=FLOOR([.D107]+[.C107])" office:value-type="float" office:value="1378" calcext:value-type="float">
            <text:p>1378</text:p>
          </table:table-cell>
          <table:table-cell table:formula="of:=LOG([.E107])/LOG(2)" office:value-type="float" office:value="10.4283601727043" calcext:value-type="float">
            <text:p>10.4283601727043</text:p>
          </table:table-cell>
          <table:table-cell table:number-columns-repeated="6"/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[.A108]*[.A108]" office:value-type="float" office:value="11236" calcext:value-type="float">
            <text:p>11236</text:p>
          </table:table-cell>
          <table:table-cell table:formula="of:=[.B108]/[.C$1]" office:value-type="float" office:value="1404.5" calcext:value-type="float">
            <text:p>1404.5</text:p>
          </table:table-cell>
          <table:table-cell table:formula="of:=[.A108]*[.D$1]" office:value-type="float" office:value="0" calcext:value-type="float">
            <text:p>0</text:p>
          </table:table-cell>
          <table:table-cell table:formula="of:=FLOOR([.D108]+[.C108])" office:value-type="float" office:value="1404" calcext:value-type="float">
            <text:p>1404</text:p>
          </table:table-cell>
          <table:table-cell table:formula="of:=LOG([.E108])/LOG(2)" office:value-type="float" office:value="10.4553272203046" calcext:value-type="float">
            <text:p>10.4553272203046</text:p>
          </table:table-cell>
          <table:table-cell table:number-columns-repeated="6"/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[.A109]*[.A109]" office:value-type="float" office:value="11449" calcext:value-type="float">
            <text:p>11449</text:p>
          </table:table-cell>
          <table:table-cell table:formula="of:=[.B109]/[.C$1]" office:value-type="float" office:value="1431.125" calcext:value-type="float">
            <text:p>1431.125</text:p>
          </table:table-cell>
          <table:table-cell table:formula="of:=[.A109]*[.D$1]" office:value-type="float" office:value="0" calcext:value-type="float">
            <text:p>0</text:p>
          </table:table-cell>
          <table:table-cell table:formula="of:=FLOOR([.D109]+[.C109])" office:value-type="float" office:value="1431" calcext:value-type="float">
            <text:p>1431</text:p>
          </table:table-cell>
          <table:table-cell table:formula="of:=LOG([.E109])/LOG(2)" office:value-type="float" office:value="10.4828079567267" calcext:value-type="float">
            <text:p>10.4828079567267</text:p>
          </table:table-cell>
          <table:table-cell table:number-columns-repeated="6"/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[.A110]*[.A110]" office:value-type="float" office:value="11664" calcext:value-type="float">
            <text:p>11664</text:p>
          </table:table-cell>
          <table:table-cell table:formula="of:=[.B110]/[.C$1]" office:value-type="float" office:value="1458" calcext:value-type="float">
            <text:p>1458</text:p>
          </table:table-cell>
          <table:table-cell table:formula="of:=[.A110]*[.D$1]" office:value-type="float" office:value="0" calcext:value-type="float">
            <text:p>0</text:p>
          </table:table-cell>
          <table:table-cell table:formula="of:=FLOOR([.D110]+[.C110])" office:value-type="float" office:value="1458" calcext:value-type="float">
            <text:p>1458</text:p>
          </table:table-cell>
          <table:table-cell table:formula="of:=LOG([.E110])/LOG(2)" office:value-type="float" office:value="10.5097750043269" calcext:value-type="float">
            <text:p>10.5097750043269</text:p>
          </table:table-cell>
          <table:table-cell table:number-columns-repeated="6"/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[.A111]*[.A111]" office:value-type="float" office:value="11881" calcext:value-type="float">
            <text:p>11881</text:p>
          </table:table-cell>
          <table:table-cell table:formula="of:=[.B111]/[.C$1]" office:value-type="float" office:value="1485.125" calcext:value-type="float">
            <text:p>1485.125</text:p>
          </table:table-cell>
          <table:table-cell table:formula="of:=[.A111]*[.D$1]" office:value-type="float" office:value="0" calcext:value-type="float">
            <text:p>0</text:p>
          </table:table-cell>
          <table:table-cell table:formula="of:=FLOOR([.D111]+[.C111])" office:value-type="float" office:value="1485" calcext:value-type="float">
            <text:p>1485</text:p>
          </table:table-cell>
          <table:table-cell table:formula="of:=LOG([.E111])/LOG(2)" office:value-type="float" office:value="10.5362472156881" calcext:value-type="float">
            <text:p>10.5362472156881</text:p>
          </table:table-cell>
          <table:table-cell table:number-columns-repeated="6"/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[.A112]*[.A112]" office:value-type="float" office:value="12100" calcext:value-type="float">
            <text:p>12100</text:p>
          </table:table-cell>
          <table:table-cell table:formula="of:=[.B112]/[.C$1]" office:value-type="float" office:value="1512.5" calcext:value-type="float">
            <text:p>1512.5</text:p>
          </table:table-cell>
          <table:table-cell table:formula="of:=[.A112]*[.D$1]" office:value-type="float" office:value="0" calcext:value-type="float">
            <text:p>0</text:p>
          </table:table-cell>
          <table:table-cell table:formula="of:=FLOOR([.D112]+[.C112])" office:value-type="float" office:value="1512" calcext:value-type="float">
            <text:p>1512</text:p>
          </table:table-cell>
          <table:table-cell table:formula="of:=LOG([.E112])/LOG(2)" office:value-type="float" office:value="10.5622424242211" calcext:value-type="float">
            <text:p>10.5622424242211</text:p>
          </table:table-cell>
          <table:table-cell table:number-columns-repeated="6"/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[.A113]*[.A113]" office:value-type="float" office:value="12321" calcext:value-type="float">
            <text:p>12321</text:p>
          </table:table-cell>
          <table:table-cell table:formula="of:=[.B113]/[.C$1]" office:value-type="float" office:value="1540.125" calcext:value-type="float">
            <text:p>1540.125</text:p>
          </table:table-cell>
          <table:table-cell table:formula="of:=[.A113]*[.D$1]" office:value-type="float" office:value="0" calcext:value-type="float">
            <text:p>0</text:p>
          </table:table-cell>
          <table:table-cell table:formula="of:=FLOOR([.D113]+[.C113])" office:value-type="float" office:value="1540" calcext:value-type="float">
            <text:p>1540</text:p>
          </table:table-cell>
          <table:table-cell table:formula="of:=LOG([.E113])/LOG(2)" office:value-type="float" office:value="10.5887146355823" calcext:value-type="float">
            <text:p>10.5887146355823</text:p>
          </table:table-cell>
          <table:table-cell table:number-columns-repeated="6"/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[.A114]*[.A114]" office:value-type="float" office:value="12544" calcext:value-type="float">
            <text:p>12544</text:p>
          </table:table-cell>
          <table:table-cell table:formula="of:=[.B114]/[.C$1]" office:value-type="float" office:value="1568" calcext:value-type="float">
            <text:p>1568</text:p>
          </table:table-cell>
          <table:table-cell table:formula="of:=[.A114]*[.D$1]" office:value-type="float" office:value="0" calcext:value-type="float">
            <text:p>0</text:p>
          </table:table-cell>
          <table:table-cell table:formula="of:=FLOOR([.D114]+[.C114])" office:value-type="float" office:value="1568" calcext:value-type="float">
            <text:p>1568</text:p>
          </table:table-cell>
          <table:table-cell table:formula="of:=LOG([.E114])/LOG(2)" office:value-type="float" office:value="10.6147098441152" calcext:value-type="float">
            <text:p>10.6147098441152</text:p>
          </table:table-cell>
          <table:table-cell table:number-columns-repeated="6"/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[.A115]*[.A115]" office:value-type="float" office:value="12769" calcext:value-type="float">
            <text:p>12769</text:p>
          </table:table-cell>
          <table:table-cell table:formula="of:=[.B115]/[.C$1]" office:value-type="float" office:value="1596.125" calcext:value-type="float">
            <text:p>1596.125</text:p>
          </table:table-cell>
          <table:table-cell table:formula="of:=[.A115]*[.D$1]" office:value-type="float" office:value="0" calcext:value-type="float">
            <text:p>0</text:p>
          </table:table-cell>
          <table:table-cell table:formula="of:=FLOOR([.D115]+[.C115])" office:value-type="float" office:value="1596" calcext:value-type="float">
            <text:p>1596</text:p>
          </table:table-cell>
          <table:table-cell table:formula="of:=LOG([.E115])/LOG(2)" office:value-type="float" office:value="10.6402449362223" calcext:value-type="float">
            <text:p>10.6402449362223</text:p>
          </table:table-cell>
          <table:table-cell table:number-columns-repeated="6"/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[.A116]*[.A116]" office:value-type="float" office:value="12996" calcext:value-type="float">
            <text:p>12996</text:p>
          </table:table-cell>
          <table:table-cell table:formula="of:=[.B116]/[.C$1]" office:value-type="float" office:value="1624.5" calcext:value-type="float">
            <text:p>1624.5</text:p>
          </table:table-cell>
          <table:table-cell table:formula="of:=[.A116]*[.D$1]" office:value-type="float" office:value="0" calcext:value-type="float">
            <text:p>0</text:p>
          </table:table-cell>
          <table:table-cell table:formula="of:=FLOOR([.D116]+[.C116])" office:value-type="float" office:value="1624" calcext:value-type="float">
            <text:p>1624</text:p>
          </table:table-cell>
          <table:table-cell table:formula="of:=LOG([.E116])/LOG(2)" office:value-type="float" office:value="10.6653359171852" calcext:value-type="float">
            <text:p>10.6653359171852</text:p>
          </table:table-cell>
          <table:table-cell table:number-columns-repeated="6"/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[.A117]*[.A117]" office:value-type="float" office:value="13225" calcext:value-type="float">
            <text:p>13225</text:p>
          </table:table-cell>
          <table:table-cell table:formula="of:=[.B117]/[.C$1]" office:value-type="float" office:value="1653.125" calcext:value-type="float">
            <text:p>1653.125</text:p>
          </table:table-cell>
          <table:table-cell table:formula="of:=[.A117]*[.D$1]" office:value-type="float" office:value="0" calcext:value-type="float">
            <text:p>0</text:p>
          </table:table-cell>
          <table:table-cell table:formula="of:=FLOOR([.D117]+[.C117])" office:value-type="float" office:value="1653" calcext:value-type="float">
            <text:p>1653</text:p>
          </table:table-cell>
          <table:table-cell table:formula="of:=LOG([.E117])/LOG(2)" office:value-type="float" office:value="10.6908710092923" calcext:value-type="float">
            <text:p>10.6908710092923</text:p>
          </table:table-cell>
          <table:table-cell table:number-columns-repeated="6"/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[.A118]*[.A118]" office:value-type="float" office:value="13456" calcext:value-type="float">
            <text:p>13456</text:p>
          </table:table-cell>
          <table:table-cell table:formula="of:=[.B118]/[.C$1]" office:value-type="float" office:value="1682" calcext:value-type="float">
            <text:p>1682</text:p>
          </table:table-cell>
          <table:table-cell table:formula="of:=[.A118]*[.D$1]" office:value-type="float" office:value="0" calcext:value-type="float">
            <text:p>0</text:p>
          </table:table-cell>
          <table:table-cell table:formula="of:=FLOOR([.D118]+[.C118])" office:value-type="float" office:value="1682" calcext:value-type="float">
            <text:p>1682</text:p>
          </table:table-cell>
          <table:table-cell table:formula="of:=LOG([.E118])/LOG(2)" office:value-type="float" office:value="10.7159619902551" calcext:value-type="float">
            <text:p>10.7159619902551</text:p>
          </table:table-cell>
          <table:table-cell table:number-columns-repeated="6"/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[.A119]*[.A119]" office:value-type="float" office:value="13689" calcext:value-type="float">
            <text:p>13689</text:p>
          </table:table-cell>
          <table:table-cell table:formula="of:=[.B119]/[.C$1]" office:value-type="float" office:value="1711.125" calcext:value-type="float">
            <text:p>1711.125</text:p>
          </table:table-cell>
          <table:table-cell table:formula="of:=[.A119]*[.D$1]" office:value-type="float" office:value="0" calcext:value-type="float">
            <text:p>0</text:p>
          </table:table-cell>
          <table:table-cell table:formula="of:=FLOOR([.D119]+[.C119])" office:value-type="float" office:value="1711" calcext:value-type="float">
            <text:p>1711</text:p>
          </table:table-cell>
          <table:table-cell table:formula="of:=LOG([.E119])/LOG(2)" office:value-type="float" office:value="10.7406240444894" calcext:value-type="float">
            <text:p>10.7406240444894</text:p>
          </table:table-cell>
          <table:table-cell table:number-columns-repeated="6"/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[.A120]*[.A120]" office:value-type="float" office:value="13924" calcext:value-type="float">
            <text:p>13924</text:p>
          </table:table-cell>
          <table:table-cell table:formula="of:=[.B120]/[.C$1]" office:value-type="float" office:value="1740.5" calcext:value-type="float">
            <text:p>1740.5</text:p>
          </table:table-cell>
          <table:table-cell table:formula="of:=[.A120]*[.D$1]" office:value-type="float" office:value="0" calcext:value-type="float">
            <text:p>0</text:p>
          </table:table-cell>
          <table:table-cell table:formula="of:=FLOOR([.D120]+[.C120])" office:value-type="float" office:value="1740" calcext:value-type="float">
            <text:p>1740</text:p>
          </table:table-cell>
          <table:table-cell table:formula="of:=LOG([.E120])/LOG(2)" office:value-type="float" office:value="10.7648715907361" calcext:value-type="float">
            <text:p>10.7648715907361</text:p>
          </table:table-cell>
          <table:table-cell table:number-columns-repeated="6"/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[.A121]*[.A121]" office:value-type="float" office:value="14161" calcext:value-type="float">
            <text:p>14161</text:p>
          </table:table-cell>
          <table:table-cell table:formula="of:=[.B121]/[.C$1]" office:value-type="float" office:value="1770.125" calcext:value-type="float">
            <text:p>1770.125</text:p>
          </table:table-cell>
          <table:table-cell table:formula="of:=[.A121]*[.D$1]" office:value-type="float" office:value="0" calcext:value-type="float">
            <text:p>0</text:p>
          </table:table-cell>
          <table:table-cell table:formula="of:=FLOOR([.D121]+[.C121])" office:value-type="float" office:value="1770" calcext:value-type="float">
            <text:p>1770</text:p>
          </table:table-cell>
          <table:table-cell table:formula="of:=LOG([.E121])/LOG(2)" office:value-type="float" office:value="10.7895336449704" calcext:value-type="float">
            <text:p>10.7895336449704</text:p>
          </table:table-cell>
          <table:table-cell table:number-columns-repeated="6"/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[.A122]*[.A122]" office:value-type="float" office:value="14400" calcext:value-type="float">
            <text:p>14400</text:p>
          </table:table-cell>
          <table:table-cell table:formula="of:=[.B122]/[.C$1]" office:value-type="float" office:value="1800" calcext:value-type="float">
            <text:p>1800</text:p>
          </table:table-cell>
          <table:table-cell table:formula="of:=[.A122]*[.D$1]" office:value-type="float" office:value="0" calcext:value-type="float">
            <text:p>0</text:p>
          </table:table-cell>
          <table:table-cell table:formula="of:=FLOOR([.D122]+[.C122])" office:value-type="float" office:value="1800" calcext:value-type="float">
            <text:p>1800</text:p>
          </table:table-cell>
          <table:table-cell table:formula="of:=LOG([.E122])/LOG(2)" office:value-type="float" office:value="10.813781191217" calcext:value-type="float">
            <text:p>10.813781191217</text:p>
          </table:table-cell>
          <table:table-cell table:number-columns-repeated="6"/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[.A123]*[.A123]" office:value-type="float" office:value="14641" calcext:value-type="float">
            <text:p>14641</text:p>
          </table:table-cell>
          <table:table-cell table:formula="of:=[.B123]/[.C$1]" office:value-type="float" office:value="1830.125" calcext:value-type="float">
            <text:p>1830.125</text:p>
          </table:table-cell>
          <table:table-cell table:formula="of:=[.A123]*[.D$1]" office:value-type="float" office:value="0" calcext:value-type="float">
            <text:p>0</text:p>
          </table:table-cell>
          <table:table-cell table:formula="of:=FLOOR([.D123]+[.C123])" office:value-type="float" office:value="1830" calcext:value-type="float">
            <text:p>1830</text:p>
          </table:table-cell>
          <table:table-cell table:formula="of:=LOG([.E123])/LOG(2)" office:value-type="float" office:value="10.8376279331714" calcext:value-type="float">
            <text:p>10.8376279331714</text:p>
          </table:table-cell>
          <table:table-cell table:number-columns-repeated="6"/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[.A124]*[.A124]" office:value-type="float" office:value="14884" calcext:value-type="float">
            <text:p>14884</text:p>
          </table:table-cell>
          <table:table-cell table:formula="of:=[.B124]/[.C$1]" office:value-type="float" office:value="1860.5" calcext:value-type="float">
            <text:p>1860.5</text:p>
          </table:table-cell>
          <table:table-cell table:formula="of:=[.A124]*[.D$1]" office:value-type="float" office:value="0" calcext:value-type="float">
            <text:p>0</text:p>
          </table:table-cell>
          <table:table-cell table:formula="of:=FLOOR([.D124]+[.C124])" office:value-type="float" office:value="1860" calcext:value-type="float">
            <text:p>1860</text:p>
          </table:table-cell>
          <table:table-cell table:formula="of:=LOG([.E124])/LOG(2)" office:value-type="float" office:value="10.8610869059954" calcext:value-type="float">
            <text:p>10.8610869059954</text:p>
          </table:table-cell>
          <table:table-cell table:number-columns-repeated="6"/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[.A125]*[.A125]" office:value-type="float" office:value="15129" calcext:value-type="float">
            <text:p>15129</text:p>
          </table:table-cell>
          <table:table-cell table:formula="of:=[.B125]/[.C$1]" office:value-type="float" office:value="1891.125" calcext:value-type="float">
            <text:p>1891.125</text:p>
          </table:table-cell>
          <table:table-cell table:formula="of:=[.A125]*[.D$1]" office:value-type="float" office:value="0" calcext:value-type="float">
            <text:p>0</text:p>
          </table:table-cell>
          <table:table-cell table:formula="of:=FLOOR([.D125]+[.C125])" office:value-type="float" office:value="1891" calcext:value-type="float">
            <text:p>1891</text:p>
          </table:table-cell>
          <table:table-cell table:formula="of:=LOG([.E125])/LOG(2)" office:value-type="float" office:value="10.8849336479498" calcext:value-type="float">
            <text:p>10.8849336479498</text:p>
          </table:table-cell>
          <table:table-cell table:number-columns-repeated="6"/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[.A126]*[.A126]" office:value-type="float" office:value="15376" calcext:value-type="float">
            <text:p>15376</text:p>
          </table:table-cell>
          <table:table-cell table:formula="of:=[.B126]/[.C$1]" office:value-type="float" office:value="1922" calcext:value-type="float">
            <text:p>1922</text:p>
          </table:table-cell>
          <table:table-cell table:formula="of:=[.A126]*[.D$1]" office:value-type="float" office:value="0" calcext:value-type="float">
            <text:p>0</text:p>
          </table:table-cell>
          <table:table-cell table:formula="of:=FLOOR([.D126]+[.C126])" office:value-type="float" office:value="1922" calcext:value-type="float">
            <text:p>1922</text:p>
          </table:table-cell>
          <table:table-cell table:formula="of:=LOG([.E126])/LOG(2)" office:value-type="float" office:value="10.9083926207738" calcext:value-type="float">
            <text:p>10.9083926207738</text:p>
          </table:table-cell>
          <table:table-cell table:number-columns-repeated="6"/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[.A127]*[.A127]" office:value-type="float" office:value="15625" calcext:value-type="float">
            <text:p>15625</text:p>
          </table:table-cell>
          <table:table-cell table:formula="of:=[.B127]/[.C$1]" office:value-type="float" office:value="1953.125" calcext:value-type="float">
            <text:p>1953.125</text:p>
          </table:table-cell>
          <table:table-cell table:formula="of:=[.A127]*[.D$1]" office:value-type="float" office:value="0" calcext:value-type="float">
            <text:p>0</text:p>
          </table:table-cell>
          <table:table-cell table:formula="of:=FLOOR([.D127]+[.C127])" office:value-type="float" office:value="1953" calcext:value-type="float">
            <text:p>1953</text:p>
          </table:table-cell>
          <table:table-cell table:formula="of:=LOG([.E127])/LOG(2)" office:value-type="float" office:value="10.9314762338868" calcext:value-type="float">
            <text:p>10.9314762338868</text:p>
          </table:table-cell>
          <table:table-cell table:number-columns-repeated="6"/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[.A128]*[.A128]" office:value-type="float" office:value="15876" calcext:value-type="float">
            <text:p>15876</text:p>
          </table:table-cell>
          <table:table-cell table:formula="of:=[.B128]/[.C$1]" office:value-type="float" office:value="1984.5" calcext:value-type="float">
            <text:p>1984.5</text:p>
          </table:table-cell>
          <table:table-cell table:formula="of:=[.A128]*[.D$1]" office:value-type="float" office:value="0" calcext:value-type="float">
            <text:p>0</text:p>
          </table:table-cell>
          <table:table-cell table:formula="of:=FLOOR([.D128]+[.C128])" office:value-type="float" office:value="1984" calcext:value-type="float">
            <text:p>1984</text:p>
          </table:table-cell>
          <table:table-cell table:formula="of:=LOG([.E128])/LOG(2)" office:value-type="float" office:value="10.9541963103869" calcext:value-type="float">
            <text:p>10.9541963103869</text:p>
          </table:table-cell>
          <table:table-cell table:number-columns-repeated="6"/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[.A129]*[.A129]" office:value-type="float" office:value="16129" calcext:value-type="float">
            <text:p>16129</text:p>
          </table:table-cell>
          <table:table-cell table:formula="of:=[.B129]/[.C$1]" office:value-type="float" office:value="2016.125" calcext:value-type="float">
            <text:p>2016.125</text:p>
          </table:table-cell>
          <table:table-cell table:formula="of:=[.A129]*[.D$1]" office:value-type="float" office:value="0" calcext:value-type="float">
            <text:p>0</text:p>
          </table:table-cell>
          <table:table-cell table:formula="of:=FLOOR([.D129]+[.C129])" office:value-type="float" office:value="2016" calcext:value-type="float">
            <text:p>2016</text:p>
          </table:table-cell>
          <table:table-cell table:formula="of:=LOG([.E129])/LOG(2)" office:value-type="float" office:value="10.9772799234999" calcext:value-type="float">
            <text:p>10.9772799234999</text:p>
          </table:table-cell>
          <table:table-cell table:number-columns-repeated="6"/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[.A130]*[.A130]" office:value-type="float" office:value="16384" calcext:value-type="float">
            <text:p>16384</text:p>
          </table:table-cell>
          <table:table-cell table:formula="of:=[.B130]/[.C$1]" office:value-type="float" office:value="2048" calcext:value-type="float">
            <text:p>2048</text:p>
          </table:table-cell>
          <table:table-cell table:formula="of:=[.A130]*[.D$1]" office:value-type="float" office:value="0" calcext:value-type="float">
            <text:p>0</text:p>
          </table:table-cell>
          <table:table-cell table:formula="of:=FLOOR([.D130]+[.C130])" office:value-type="float" office:value="2048" calcext:value-type="float">
            <text:p>2048</text:p>
          </table:table-cell>
          <table:table-cell table:formula="of:=LOG([.E130])/LOG(2)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[.A131]*[.A131]" office:value-type="float" office:value="16641" calcext:value-type="float">
            <text:p>16641</text:p>
          </table:table-cell>
          <table:table-cell table:formula="of:=[.B131]/[.C$1]" office:value-type="float" office:value="2080.125" calcext:value-type="float">
            <text:p>2080.125</text:p>
          </table:table-cell>
          <table:table-cell table:formula="of:=[.A131]*[.D$1]" office:value-type="float" office:value="0" calcext:value-type="float">
            <text:p>0</text:p>
          </table:table-cell>
          <table:table-cell table:formula="of:=FLOOR([.D131]+[.C131])" office:value-type="float" office:value="2080" calcext:value-type="float">
            <text:p>2080</text:p>
          </table:table-cell>
          <table:table-cell table:formula="of:=LOG([.E131])/LOG(2)" office:value-type="float" office:value="11.0223678130285" calcext:value-type="float">
            <text:p>11.0223678130285</text:p>
          </table:table-cell>
          <table:table-cell table:number-columns-repeated="6"/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[.A132]*[.A132]" office:value-type="float" office:value="16900" calcext:value-type="float">
            <text:p>16900</text:p>
          </table:table-cell>
          <table:table-cell table:formula="of:=[.B132]/[.C$1]" office:value-type="float" office:value="2112.5" calcext:value-type="float">
            <text:p>2112.5</text:p>
          </table:table-cell>
          <table:table-cell table:formula="of:=[.A132]*[.D$1]" office:value-type="float" office:value="0" calcext:value-type="float">
            <text:p>0</text:p>
          </table:table-cell>
          <table:table-cell table:formula="of:=FLOOR([.D132]+[.C132])" office:value-type="float" office:value="2112" calcext:value-type="float">
            <text:p>2112</text:p>
          </table:table-cell>
          <table:table-cell table:formula="of:=LOG([.E132])/LOG(2)" office:value-type="float" office:value="11.0443941193585" calcext:value-type="float">
            <text:p>11.0443941193585</text:p>
          </table:table-cell>
          <table:table-cell table:number-columns-repeated="6"/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[.A133]*[.A133]" office:value-type="float" office:value="17161" calcext:value-type="float">
            <text:p>17161</text:p>
          </table:table-cell>
          <table:table-cell table:formula="of:=[.B133]/[.C$1]" office:value-type="float" office:value="2145.125" calcext:value-type="float">
            <text:p>2145.125</text:p>
          </table:table-cell>
          <table:table-cell table:formula="of:=[.A133]*[.D$1]" office:value-type="float" office:value="0" calcext:value-type="float">
            <text:p>0</text:p>
          </table:table-cell>
          <table:table-cell table:formula="of:=FLOOR([.D133]+[.C133])" office:value-type="float" office:value="2145" calcext:value-type="float">
            <text:p>2145</text:p>
          </table:table-cell>
          <table:table-cell table:formula="of:=LOG([.E133])/LOG(2)" office:value-type="float" office:value="11.0667619323869" calcext:value-type="float">
            <text:p>11.0667619323869</text:p>
          </table:table-cell>
          <table:table-cell table:number-columns-repeated="6"/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[.A134]*[.A134]" office:value-type="float" office:value="17424" calcext:value-type="float">
            <text:p>17424</text:p>
          </table:table-cell>
          <table:table-cell table:formula="of:=[.B134]/[.C$1]" office:value-type="float" office:value="2178" calcext:value-type="float">
            <text:p>2178</text:p>
          </table:table-cell>
          <table:table-cell table:formula="of:=[.A134]*[.D$1]" office:value-type="float" office:value="0" calcext:value-type="float">
            <text:p>0</text:p>
          </table:table-cell>
          <table:table-cell table:formula="of:=FLOOR([.D134]+[.C134])" office:value-type="float" office:value="2178" calcext:value-type="float">
            <text:p>2178</text:p>
          </table:table-cell>
          <table:table-cell table:formula="of:=LOG([.E134])/LOG(2)" office:value-type="float" office:value="11.0887882387169" calcext:value-type="float">
            <text:p>11.0887882387169</text:p>
          </table:table-cell>
          <table:table-cell table:number-columns-repeated="6"/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[.A135]*[.A135]" office:value-type="float" office:value="17689" calcext:value-type="float">
            <text:p>17689</text:p>
          </table:table-cell>
          <table:table-cell table:formula="of:=[.B135]/[.C$1]" office:value-type="float" office:value="2211.125" calcext:value-type="float">
            <text:p>2211.125</text:p>
          </table:table-cell>
          <table:table-cell table:formula="of:=[.A135]*[.D$1]" office:value-type="float" office:value="0" calcext:value-type="float">
            <text:p>0</text:p>
          </table:table-cell>
          <table:table-cell table:formula="of:=FLOOR([.D135]+[.C135])" office:value-type="float" office:value="2211" calcext:value-type="float">
            <text:p>2211</text:p>
          </table:table-cell>
          <table:table-cell table:formula="of:=LOG([.E135])/LOG(2)" office:value-type="float" office:value="11.1104833098162" calcext:value-type="float">
            <text:p>11.1104833098162</text:p>
          </table:table-cell>
          <table:table-cell table:number-columns-repeated="6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[.A136]*[.A136]" office:value-type="float" office:value="17956" calcext:value-type="float">
            <text:p>17956</text:p>
          </table:table-cell>
          <table:table-cell table:formula="of:=[.B136]/[.C$1]" office:value-type="float" office:value="2244.5" calcext:value-type="float">
            <text:p>2244.5</text:p>
          </table:table-cell>
          <table:table-cell table:formula="of:=[.A136]*[.D$1]" office:value-type="float" office:value="0" calcext:value-type="float">
            <text:p>0</text:p>
          </table:table-cell>
          <table:table-cell table:formula="of:=FLOOR([.D136]+[.C136])" office:value-type="float" office:value="2244" calcext:value-type="float">
            <text:p>2244</text:p>
          </table:table-cell>
          <table:table-cell table:formula="of:=LOG([.E136])/LOG(2)" office:value-type="float" office:value="11.1318569606088" calcext:value-type="float">
            <text:p>11.1318569606088</text:p>
          </table:table-cell>
          <table:table-cell table:number-columns-repeated="6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[.A137]*[.A137]" office:value-type="float" office:value="18225" calcext:value-type="float">
            <text:p>18225</text:p>
          </table:table-cell>
          <table:table-cell table:formula="of:=[.B137]/[.C$1]" office:value-type="float" office:value="2278.125" calcext:value-type="float">
            <text:p>2278.125</text:p>
          </table:table-cell>
          <table:table-cell table:formula="of:=[.A137]*[.D$1]" office:value-type="float" office:value="0" calcext:value-type="float">
            <text:p>0</text:p>
          </table:table-cell>
          <table:table-cell table:formula="of:=FLOOR([.D137]+[.C137])" office:value-type="float" office:value="2278" calcext:value-type="float">
            <text:p>2278</text:p>
          </table:table-cell>
          <table:table-cell table:formula="of:=LOG([.E137])/LOG(2)" office:value-type="float" office:value="11.1535520317081" calcext:value-type="float">
            <text:p>11.1535520317081</text:p>
          </table:table-cell>
          <table:table-cell table:number-columns-repeated="6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[.A138]*[.A138]" office:value-type="float" office:value="18496" calcext:value-type="float">
            <text:p>18496</text:p>
          </table:table-cell>
          <table:table-cell table:formula="of:=[.B138]/[.C$1]" office:value-type="float" office:value="2312" calcext:value-type="float">
            <text:p>2312</text:p>
          </table:table-cell>
          <table:table-cell table:formula="of:=[.A138]*[.D$1]" office:value-type="float" office:value="0" calcext:value-type="float">
            <text:p>0</text:p>
          </table:table-cell>
          <table:table-cell table:formula="of:=FLOOR([.D138]+[.C138])" office:value-type="float" office:value="2312" calcext:value-type="float">
            <text:p>2312</text:p>
          </table:table-cell>
          <table:table-cell table:formula="of:=LOG([.E138])/LOG(2)" office:value-type="float" office:value="11.1749256825007" calcext:value-type="float">
            <text:p>11.1749256825007</text:p>
          </table:table-cell>
          <table:table-cell table:number-columns-repeated="6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[.A139]*[.A139]" office:value-type="float" office:value="18769" calcext:value-type="float">
            <text:p>18769</text:p>
          </table:table-cell>
          <table:table-cell table:formula="of:=[.B139]/[.C$1]" office:value-type="float" office:value="2346.125" calcext:value-type="float">
            <text:p>2346.125</text:p>
          </table:table-cell>
          <table:table-cell table:formula="of:=[.A139]*[.D$1]" office:value-type="float" office:value="0" calcext:value-type="float">
            <text:p>0</text:p>
          </table:table-cell>
          <table:table-cell table:formula="of:=FLOOR([.D139]+[.C139])" office:value-type="float" office:value="2346" calcext:value-type="float">
            <text:p>2346</text:p>
          </table:table-cell>
          <table:table-cell table:formula="of:=LOG([.E139])/LOG(2)" office:value-type="float" office:value="11.1959872980285" calcext:value-type="float">
            <text:p>11.1959872980285</text:p>
          </table:table-cell>
          <table:table-cell table:number-columns-repeated="6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[.A140]*[.A140]" office:value-type="float" office:value="19044" calcext:value-type="float">
            <text:p>19044</text:p>
          </table:table-cell>
          <table:table-cell table:formula="of:=[.B140]/[.C$1]" office:value-type="float" office:value="2380.5" calcext:value-type="float">
            <text:p>2380.5</text:p>
          </table:table-cell>
          <table:table-cell table:formula="of:=[.A140]*[.D$1]" office:value-type="float" office:value="0" calcext:value-type="float">
            <text:p>0</text:p>
          </table:table-cell>
          <table:table-cell table:formula="of:=FLOOR([.D140]+[.C140])" office:value-type="float" office:value="2380" calcext:value-type="float">
            <text:p>2380</text:p>
          </table:table-cell>
          <table:table-cell table:formula="of:=LOG([.E140])/LOG(2)" office:value-type="float" office:value="11.2167458581953" calcext:value-type="float">
            <text:p>11.2167458581953</text:p>
          </table:table-cell>
          <table:table-cell table:number-columns-repeated="6"/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[.A141]*[.A141]" office:value-type="float" office:value="19321" calcext:value-type="float">
            <text:p>19321</text:p>
          </table:table-cell>
          <table:table-cell table:formula="of:=[.B141]/[.C$1]" office:value-type="float" office:value="2415.125" calcext:value-type="float">
            <text:p>2415.125</text:p>
          </table:table-cell>
          <table:table-cell table:formula="of:=[.A141]*[.D$1]" office:value-type="float" office:value="0" calcext:value-type="float">
            <text:p>0</text:p>
          </table:table-cell>
          <table:table-cell table:formula="of:=FLOOR([.D141]+[.C141])" office:value-type="float" office:value="2415" calcext:value-type="float">
            <text:p>2415</text:p>
          </table:table-cell>
          <table:table-cell table:formula="of:=LOG([.E141])/LOG(2)" office:value-type="float" office:value="11.2378074737231" calcext:value-type="float">
            <text:p>11.2378074737231</text:p>
          </table:table-cell>
          <table:table-cell table:number-columns-repeated="6"/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[.A142]*[.A142]" office:value-type="float" office:value="19600" calcext:value-type="float">
            <text:p>19600</text:p>
          </table:table-cell>
          <table:table-cell table:formula="of:=[.B142]/[.C$1]" office:value-type="float" office:value="2450" calcext:value-type="float">
            <text:p>2450</text:p>
          </table:table-cell>
          <table:table-cell table:formula="of:=[.A142]*[.D$1]" office:value-type="float" office:value="0" calcext:value-type="float">
            <text:p>0</text:p>
          </table:table-cell>
          <table:table-cell table:formula="of:=FLOOR([.D142]+[.C142])" office:value-type="float" office:value="2450" calcext:value-type="float">
            <text:p>2450</text:p>
          </table:table-cell>
          <table:table-cell table:formula="of:=LOG([.E142])/LOG(2)" office:value-type="float" office:value="11.2585660338899" calcext:value-type="float">
            <text:p>11.2585660338899</text:p>
          </table:table-cell>
          <table:table-cell table:number-columns-repeated="6"/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[.A143]*[.A143]" office:value-type="float" office:value="19881" calcext:value-type="float">
            <text:p>19881</text:p>
          </table:table-cell>
          <table:table-cell table:formula="of:=[.B143]/[.C$1]" office:value-type="float" office:value="2485.125" calcext:value-type="float">
            <text:p>2485.125</text:p>
          </table:table-cell>
          <table:table-cell table:formula="of:=[.A143]*[.D$1]" office:value-type="float" office:value="0" calcext:value-type="float">
            <text:p>0</text:p>
          </table:table-cell>
          <table:table-cell table:formula="of:=FLOOR([.D143]+[.C143])" office:value-type="float" office:value="2485" calcext:value-type="float">
            <text:p>2485</text:p>
          </table:table-cell>
          <table:table-cell table:formula="of:=LOG([.E143])/LOG(2)" office:value-type="float" office:value="11.2790301364497" calcext:value-type="float">
            <text:p>11.2790301364497</text:p>
          </table:table-cell>
          <table:table-cell table:number-columns-repeated="6"/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[.A144]*[.A144]" office:value-type="float" office:value="20164" calcext:value-type="float">
            <text:p>20164</text:p>
          </table:table-cell>
          <table:table-cell table:formula="of:=[.B144]/[.C$1]" office:value-type="float" office:value="2520.5" calcext:value-type="float">
            <text:p>2520.5</text:p>
          </table:table-cell>
          <table:table-cell table:formula="of:=[.A144]*[.D$1]" office:value-type="float" office:value="0" calcext:value-type="float">
            <text:p>0</text:p>
          </table:table-cell>
          <table:table-cell table:formula="of:=FLOOR([.D144]+[.C144])" office:value-type="float" office:value="2520" calcext:value-type="float">
            <text:p>2520</text:p>
          </table:table-cell>
          <table:table-cell table:formula="of:=LOG([.E144])/LOG(2)" office:value-type="float" office:value="11.2992080183873" calcext:value-type="float">
            <text:p>11.2992080183873</text:p>
          </table:table-cell>
          <table:table-cell table:number-columns-repeated="6"/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[.A145]*[.A145]" office:value-type="float" office:value="20449" calcext:value-type="float">
            <text:p>20449</text:p>
          </table:table-cell>
          <table:table-cell table:formula="of:=[.B145]/[.C$1]" office:value-type="float" office:value="2556.125" calcext:value-type="float">
            <text:p>2556.125</text:p>
          </table:table-cell>
          <table:table-cell table:formula="of:=[.A145]*[.D$1]" office:value-type="float" office:value="0" calcext:value-type="float">
            <text:p>0</text:p>
          </table:table-cell>
          <table:table-cell table:formula="of:=FLOOR([.D145]+[.C145])" office:value-type="float" office:value="2556" calcext:value-type="float">
            <text:p>2556</text:p>
          </table:table-cell>
          <table:table-cell table:formula="of:=LOG([.E145])/LOG(2)" office:value-type="float" office:value="11.319672120947" calcext:value-type="float">
            <text:p>11.319672120947</text:p>
          </table:table-cell>
          <table:table-cell table:number-columns-repeated="6"/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[.A146]*[.A146]" office:value-type="float" office:value="20736" calcext:value-type="float">
            <text:p>20736</text:p>
          </table:table-cell>
          <table:table-cell table:formula="of:=[.B146]/[.C$1]" office:value-type="float" office:value="2592" calcext:value-type="float">
            <text:p>2592</text:p>
          </table:table-cell>
          <table:table-cell table:formula="of:=[.A146]*[.D$1]" office:value-type="float" office:value="0" calcext:value-type="float">
            <text:p>0</text:p>
          </table:table-cell>
          <table:table-cell table:formula="of:=FLOOR([.D146]+[.C146])" office:value-type="float" office:value="2592" calcext:value-type="float">
            <text:p>2592</text:p>
          </table:table-cell>
          <table:table-cell table:formula="of:=LOG([.E146])/LOG(2)" office:value-type="float" office:value="11.3398500028846" calcext:value-type="float">
            <text:p>11.3398500028846</text:p>
          </table:table-cell>
          <table:table-cell table:number-columns-repeated="6"/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[.A147]*[.A147]" office:value-type="float" office:value="21025" calcext:value-type="float">
            <text:p>21025</text:p>
          </table:table-cell>
          <table:table-cell table:formula="of:=[.B147]/[.C$1]" office:value-type="float" office:value="2628.125" calcext:value-type="float">
            <text:p>2628.125</text:p>
          </table:table-cell>
          <table:table-cell table:formula="of:=[.A147]*[.D$1]" office:value-type="float" office:value="0" calcext:value-type="float">
            <text:p>0</text:p>
          </table:table-cell>
          <table:table-cell table:formula="of:=FLOOR([.D147]+[.C147])" office:value-type="float" office:value="2628" calcext:value-type="float">
            <text:p>2628</text:p>
          </table:table-cell>
          <table:table-cell table:formula="of:=LOG([.E147])/LOG(2)" office:value-type="float" office:value="11.3597495603223" calcext:value-type="float">
            <text:p>11.3597495603223</text:p>
          </table:table-cell>
          <table:table-cell table:number-columns-repeated="6"/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[.A148]*[.A148]" office:value-type="float" office:value="21316" calcext:value-type="float">
            <text:p>21316</text:p>
          </table:table-cell>
          <table:table-cell table:formula="of:=[.B148]/[.C$1]" office:value-type="float" office:value="2664.5" calcext:value-type="float">
            <text:p>2664.5</text:p>
          </table:table-cell>
          <table:table-cell table:formula="of:=[.A148]*[.D$1]" office:value-type="float" office:value="0" calcext:value-type="float">
            <text:p>0</text:p>
          </table:table-cell>
          <table:table-cell table:formula="of:=FLOOR([.D148]+[.C148])" office:value-type="float" office:value="2664" calcext:value-type="float">
            <text:p>2664</text:p>
          </table:table-cell>
          <table:table-cell table:formula="of:=LOG([.E148])/LOG(2)" office:value-type="float" office:value="11.3793783670713" calcext:value-type="float">
            <text:p>11.3793783670713</text:p>
          </table:table-cell>
          <table:table-cell table:number-columns-repeated="6"/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[.A149]*[.A149]" office:value-type="float" office:value="21609" calcext:value-type="float">
            <text:p>21609</text:p>
          </table:table-cell>
          <table:table-cell table:formula="of:=[.B149]/[.C$1]" office:value-type="float" office:value="2701.125" calcext:value-type="float">
            <text:p>2701.125</text:p>
          </table:table-cell>
          <table:table-cell table:formula="of:=[.A149]*[.D$1]" office:value-type="float" office:value="0" calcext:value-type="float">
            <text:p>0</text:p>
          </table:table-cell>
          <table:table-cell table:formula="of:=FLOOR([.D149]+[.C149])" office:value-type="float" office:value="2701" calcext:value-type="float">
            <text:p>2701</text:p>
          </table:table-cell>
          <table:table-cell table:formula="of:=LOG([.E149])/LOG(2)" office:value-type="float" office:value="11.399277924509" calcext:value-type="float">
            <text:p>11.399277924509</text:p>
          </table:table-cell>
          <table:table-cell table:number-columns-repeated="6"/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[.A150]*[.A150]" office:value-type="float" office:value="21904" calcext:value-type="float">
            <text:p>21904</text:p>
          </table:table-cell>
          <table:table-cell table:formula="of:=[.B150]/[.C$1]" office:value-type="float" office:value="2738" calcext:value-type="float">
            <text:p>2738</text:p>
          </table:table-cell>
          <table:table-cell table:formula="of:=[.A150]*[.D$1]" office:value-type="float" office:value="0" calcext:value-type="float">
            <text:p>0</text:p>
          </table:table-cell>
          <table:table-cell table:formula="of:=FLOOR([.D150]+[.C150])" office:value-type="float" office:value="2738" calcext:value-type="float">
            <text:p>2738</text:p>
          </table:table-cell>
          <table:table-cell table:formula="of:=LOG([.E150])/LOG(2)" office:value-type="float" office:value="11.4189067312579" calcext:value-type="float">
            <text:p>11.4189067312579</text:p>
          </table:table-cell>
          <table:table-cell table:number-columns-repeated="6"/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[.A151]*[.A151]" office:value-type="float" office:value="22201" calcext:value-type="float">
            <text:p>22201</text:p>
          </table:table-cell>
          <table:table-cell table:formula="of:=[.B151]/[.C$1]" office:value-type="float" office:value="2775.125" calcext:value-type="float">
            <text:p>2775.125</text:p>
          </table:table-cell>
          <table:table-cell table:formula="of:=[.A151]*[.D$1]" office:value-type="float" office:value="0" calcext:value-type="float">
            <text:p>0</text:p>
          </table:table-cell>
          <table:table-cell table:formula="of:=FLOOR([.D151]+[.C151])" office:value-type="float" office:value="2775" calcext:value-type="float">
            <text:p>2775</text:p>
          </table:table-cell>
          <table:table-cell table:formula="of:=LOG([.E151])/LOG(2)" office:value-type="float" office:value="11.4382720561248" calcext:value-type="float">
            <text:p>11.4382720561248</text:p>
          </table:table-cell>
          <table:table-cell table:number-columns-repeated="6"/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[.A152]*[.A152]" office:value-type="float" office:value="22500" calcext:value-type="float">
            <text:p>22500</text:p>
          </table:table-cell>
          <table:table-cell table:formula="of:=[.B152]/[.C$1]" office:value-type="float" office:value="2812.5" calcext:value-type="float">
            <text:p>2812.5</text:p>
          </table:table-cell>
          <table:table-cell table:formula="of:=[.A152]*[.D$1]" office:value-type="float" office:value="0" calcext:value-type="float">
            <text:p>0</text:p>
          </table:table-cell>
          <table:table-cell table:formula="of:=FLOOR([.D152]+[.C152])" office:value-type="float" office:value="2812" calcext:value-type="float">
            <text:p>2812</text:p>
          </table:table-cell>
          <table:table-cell table:formula="of:=LOG([.E152])/LOG(2)" office:value-type="float" office:value="11.4573808790725" calcext:value-type="float">
            <text:p>11.4573808790725</text:p>
          </table:table-cell>
          <table:table-cell table:number-columns-repeated="6"/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[.A153]*[.A153]" office:value-type="float" office:value="22801" calcext:value-type="float">
            <text:p>22801</text:p>
          </table:table-cell>
          <table:table-cell table:formula="of:=[.B153]/[.C$1]" office:value-type="float" office:value="2850.125" calcext:value-type="float">
            <text:p>2850.125</text:p>
          </table:table-cell>
          <table:table-cell table:formula="of:=[.A153]*[.D$1]" office:value-type="float" office:value="0" calcext:value-type="float">
            <text:p>0</text:p>
          </table:table-cell>
          <table:table-cell table:formula="of:=FLOOR([.D153]+[.C153])" office:value-type="float" office:value="2850" calcext:value-type="float">
            <text:p>2850</text:p>
          </table:table-cell>
          <table:table-cell table:formula="of:=LOG([.E153])/LOG(2)" office:value-type="float" office:value="11.4767462039395" calcext:value-type="float">
            <text:p>11.4767462039395</text:p>
          </table:table-cell>
          <table:table-cell table:number-columns-repeated="6"/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[.A154]*[.A154]" office:value-type="float" office:value="23104" calcext:value-type="float">
            <text:p>23104</text:p>
          </table:table-cell>
          <table:table-cell table:formula="of:=[.B154]/[.C$1]" office:value-type="float" office:value="2888" calcext:value-type="float">
            <text:p>2888</text:p>
          </table:table-cell>
          <table:table-cell table:formula="of:=[.A154]*[.D$1]" office:value-type="float" office:value="0" calcext:value-type="float">
            <text:p>0</text:p>
          </table:table-cell>
          <table:table-cell table:formula="of:=FLOOR([.D154]+[.C154])" office:value-type="float" office:value="2888" calcext:value-type="float">
            <text:p>2888</text:p>
          </table:table-cell>
          <table:table-cell table:formula="of:=LOG([.E154])/LOG(2)" office:value-type="float" office:value="11.4958550268872" calcext:value-type="float">
            <text:p>11.4958550268872</text:p>
          </table:table-cell>
          <table:table-cell table:number-columns-repeated="6"/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[.A155]*[.A155]" office:value-type="float" office:value="23409" calcext:value-type="float">
            <text:p>23409</text:p>
          </table:table-cell>
          <table:table-cell table:formula="of:=[.B155]/[.C$1]" office:value-type="float" office:value="2926.125" calcext:value-type="float">
            <text:p>2926.125</text:p>
          </table:table-cell>
          <table:table-cell table:formula="of:=[.A155]*[.D$1]" office:value-type="float" office:value="0" calcext:value-type="float">
            <text:p>0</text:p>
          </table:table-cell>
          <table:table-cell table:formula="of:=FLOOR([.D155]+[.C155])" office:value-type="float" office:value="2926" calcext:value-type="float">
            <text:p>2926</text:p>
          </table:table-cell>
          <table:table-cell table:formula="of:=LOG([.E155])/LOG(2)" office:value-type="float" office:value="11.5147140541385" calcext:value-type="float">
            <text:p>11.5147140541385</text:p>
          </table:table-cell>
          <table:table-cell table:number-columns-repeated="6"/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[.A156]*[.A156]" office:value-type="float" office:value="23716" calcext:value-type="float">
            <text:p>23716</text:p>
          </table:table-cell>
          <table:table-cell table:formula="of:=[.B156]/[.C$1]" office:value-type="float" office:value="2964.5" calcext:value-type="float">
            <text:p>2964.5</text:p>
          </table:table-cell>
          <table:table-cell table:formula="of:=[.A156]*[.D$1]" office:value-type="float" office:value="0" calcext:value-type="float">
            <text:p>0</text:p>
          </table:table-cell>
          <table:table-cell table:formula="of:=FLOOR([.D156]+[.C156])" office:value-type="float" office:value="2964" calcext:value-type="float">
            <text:p>2964</text:p>
          </table:table-cell>
          <table:table-cell table:formula="of:=LOG([.E156])/LOG(2)" office:value-type="float" office:value="11.5333297323058" calcext:value-type="float">
            <text:p>11.5333297323058</text:p>
          </table:table-cell>
          <table:table-cell table:number-columns-repeated="6"/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[.A157]*[.A157]" office:value-type="float" office:value="24025" calcext:value-type="float">
            <text:p>24025</text:p>
          </table:table-cell>
          <table:table-cell table:formula="of:=[.B157]/[.C$1]" office:value-type="float" office:value="3003.125" calcext:value-type="float">
            <text:p>3003.125</text:p>
          </table:table-cell>
          <table:table-cell table:formula="of:=[.A157]*[.D$1]" office:value-type="float" office:value="0" calcext:value-type="float">
            <text:p>0</text:p>
          </table:table-cell>
          <table:table-cell table:formula="of:=FLOOR([.D157]+[.C157])" office:value-type="float" office:value="3003" calcext:value-type="float">
            <text:p>3003</text:p>
          </table:table-cell>
          <table:table-cell table:formula="of:=LOG([.E157])/LOG(2)" office:value-type="float" office:value="11.5521887595572" calcext:value-type="float">
            <text:p>11.5521887595572</text:p>
          </table:table-cell>
          <table:table-cell table:number-columns-repeated="6"/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[.A158]*[.A158]" office:value-type="float" office:value="24336" calcext:value-type="float">
            <text:p>24336</text:p>
          </table:table-cell>
          <table:table-cell table:formula="of:=[.B158]/[.C$1]" office:value-type="float" office:value="3042" calcext:value-type="float">
            <text:p>3042</text:p>
          </table:table-cell>
          <table:table-cell table:formula="of:=[.A158]*[.D$1]" office:value-type="float" office:value="0" calcext:value-type="float">
            <text:p>0</text:p>
          </table:table-cell>
          <table:table-cell table:formula="of:=FLOOR([.D158]+[.C158])" office:value-type="float" office:value="3042" calcext:value-type="float">
            <text:p>3042</text:p>
          </table:table-cell>
          <table:table-cell table:formula="of:=LOG([.E158])/LOG(2)" office:value-type="float" office:value="11.5708044377245" calcext:value-type="float">
            <text:p>11.5708044377245</text:p>
          </table:table-cell>
          <table:table-cell table:number-columns-repeated="6"/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[.A159]*[.A159]" office:value-type="float" office:value="24649" calcext:value-type="float">
            <text:p>24649</text:p>
          </table:table-cell>
          <table:table-cell table:formula="of:=[.B159]/[.C$1]" office:value-type="float" office:value="3081.125" calcext:value-type="float">
            <text:p>3081.125</text:p>
          </table:table-cell>
          <table:table-cell table:formula="of:=[.A159]*[.D$1]" office:value-type="float" office:value="0" calcext:value-type="float">
            <text:p>0</text:p>
          </table:table-cell>
          <table:table-cell table:formula="of:=FLOOR([.D159]+[.C159])" office:value-type="float" office:value="3081" calcext:value-type="float">
            <text:p>3081</text:p>
          </table:table-cell>
          <table:table-cell table:formula="of:=LOG([.E159])/LOG(2)" office:value-type="float" office:value="11.5891829670394" calcext:value-type="float">
            <text:p>11.5891829670394</text:p>
          </table:table-cell>
          <table:table-cell table:number-columns-repeated="6"/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[.A160]*[.A160]" office:value-type="float" office:value="24964" calcext:value-type="float">
            <text:p>24964</text:p>
          </table:table-cell>
          <table:table-cell table:formula="of:=[.B160]/[.C$1]" office:value-type="float" office:value="3120.5" calcext:value-type="float">
            <text:p>3120.5</text:p>
          </table:table-cell>
          <table:table-cell table:formula="of:=[.A160]*[.D$1]" office:value-type="float" office:value="0" calcext:value-type="float">
            <text:p>0</text:p>
          </table:table-cell>
          <table:table-cell table:formula="of:=FLOOR([.D160]+[.C160])" office:value-type="float" office:value="3120" calcext:value-type="float">
            <text:p>3120</text:p>
          </table:table-cell>
          <table:table-cell table:formula="of:=LOG([.E160])/LOG(2)" office:value-type="float" office:value="11.6073303137496" calcext:value-type="float">
            <text:p>11.6073303137496</text:p>
          </table:table-cell>
          <table:table-cell table:number-columns-repeated="6"/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[.A161]*[.A161]" office:value-type="float" office:value="25281" calcext:value-type="float">
            <text:p>25281</text:p>
          </table:table-cell>
          <table:table-cell table:formula="of:=[.B161]/[.C$1]" office:value-type="float" office:value="3160.125" calcext:value-type="float">
            <text:p>3160.125</text:p>
          </table:table-cell>
          <table:table-cell table:formula="of:=[.A161]*[.D$1]" office:value-type="float" office:value="0" calcext:value-type="float">
            <text:p>0</text:p>
          </table:table-cell>
          <table:table-cell table:formula="of:=FLOOR([.D161]+[.C161])" office:value-type="float" office:value="3160" calcext:value-type="float">
            <text:p>3160</text:p>
          </table:table-cell>
          <table:table-cell table:formula="of:=LOG([.E161])/LOG(2)" office:value-type="float" office:value="11.6257088430645" calcext:value-type="float">
            <text:p>11.6257088430645</text:p>
          </table:table-cell>
          <table:table-cell table:number-columns-repeated="6"/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[.A162]*[.A162]" office:value-type="float" office:value="25600" calcext:value-type="float">
            <text:p>25600</text:p>
          </table:table-cell>
          <table:table-cell table:formula="of:=[.B162]/[.C$1]" office:value-type="float" office:value="3200" calcext:value-type="float">
            <text:p>3200</text:p>
          </table:table-cell>
          <table:table-cell table:formula="of:=[.A162]*[.D$1]" office:value-type="float" office:value="0" calcext:value-type="float">
            <text:p>0</text:p>
          </table:table-cell>
          <table:table-cell table:formula="of:=FLOOR([.D162]+[.C162])" office:value-type="float" office:value="3200" calcext:value-type="float">
            <text:p>3200</text:p>
          </table:table-cell>
          <table:table-cell table:formula="of:=LOG([.E162])/LOG(2)" office:value-type="float" office:value="11.6438561897747" calcext:value-type="float">
            <text:p>11.6438561897747</text:p>
          </table:table-cell>
          <table:table-cell table:number-columns-repeated="6"/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[.A163]*[.A163]" office:value-type="float" office:value="25921" calcext:value-type="float">
            <text:p>25921</text:p>
          </table:table-cell>
          <table:table-cell table:formula="of:=[.B163]/[.C$1]" office:value-type="float" office:value="3240.125" calcext:value-type="float">
            <text:p>3240.125</text:p>
          </table:table-cell>
          <table:table-cell table:formula="of:=[.A163]*[.D$1]" office:value-type="float" office:value="0" calcext:value-type="float">
            <text:p>0</text:p>
          </table:table-cell>
          <table:table-cell table:formula="of:=FLOOR([.D163]+[.C163])" office:value-type="float" office:value="3240" calcext:value-type="float">
            <text:p>3240</text:p>
          </table:table-cell>
          <table:table-cell table:formula="of:=LOG([.E163])/LOG(2)" office:value-type="float" office:value="11.661778097772" calcext:value-type="float">
            <text:p>11.661778097772</text:p>
          </table:table-cell>
          <table:table-cell table:number-columns-repeated="6"/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[.A164]*[.A164]" office:value-type="float" office:value="26244" calcext:value-type="float">
            <text:p>26244</text:p>
          </table:table-cell>
          <table:table-cell table:formula="of:=[.B164]/[.C$1]" office:value-type="float" office:value="3280.5" calcext:value-type="float">
            <text:p>3280.5</text:p>
          </table:table-cell>
          <table:table-cell table:formula="of:=[.A164]*[.D$1]" office:value-type="float" office:value="0" calcext:value-type="float">
            <text:p>0</text:p>
          </table:table-cell>
          <table:table-cell table:formula="of:=FLOOR([.D164]+[.C164])" office:value-type="float" office:value="3280" calcext:value-type="float">
            <text:p>3280</text:p>
          </table:table-cell>
          <table:table-cell table:formula="of:=LOG([.E164])/LOG(2)" office:value-type="float" office:value="11.6794800995054" calcext:value-type="float">
            <text:p>11.6794800995054</text:p>
          </table:table-cell>
          <table:table-cell table:number-columns-repeated="6"/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[.A165]*[.A165]" office:value-type="float" office:value="26569" calcext:value-type="float">
            <text:p>26569</text:p>
          </table:table-cell>
          <table:table-cell table:formula="of:=[.B165]/[.C$1]" office:value-type="float" office:value="3321.125" calcext:value-type="float">
            <text:p>3321.125</text:p>
          </table:table-cell>
          <table:table-cell table:formula="of:=[.A165]*[.D$1]" office:value-type="float" office:value="0" calcext:value-type="float">
            <text:p>0</text:p>
          </table:table-cell>
          <table:table-cell table:formula="of:=FLOOR([.D165]+[.C165])" office:value-type="float" office:value="3321" calcext:value-type="float">
            <text:p>3321</text:p>
          </table:table-cell>
          <table:table-cell table:formula="of:=LOG([.E165])/LOG(2)" office:value-type="float" office:value="11.6974020075027" calcext:value-type="float">
            <text:p>11.6974020075027</text:p>
          </table:table-cell>
          <table:table-cell table:number-columns-repeated="6"/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[.A166]*[.A166]" office:value-type="float" office:value="26896" calcext:value-type="float">
            <text:p>26896</text:p>
          </table:table-cell>
          <table:table-cell table:formula="of:=[.B166]/[.C$1]" office:value-type="float" office:value="3362" calcext:value-type="float">
            <text:p>3362</text:p>
          </table:table-cell>
          <table:table-cell table:formula="of:=[.A166]*[.D$1]" office:value-type="float" office:value="0" calcext:value-type="float">
            <text:p>0</text:p>
          </table:table-cell>
          <table:table-cell table:formula="of:=FLOOR([.D166]+[.C166])" office:value-type="float" office:value="3362" calcext:value-type="float">
            <text:p>3362</text:p>
          </table:table-cell>
          <table:table-cell table:formula="of:=LOG([.E166])/LOG(2)" office:value-type="float" office:value="11.7151040092362" calcext:value-type="float">
            <text:p>11.7151040092362</text:p>
          </table:table-cell>
          <table:table-cell table:number-columns-repeated="6"/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[.A167]*[.A167]" office:value-type="float" office:value="27225" calcext:value-type="float">
            <text:p>27225</text:p>
          </table:table-cell>
          <table:table-cell table:formula="of:=[.B167]/[.C$1]" office:value-type="float" office:value="3403.125" calcext:value-type="float">
            <text:p>3403.125</text:p>
          </table:table-cell>
          <table:table-cell table:formula="of:=[.A167]*[.D$1]" office:value-type="float" office:value="0" calcext:value-type="float">
            <text:p>0</text:p>
          </table:table-cell>
          <table:table-cell table:formula="of:=FLOOR([.D167]+[.C167])" office:value-type="float" office:value="3403" calcext:value-type="float">
            <text:p>3403</text:p>
          </table:table-cell>
          <table:table-cell table:formula="of:=LOG([.E167])/LOG(2)" office:value-type="float" office:value="11.732591435965" calcext:value-type="float">
            <text:p>11.732591435965</text:p>
          </table:table-cell>
          <table:table-cell table:number-columns-repeated="6"/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[.A168]*[.A168]" office:value-type="float" office:value="27556" calcext:value-type="float">
            <text:p>27556</text:p>
          </table:table-cell>
          <table:table-cell table:formula="of:=[.B168]/[.C$1]" office:value-type="float" office:value="3444.5" calcext:value-type="float">
            <text:p>3444.5</text:p>
          </table:table-cell>
          <table:table-cell table:formula="of:=[.A168]*[.D$1]" office:value-type="float" office:value="0" calcext:value-type="float">
            <text:p>0</text:p>
          </table:table-cell>
          <table:table-cell table:formula="of:=FLOOR([.D168]+[.C168])" office:value-type="float" office:value="3444" calcext:value-type="float">
            <text:p>3444</text:p>
          </table:table-cell>
          <table:table-cell table:formula="of:=LOG([.E168])/LOG(2)" office:value-type="float" office:value="11.7498694273968" calcext:value-type="float">
            <text:p>11.7498694273968</text:p>
          </table:table-cell>
          <table:table-cell table:number-columns-repeated="6"/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[.A169]*[.A169]" office:value-type="float" office:value="27889" calcext:value-type="float">
            <text:p>27889</text:p>
          </table:table-cell>
          <table:table-cell table:formula="of:=[.B169]/[.C$1]" office:value-type="float" office:value="3486.125" calcext:value-type="float">
            <text:p>3486.125</text:p>
          </table:table-cell>
          <table:table-cell table:formula="of:=[.A169]*[.D$1]" office:value-type="float" office:value="0" calcext:value-type="float">
            <text:p>0</text:p>
          </table:table-cell>
          <table:table-cell table:formula="of:=FLOOR([.D169]+[.C169])" office:value-type="float" office:value="3486" calcext:value-type="float">
            <text:p>3486</text:p>
          </table:table-cell>
          <table:table-cell table:formula="of:=LOG([.E169])/LOG(2)" office:value-type="float" office:value="11.7673568541257" calcext:value-type="float">
            <text:p>11.7673568541257</text:p>
          </table:table-cell>
          <table:table-cell table:number-columns-repeated="6"/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[.A170]*[.A170]" office:value-type="float" office:value="28224" calcext:value-type="float">
            <text:p>28224</text:p>
          </table:table-cell>
          <table:table-cell table:formula="of:=[.B170]/[.C$1]" office:value-type="float" office:value="3528" calcext:value-type="float">
            <text:p>3528</text:p>
          </table:table-cell>
          <table:table-cell table:formula="of:=[.A170]*[.D$1]" office:value-type="float" office:value="0" calcext:value-type="float">
            <text:p>0</text:p>
          </table:table-cell>
          <table:table-cell table:formula="of:=FLOOR([.D170]+[.C170])" office:value-type="float" office:value="3528" calcext:value-type="float">
            <text:p>3528</text:p>
          </table:table-cell>
          <table:table-cell table:formula="of:=LOG([.E170])/LOG(2)" office:value-type="float" office:value="11.7846348455575" calcext:value-type="float">
            <text:p>11.7846348455575</text:p>
          </table:table-cell>
          <table:table-cell table:number-columns-repeated="6"/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[.A171]*[.A171]" office:value-type="float" office:value="28561" calcext:value-type="float">
            <text:p>28561</text:p>
          </table:table-cell>
          <table:table-cell table:formula="of:=[.B171]/[.C$1]" office:value-type="float" office:value="3570.125" calcext:value-type="float">
            <text:p>3570.125</text:p>
          </table:table-cell>
          <table:table-cell table:formula="of:=[.A171]*[.D$1]" office:value-type="float" office:value="0" calcext:value-type="float">
            <text:p>0</text:p>
          </table:table-cell>
          <table:table-cell table:formula="of:=FLOOR([.D171]+[.C171])" office:value-type="float" office:value="3570" calcext:value-type="float">
            <text:p>3570</text:p>
          </table:table-cell>
          <table:table-cell table:formula="of:=LOG([.E171])/LOG(2)" office:value-type="float" office:value="11.8017083589165" calcext:value-type="float">
            <text:p>11.8017083589165</text:p>
          </table:table-cell>
          <table:table-cell table:number-columns-repeated="6"/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[.A172]*[.A172]" office:value-type="float" office:value="28900" calcext:value-type="float">
            <text:p>28900</text:p>
          </table:table-cell>
          <table:table-cell table:formula="of:=[.B172]/[.C$1]" office:value-type="float" office:value="3612.5" calcext:value-type="float">
            <text:p>3612.5</text:p>
          </table:table-cell>
          <table:table-cell table:formula="of:=[.A172]*[.D$1]" office:value-type="float" office:value="0" calcext:value-type="float">
            <text:p>0</text:p>
          </table:table-cell>
          <table:table-cell table:formula="of:=FLOOR([.D172]+[.C172])" office:value-type="float" office:value="3612" calcext:value-type="float">
            <text:p>3612</text:p>
          </table:table-cell>
          <table:table-cell table:formula="of:=LOG([.E172])/LOG(2)" office:value-type="float" office:value="11.8185821774809" calcext:value-type="float">
            <text:p>11.8185821774809</text:p>
          </table:table-cell>
          <table:table-cell table:number-columns-repeated="6"/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[.A173]*[.A173]" office:value-type="float" office:value="29241" calcext:value-type="float">
            <text:p>29241</text:p>
          </table:table-cell>
          <table:table-cell table:formula="of:=[.B173]/[.C$1]" office:value-type="float" office:value="3655.125" calcext:value-type="float">
            <text:p>3655.125</text:p>
          </table:table-cell>
          <table:table-cell table:formula="of:=[.A173]*[.D$1]" office:value-type="float" office:value="0" calcext:value-type="float">
            <text:p>0</text:p>
          </table:table-cell>
          <table:table-cell table:formula="of:=FLOOR([.D173]+[.C173])" office:value-type="float" office:value="3655" calcext:value-type="float">
            <text:p>3655</text:p>
          </table:table-cell>
          <table:table-cell table:formula="of:=LOG([.E173])/LOG(2)" office:value-type="float" office:value="11.8356556908398" calcext:value-type="float">
            <text:p>11.8356556908398</text:p>
          </table:table-cell>
          <table:table-cell table:number-columns-repeated="6"/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[.A174]*[.A174]" office:value-type="float" office:value="29584" calcext:value-type="float">
            <text:p>29584</text:p>
          </table:table-cell>
          <table:table-cell table:formula="of:=[.B174]/[.C$1]" office:value-type="float" office:value="3698" calcext:value-type="float">
            <text:p>3698</text:p>
          </table:table-cell>
          <table:table-cell table:formula="of:=[.A174]*[.D$1]" office:value-type="float" office:value="0" calcext:value-type="float">
            <text:p>0</text:p>
          </table:table-cell>
          <table:table-cell table:formula="of:=FLOOR([.D174]+[.C174])" office:value-type="float" office:value="3698" calcext:value-type="float">
            <text:p>3698</text:p>
          </table:table-cell>
          <table:table-cell table:formula="of:=LOG([.E174])/LOG(2)" office:value-type="float" office:value="11.8525295094042" calcext:value-type="float">
            <text:p>11.8525295094042</text:p>
          </table:table-cell>
          <table:table-cell table:number-columns-repeated="6"/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[.A175]*[.A175]" office:value-type="float" office:value="29929" calcext:value-type="float">
            <text:p>29929</text:p>
          </table:table-cell>
          <table:table-cell table:formula="of:=[.B175]/[.C$1]" office:value-type="float" office:value="3741.125" calcext:value-type="float">
            <text:p>3741.125</text:p>
          </table:table-cell>
          <table:table-cell table:formula="of:=[.A175]*[.D$1]" office:value-type="float" office:value="0" calcext:value-type="float">
            <text:p>0</text:p>
          </table:table-cell>
          <table:table-cell table:formula="of:=FLOOR([.D175]+[.C175])" office:value-type="float" office:value="3741" calcext:value-type="float">
            <text:p>3741</text:p>
          </table:table-cell>
          <table:table-cell table:formula="of:=LOG([.E175])/LOG(2)" office:value-type="float" office:value="11.8692082505508" calcext:value-type="float">
            <text:p>11.8692082505508</text:p>
          </table:table-cell>
          <table:table-cell table:number-columns-repeated="6"/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[.A176]*[.A176]" office:value-type="float" office:value="30276" calcext:value-type="float">
            <text:p>30276</text:p>
          </table:table-cell>
          <table:table-cell table:formula="of:=[.B176]/[.C$1]" office:value-type="float" office:value="3784.5" calcext:value-type="float">
            <text:p>3784.5</text:p>
          </table:table-cell>
          <table:table-cell table:formula="of:=[.A176]*[.D$1]" office:value-type="float" office:value="0" calcext:value-type="float">
            <text:p>0</text:p>
          </table:table-cell>
          <table:table-cell table:formula="of:=FLOOR([.D176]+[.C176])" office:value-type="float" office:value="3784" calcext:value-type="float">
            <text:p>3784</text:p>
          </table:table-cell>
          <table:table-cell table:formula="of:=LOG([.E176])/LOG(2)" office:value-type="float" office:value="11.8856963733394" calcext:value-type="float">
            <text:p>11.8856963733394</text:p>
          </table:table-cell>
          <table:table-cell table:number-columns-repeated="6"/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[.A177]*[.A177]" office:value-type="float" office:value="30625" calcext:value-type="float">
            <text:p>30625</text:p>
          </table:table-cell>
          <table:table-cell table:formula="of:=[.B177]/[.C$1]" office:value-type="float" office:value="3828.125" calcext:value-type="float">
            <text:p>3828.125</text:p>
          </table:table-cell>
          <table:table-cell table:formula="of:=[.A177]*[.D$1]" office:value-type="float" office:value="0" calcext:value-type="float">
            <text:p>0</text:p>
          </table:table-cell>
          <table:table-cell table:formula="of:=FLOOR([.D177]+[.C177])" office:value-type="float" office:value="3828" calcext:value-type="float">
            <text:p>3828</text:p>
          </table:table-cell>
          <table:table-cell table:formula="of:=LOG([.E177])/LOG(2)" office:value-type="float" office:value="11.902375114486" calcext:value-type="float">
            <text:p>11.902375114486</text:p>
          </table:table-cell>
          <table:table-cell table:number-columns-repeated="6"/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[.A178]*[.A178]" office:value-type="float" office:value="30976" calcext:value-type="float">
            <text:p>30976</text:p>
          </table:table-cell>
          <table:table-cell table:formula="of:=[.B178]/[.C$1]" office:value-type="float" office:value="3872" calcext:value-type="float">
            <text:p>3872</text:p>
          </table:table-cell>
          <table:table-cell table:formula="of:=[.A178]*[.D$1]" office:value-type="float" office:value="0" calcext:value-type="float">
            <text:p>0</text:p>
          </table:table-cell>
          <table:table-cell table:formula="of:=FLOOR([.D178]+[.C178])" office:value-type="float" office:value="3872" calcext:value-type="float">
            <text:p>3872</text:p>
          </table:table-cell>
          <table:table-cell table:formula="of:=LOG([.E178])/LOG(2)" office:value-type="float" office:value="11.9188632372746" calcext:value-type="float">
            <text:p>11.9188632372746</text:p>
          </table:table-cell>
          <table:table-cell table:number-columns-repeated="6"/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[.A179]*[.A179]" office:value-type="float" office:value="31329" calcext:value-type="float">
            <text:p>31329</text:p>
          </table:table-cell>
          <table:table-cell table:formula="of:=[.B179]/[.C$1]" office:value-type="float" office:value="3916.125" calcext:value-type="float">
            <text:p>3916.125</text:p>
          </table:table-cell>
          <table:table-cell table:formula="of:=[.A179]*[.D$1]" office:value-type="float" office:value="0" calcext:value-type="float">
            <text:p>0</text:p>
          </table:table-cell>
          <table:table-cell table:formula="of:=FLOOR([.D179]+[.C179])" office:value-type="float" office:value="3916" calcext:value-type="float">
            <text:p>3916</text:p>
          </table:table-cell>
          <table:table-cell table:formula="of:=LOG([.E179])/LOG(2)" office:value-type="float" office:value="11.9351650496037" calcext:value-type="float">
            <text:p>11.9351650496037</text:p>
          </table:table-cell>
          <table:table-cell table:number-columns-repeated="6"/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[.A180]*[.A180]" office:value-type="float" office:value="31684" calcext:value-type="float">
            <text:p>31684</text:p>
          </table:table-cell>
          <table:table-cell table:formula="of:=[.B180]/[.C$1]" office:value-type="float" office:value="3960.5" calcext:value-type="float">
            <text:p>3960.5</text:p>
          </table:table-cell>
          <table:table-cell table:formula="of:=[.A180]*[.D$1]" office:value-type="float" office:value="0" calcext:value-type="float">
            <text:p>0</text:p>
          </table:table-cell>
          <table:table-cell table:formula="of:=FLOOR([.D180]+[.C180])" office:value-type="float" office:value="3960" calcext:value-type="float">
            <text:p>3960</text:p>
          </table:table-cell>
          <table:table-cell table:formula="of:=LOG([.E180])/LOG(2)" office:value-type="float" office:value="11.951284714967" calcext:value-type="float">
            <text:p>11.951284714967</text:p>
          </table:table-cell>
          <table:table-cell table:number-columns-repeated="6"/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[.A181]*[.A181]" office:value-type="float" office:value="32041" calcext:value-type="float">
            <text:p>32041</text:p>
          </table:table-cell>
          <table:table-cell table:formula="of:=[.B181]/[.C$1]" office:value-type="float" office:value="4005.125" calcext:value-type="float">
            <text:p>4005.125</text:p>
          </table:table-cell>
          <table:table-cell table:formula="of:=[.A181]*[.D$1]" office:value-type="float" office:value="0" calcext:value-type="float">
            <text:p>0</text:p>
          </table:table-cell>
          <table:table-cell table:formula="of:=FLOOR([.D181]+[.C181])" office:value-type="float" office:value="4005" calcext:value-type="float">
            <text:p>4005</text:p>
          </table:table-cell>
          <table:table-cell table:formula="of:=LOG([.E181])/LOG(2)" office:value-type="float" office:value="11.9675865272961" calcext:value-type="float">
            <text:p>11.9675865272961</text:p>
          </table:table-cell>
          <table:table-cell table:number-columns-repeated="6"/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[.A182]*[.A182]" office:value-type="float" office:value="32400" calcext:value-type="float">
            <text:p>32400</text:p>
          </table:table-cell>
          <table:table-cell table:formula="of:=[.B182]/[.C$1]" office:value-type="float" office:value="4050" calcext:value-type="float">
            <text:p>4050</text:p>
          </table:table-cell>
          <table:table-cell table:formula="of:=[.A182]*[.D$1]" office:value-type="float" office:value="0" calcext:value-type="float">
            <text:p>0</text:p>
          </table:table-cell>
          <table:table-cell table:formula="of:=FLOOR([.D182]+[.C182])" office:value-type="float" office:value="4050" calcext:value-type="float">
            <text:p>4050</text:p>
          </table:table-cell>
          <table:table-cell table:formula="of:=LOG([.E182])/LOG(2)" office:value-type="float" office:value="11.9837061926594" calcext:value-type="float">
            <text:p>11.9837061926594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[.A183]*[.A183]" office:value-type="float" office:value="32761" calcext:value-type="float">
            <text:p>32761</text:p>
          </table:table-cell>
          <table:table-cell table:formula="of:=[.B183]/[.C$1]" office:value-type="float" office:value="4095.125" calcext:value-type="float">
            <text:p>4095.125</text:p>
          </table:table-cell>
          <table:table-cell table:formula="of:=[.A183]*[.D$1]" office:value-type="float" office:value="0" calcext:value-type="float">
            <text:p>0</text:p>
          </table:table-cell>
          <table:table-cell table:formula="of:=FLOOR([.D183]+[.C183])" office:value-type="float" office:value="4095" calcext:value-type="float">
            <text:p>4095</text:p>
          </table:table-cell>
          <table:table-cell table:formula="of:=LOG([.E183])/LOG(2)" office:value-type="float" office:value="11.9996477365284" calcext:value-type="float">
            <text:p>11.9996477365284</text:p>
          </table:table-cell>
          <table:table-cell table:number-columns-repeated="6"/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[.A184]*[.A184]" office:value-type="float" office:value="33124" calcext:value-type="float">
            <text:p>33124</text:p>
          </table:table-cell>
          <table:table-cell table:formula="of:=[.B184]/[.C$1]" office:value-type="float" office:value="4140.5" calcext:value-type="float">
            <text:p>4140.5</text:p>
          </table:table-cell>
          <table:table-cell table:formula="of:=[.A184]*[.D$1]" office:value-type="float" office:value="0" calcext:value-type="float">
            <text:p>0</text:p>
          </table:table-cell>
          <table:table-cell table:formula="of:=FLOOR([.D184]+[.C184])" office:value-type="float" office:value="4140" calcext:value-type="float">
            <text:p>4140</text:p>
          </table:table-cell>
          <table:table-cell table:formula="of:=LOG([.E184])/LOG(2)" office:value-type="float" office:value="12.0154150523867" calcext:value-type="float">
            <text:p>12.0154150523867</text:p>
          </table:table-cell>
          <table:table-cell table:number-columns-repeated="6"/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[.A185]*[.A185]" office:value-type="float" office:value="33489" calcext:value-type="float">
            <text:p>33489</text:p>
          </table:table-cell>
          <table:table-cell table:formula="of:=[.B185]/[.C$1]" office:value-type="float" office:value="4186.125" calcext:value-type="float">
            <text:p>4186.125</text:p>
          </table:table-cell>
          <table:table-cell table:formula="of:=[.A185]*[.D$1]" office:value-type="float" office:value="0" calcext:value-type="float">
            <text:p>0</text:p>
          </table:table-cell>
          <table:table-cell table:formula="of:=FLOOR([.D185]+[.C185])" office:value-type="float" office:value="4186" calcext:value-type="float">
            <text:p>4186</text:p>
          </table:table-cell>
          <table:table-cell table:formula="of:=LOG([.E185])/LOG(2)" office:value-type="float" office:value="12.0313565962557" calcext:value-type="float">
            <text:p>12.0313565962557</text:p>
          </table:table-cell>
          <table:table-cell table:number-columns-repeated="6"/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[.A186]*[.A186]" office:value-type="float" office:value="33856" calcext:value-type="float">
            <text:p>33856</text:p>
          </table:table-cell>
          <table:table-cell table:formula="of:=[.B186]/[.C$1]" office:value-type="float" office:value="4232" calcext:value-type="float">
            <text:p>4232</text:p>
          </table:table-cell>
          <table:table-cell table:formula="of:=[.A186]*[.D$1]" office:value-type="float" office:value="0" calcext:value-type="float">
            <text:p>0</text:p>
          </table:table-cell>
          <table:table-cell table:formula="of:=FLOOR([.D186]+[.C186])" office:value-type="float" office:value="4232" calcext:value-type="float">
            <text:p>4232</text:p>
          </table:table-cell>
          <table:table-cell table:formula="of:=LOG([.E186])/LOG(2)" office:value-type="float" office:value="12.047123912114" calcext:value-type="float">
            <text:p>12.047123912114</text:p>
          </table:table-cell>
          <table:table-cell table:number-columns-repeated="6"/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[.A187]*[.A187]" office:value-type="float" office:value="34225" calcext:value-type="float">
            <text:p>34225</text:p>
          </table:table-cell>
          <table:table-cell table:formula="of:=[.B187]/[.C$1]" office:value-type="float" office:value="4278.125" calcext:value-type="float">
            <text:p>4278.125</text:p>
          </table:table-cell>
          <table:table-cell table:formula="of:=[.A187]*[.D$1]" office:value-type="float" office:value="0" calcext:value-type="float">
            <text:p>0</text:p>
          </table:table-cell>
          <table:table-cell table:formula="of:=FLOOR([.D187]+[.C187])" office:value-type="float" office:value="4278" calcext:value-type="float">
            <text:p>4278</text:p>
          </table:table-cell>
          <table:table-cell table:formula="of:=LOG([.E187])/LOG(2)" office:value-type="float" office:value="12.062720767165" calcext:value-type="float">
            <text:p>12.062720767165</text:p>
          </table:table-cell>
          <table:table-cell table:number-columns-repeated="6"/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[.A188]*[.A188]" office:value-type="float" office:value="34596" calcext:value-type="float">
            <text:p>34596</text:p>
          </table:table-cell>
          <table:table-cell table:formula="of:=[.B188]/[.C$1]" office:value-type="float" office:value="4324.5" calcext:value-type="float">
            <text:p>4324.5</text:p>
          </table:table-cell>
          <table:table-cell table:formula="of:=[.A188]*[.D$1]" office:value-type="float" office:value="0" calcext:value-type="float">
            <text:p>0</text:p>
          </table:table-cell>
          <table:table-cell table:formula="of:=FLOOR([.D188]+[.C188])" office:value-type="float" office:value="4324" calcext:value-type="float">
            <text:p>4324</text:p>
          </table:table-cell>
          <table:table-cell table:formula="of:=LOG([.E188])/LOG(2)" office:value-type="float" office:value="12.0781508077347" calcext:value-type="float">
            <text:p>12.0781508077347</text:p>
          </table:table-cell>
          <table:table-cell table:number-columns-repeated="6"/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[.A189]*[.A189]" office:value-type="float" office:value="34969" calcext:value-type="float">
            <text:p>34969</text:p>
          </table:table-cell>
          <table:table-cell table:formula="of:=[.B189]/[.C$1]" office:value-type="float" office:value="4371.125" calcext:value-type="float">
            <text:p>4371.125</text:p>
          </table:table-cell>
          <table:table-cell table:formula="of:=[.A189]*[.D$1]" office:value-type="float" office:value="0" calcext:value-type="float">
            <text:p>0</text:p>
          </table:table-cell>
          <table:table-cell table:formula="of:=FLOOR([.D189]+[.C189])" office:value-type="float" office:value="4371" calcext:value-type="float">
            <text:p>4371</text:p>
          </table:table-cell>
          <table:table-cell table:formula="of:=LOG([.E189])/LOG(2)" office:value-type="float" office:value="12.0937476627857" calcext:value-type="float">
            <text:p>12.0937476627857</text:p>
          </table:table-cell>
          <table:table-cell table:number-columns-repeated="6"/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[.A190]*[.A190]" office:value-type="float" office:value="35344" calcext:value-type="float">
            <text:p>35344</text:p>
          </table:table-cell>
          <table:table-cell table:formula="of:=[.B190]/[.C$1]" office:value-type="float" office:value="4418" calcext:value-type="float">
            <text:p>4418</text:p>
          </table:table-cell>
          <table:table-cell table:formula="of:=[.A190]*[.D$1]" office:value-type="float" office:value="0" calcext:value-type="float">
            <text:p>0</text:p>
          </table:table-cell>
          <table:table-cell table:formula="of:=FLOOR([.D190]+[.C190])" office:value-type="float" office:value="4418" calcext:value-type="float">
            <text:p>4418</text:p>
          </table:table-cell>
          <table:table-cell table:formula="of:=LOG([.E190])/LOG(2)" office:value-type="float" office:value="12.1091777033553" calcext:value-type="float">
            <text:p>12.1091777033553</text:p>
          </table:table-cell>
          <table:table-cell table:number-columns-repeated="6"/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[.A191]*[.A191]" office:value-type="float" office:value="35721" calcext:value-type="float">
            <text:p>35721</text:p>
          </table:table-cell>
          <table:table-cell table:formula="of:=[.B191]/[.C$1]" office:value-type="float" office:value="4465.125" calcext:value-type="float">
            <text:p>4465.125</text:p>
          </table:table-cell>
          <table:table-cell table:formula="of:=[.A191]*[.D$1]" office:value-type="float" office:value="0" calcext:value-type="float">
            <text:p>0</text:p>
          </table:table-cell>
          <table:table-cell table:formula="of:=FLOOR([.D191]+[.C191])" office:value-type="float" office:value="4465" calcext:value-type="float">
            <text:p>4465</text:p>
          </table:table-cell>
          <table:table-cell table:formula="of:=LOG([.E191])/LOG(2)" office:value-type="float" office:value="12.1244444600086" calcext:value-type="float">
            <text:p>12.1244444600086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[.A192]*[.A192]" office:value-type="float" office:value="36100" calcext:value-type="float">
            <text:p>36100</text:p>
          </table:table-cell>
          <table:table-cell table:formula="of:=[.B192]/[.C$1]" office:value-type="float" office:value="4512.5" calcext:value-type="float">
            <text:p>4512.5</text:p>
          </table:table-cell>
          <table:table-cell table:formula="of:=[.A192]*[.D$1]" office:value-type="float" office:value="0" calcext:value-type="float">
            <text:p>0</text:p>
          </table:table-cell>
          <table:table-cell table:formula="of:=FLOOR([.D192]+[.C192])" office:value-type="float" office:value="4512" calcext:value-type="float">
            <text:p>4512</text:p>
          </table:table-cell>
          <table:table-cell table:formula="of:=LOG([.E192])/LOG(2)" office:value-type="float" office:value="12.1395513523988" calcext:value-type="float">
            <text:p>12.1395513523988</text:p>
          </table:table-cell>
          <table:table-cell table:number-columns-repeated="6"/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[.A193]*[.A193]" office:value-type="float" office:value="36481" calcext:value-type="float">
            <text:p>36481</text:p>
          </table:table-cell>
          <table:table-cell table:formula="of:=[.B193]/[.C$1]" office:value-type="float" office:value="4560.125" calcext:value-type="float">
            <text:p>4560.125</text:p>
          </table:table-cell>
          <table:table-cell table:formula="of:=[.A193]*[.D$1]" office:value-type="float" office:value="0" calcext:value-type="float">
            <text:p>0</text:p>
          </table:table-cell>
          <table:table-cell table:formula="of:=FLOOR([.D193]+[.C193])" office:value-type="float" office:value="4560" calcext:value-type="float">
            <text:p>4560</text:p>
          </table:table-cell>
          <table:table-cell table:formula="of:=LOG([.E193])/LOG(2)" office:value-type="float" office:value="12.1548181090521" calcext:value-type="float">
            <text:p>12.1548181090521</text:p>
          </table:table-cell>
          <table:table-cell table:number-columns-repeated="6"/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[.A194]*[.A194]" office:value-type="float" office:value="36864" calcext:value-type="float">
            <text:p>36864</text:p>
          </table:table-cell>
          <table:table-cell table:formula="of:=[.B194]/[.C$1]" office:value-type="float" office:value="4608" calcext:value-type="float">
            <text:p>4608</text:p>
          </table:table-cell>
          <table:table-cell table:formula="of:=[.A194]*[.D$1]" office:value-type="float" office:value="0" calcext:value-type="float">
            <text:p>0</text:p>
          </table:table-cell>
          <table:table-cell table:formula="of:=FLOOR([.D194]+[.C194])" office:value-type="float" office:value="4608" calcext:value-type="float">
            <text:p>4608</text:p>
          </table:table-cell>
          <table:table-cell table:formula="of:=LOG([.E194])/LOG(2)" office:value-type="float" office:value="12.1699250014423" calcext:value-type="float">
            <text:p>12.1699250014423</text:p>
          </table:table-cell>
          <table:table-cell table:number-columns-repeated="6"/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[.A195]*[.A195]" office:value-type="float" office:value="37249" calcext:value-type="float">
            <text:p>37249</text:p>
          </table:table-cell>
          <table:table-cell table:formula="of:=[.B195]/[.C$1]" office:value-type="float" office:value="4656.125" calcext:value-type="float">
            <text:p>4656.125</text:p>
          </table:table-cell>
          <table:table-cell table:formula="of:=[.A195]*[.D$1]" office:value-type="float" office:value="0" calcext:value-type="float">
            <text:p>0</text:p>
          </table:table-cell>
          <table:table-cell table:formula="of:=FLOOR([.D195]+[.C195])" office:value-type="float" office:value="4656" calcext:value-type="float">
            <text:p>4656</text:p>
          </table:table-cell>
          <table:table-cell table:formula="of:=LOG([.E195])/LOG(2)" office:value-type="float" office:value="12.1848753429083" calcext:value-type="float">
            <text:p>12.1848753429083</text:p>
          </table:table-cell>
          <table:table-cell table:number-columns-repeated="6"/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[.A196]*[.A196]" office:value-type="float" office:value="37636" calcext:value-type="float">
            <text:p>37636</text:p>
          </table:table-cell>
          <table:table-cell table:formula="of:=[.B196]/[.C$1]" office:value-type="float" office:value="4704.5" calcext:value-type="float">
            <text:p>4704.5</text:p>
          </table:table-cell>
          <table:table-cell table:formula="of:=[.A196]*[.D$1]" office:value-type="float" office:value="0" calcext:value-type="float">
            <text:p>0</text:p>
          </table:table-cell>
          <table:table-cell table:formula="of:=FLOOR([.D196]+[.C196])" office:value-type="float" office:value="4704" calcext:value-type="float">
            <text:p>4704</text:p>
          </table:table-cell>
          <table:table-cell table:formula="of:=LOG([.E196])/LOG(2)" office:value-type="float" office:value="12.1996723448364" calcext:value-type="float">
            <text:p>12.1996723448364</text:p>
          </table:table-cell>
          <table:table-cell table:number-columns-repeated="6"/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[.A197]*[.A197]" office:value-type="float" office:value="38025" calcext:value-type="float">
            <text:p>38025</text:p>
          </table:table-cell>
          <table:table-cell table:formula="of:=[.B197]/[.C$1]" office:value-type="float" office:value="4753.125" calcext:value-type="float">
            <text:p>4753.125</text:p>
          </table:table-cell>
          <table:table-cell table:formula="of:=[.A197]*[.D$1]" office:value-type="float" office:value="0" calcext:value-type="float">
            <text:p>0</text:p>
          </table:table-cell>
          <table:table-cell table:formula="of:=FLOOR([.D197]+[.C197])" office:value-type="float" office:value="4753" calcext:value-type="float">
            <text:p>4753</text:p>
          </table:table-cell>
          <table:table-cell table:formula="of:=LOG([.E197])/LOG(2)" office:value-type="float" office:value="12.2146226863023" calcext:value-type="float">
            <text:p>12.2146226863023</text:p>
          </table:table-cell>
          <table:table-cell table:number-columns-repeated="6"/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[.A198]*[.A198]" office:value-type="float" office:value="38416" calcext:value-type="float">
            <text:p>38416</text:p>
          </table:table-cell>
          <table:table-cell table:formula="of:=[.B198]/[.C$1]" office:value-type="float" office:value="4802" calcext:value-type="float">
            <text:p>4802</text:p>
          </table:table-cell>
          <table:table-cell table:formula="of:=[.A198]*[.D$1]" office:value-type="float" office:value="0" calcext:value-type="float">
            <text:p>0</text:p>
          </table:table-cell>
          <table:table-cell table:formula="of:=FLOOR([.D198]+[.C198])" office:value-type="float" office:value="4802" calcext:value-type="float">
            <text:p>4802</text:p>
          </table:table-cell>
          <table:table-cell table:formula="of:=LOG([.E198])/LOG(2)" office:value-type="float" office:value="12.2294196882304" calcext:value-type="float">
            <text:p>12.2294196882304</text:p>
          </table:table-cell>
          <table:table-cell table:number-columns-repeated="6"/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[.A199]*[.A199]" office:value-type="float" office:value="38809" calcext:value-type="float">
            <text:p>38809</text:p>
          </table:table-cell>
          <table:table-cell table:formula="of:=[.B199]/[.C$1]" office:value-type="float" office:value="4851.125" calcext:value-type="float">
            <text:p>4851.125</text:p>
          </table:table-cell>
          <table:table-cell table:formula="of:=[.A199]*[.D$1]" office:value-type="float" office:value="0" calcext:value-type="float">
            <text:p>0</text:p>
          </table:table-cell>
          <table:table-cell table:formula="of:=FLOOR([.D199]+[.C199])" office:value-type="float" office:value="4851" calcext:value-type="float">
            <text:p>4851</text:p>
          </table:table-cell>
          <table:table-cell table:formula="of:=LOG([.E199])/LOG(2)" office:value-type="float" office:value="12.2440664641948" calcext:value-type="float">
            <text:p>12.2440664641948</text:p>
          </table:table-cell>
          <table:table-cell table:number-columns-repeated="6"/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[.A200]*[.A200]" office:value-type="float" office:value="39204" calcext:value-type="float">
            <text:p>39204</text:p>
          </table:table-cell>
          <table:table-cell table:formula="of:=[.B200]/[.C$1]" office:value-type="float" office:value="4900.5" calcext:value-type="float">
            <text:p>4900.5</text:p>
          </table:table-cell>
          <table:table-cell table:formula="of:=[.A200]*[.D$1]" office:value-type="float" office:value="0" calcext:value-type="float">
            <text:p>0</text:p>
          </table:table-cell>
          <table:table-cell table:formula="of:=FLOOR([.D200]+[.C200])" office:value-type="float" office:value="4900" calcext:value-type="float">
            <text:p>4900</text:p>
          </table:table-cell>
          <table:table-cell table:formula="of:=LOG([.E200])/LOG(2)" office:value-type="float" office:value="12.2585660338899" calcext:value-type="float">
            <text:p>12.2585660338899</text:p>
          </table:table-cell>
          <table:table-cell table:number-columns-repeated="6"/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[.A201]*[.A201]" office:value-type="float" office:value="39601" calcext:value-type="float">
            <text:p>39601</text:p>
          </table:table-cell>
          <table:table-cell table:formula="of:=[.B201]/[.C$1]" office:value-type="float" office:value="4950.125" calcext:value-type="float">
            <text:p>4950.125</text:p>
          </table:table-cell>
          <table:table-cell table:formula="of:=[.A201]*[.D$1]" office:value-type="float" office:value="0" calcext:value-type="float">
            <text:p>0</text:p>
          </table:table-cell>
          <table:table-cell table:formula="of:=FLOOR([.D201]+[.C201])" office:value-type="float" office:value="4950" calcext:value-type="float">
            <text:p>4950</text:p>
          </table:table-cell>
          <table:table-cell table:formula="of:=LOG([.E201])/LOG(2)" office:value-type="float" office:value="12.2732128098543" calcext:value-type="float">
            <text:p>12.2732128098543</text:p>
          </table:table-cell>
          <table:table-cell table:number-columns-repeated="6"/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[.A202]*[.A202]" office:value-type="float" office:value="40000" calcext:value-type="float">
            <text:p>40000</text:p>
          </table:table-cell>
          <table:table-cell table:formula="of:=[.B202]/[.C$1]" office:value-type="float" office:value="5000" calcext:value-type="float">
            <text:p>5000</text:p>
          </table:table-cell>
          <table:table-cell table:formula="of:=[.A202]*[.D$1]" office:value-type="float" office:value="0" calcext:value-type="float">
            <text:p>0</text:p>
          </table:table-cell>
          <table:table-cell table:formula="of:=FLOOR([.D202]+[.C202])" office:value-type="float" office:value="5000" calcext:value-type="float">
            <text:p>5000</text:p>
          </table:table-cell>
          <table:table-cell table:formula="of:=LOG([.E202])/LOG(2)" office:value-type="float" office:value="12.2877123795495" calcext:value-type="float">
            <text:p>12.2877123795495</text:p>
          </table:table-cell>
          <table:table-cell table:number-columns-repeated="6"/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[.A203]*[.A203]" office:value-type="float" office:value="40401" calcext:value-type="float">
            <text:p>40401</text:p>
          </table:table-cell>
          <table:table-cell table:formula="of:=[.B203]/[.C$1]" office:value-type="float" office:value="5050.125" calcext:value-type="float">
            <text:p>5050.125</text:p>
          </table:table-cell>
          <table:table-cell table:formula="of:=[.A203]*[.D$1]" office:value-type="float" office:value="0" calcext:value-type="float">
            <text:p>0</text:p>
          </table:table-cell>
          <table:table-cell table:formula="of:=FLOOR([.D203]+[.C203])" office:value-type="float" office:value="5050" calcext:value-type="float">
            <text:p>5050</text:p>
          </table:table-cell>
          <table:table-cell table:formula="of:=LOG([.E203])/LOG(2)" office:value-type="float" office:value="12.3020676725265" calcext:value-type="float">
            <text:p>12.3020676725265</text:p>
          </table:table-cell>
          <table:table-cell table:number-columns-repeated="6"/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[.A204]*[.A204]" office:value-type="float" office:value="40804" calcext:value-type="float">
            <text:p>40804</text:p>
          </table:table-cell>
          <table:table-cell table:formula="of:=[.B204]/[.C$1]" office:value-type="float" office:value="5100.5" calcext:value-type="float">
            <text:p>5100.5</text:p>
          </table:table-cell>
          <table:table-cell table:formula="of:=[.A204]*[.D$1]" office:value-type="float" office:value="0" calcext:value-type="float">
            <text:p>0</text:p>
          </table:table-cell>
          <table:table-cell table:formula="of:=FLOOR([.D204]+[.C204])" office:value-type="float" office:value="5100" calcext:value-type="float">
            <text:p>5100</text:p>
          </table:table-cell>
          <table:table-cell table:formula="of:=LOG([.E204])/LOG(2)" office:value-type="float" office:value="12.3162815317462" calcext:value-type="float">
            <text:p>12.3162815317462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[.A205]*[.A205]" office:value-type="float" office:value="41209" calcext:value-type="float">
            <text:p>41209</text:p>
          </table:table-cell>
          <table:table-cell table:formula="of:=[.B205]/[.C$1]" office:value-type="float" office:value="5151.125" calcext:value-type="float">
            <text:p>5151.125</text:p>
          </table:table-cell>
          <table:table-cell table:formula="of:=[.A205]*[.D$1]" office:value-type="float" office:value="0" calcext:value-type="float">
            <text:p>0</text:p>
          </table:table-cell>
          <table:table-cell table:formula="of:=FLOOR([.D205]+[.C205])" office:value-type="float" office:value="5151" calcext:value-type="float">
            <text:p>5151</text:p>
          </table:table-cell>
          <table:table-cell table:formula="of:=LOG([.E205])/LOG(2)" office:value-type="float" office:value="12.3306368247233" calcext:value-type="float">
            <text:p>12.3306368247233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[.A206]*[.A206]" office:value-type="float" office:value="41616" calcext:value-type="float">
            <text:p>41616</text:p>
          </table:table-cell>
          <table:table-cell table:formula="of:=[.B206]/[.C$1]" office:value-type="float" office:value="5202" calcext:value-type="float">
            <text:p>5202</text:p>
          </table:table-cell>
          <table:table-cell table:formula="of:=[.A206]*[.D$1]" office:value-type="float" office:value="0" calcext:value-type="float">
            <text:p>0</text:p>
          </table:table-cell>
          <table:table-cell table:formula="of:=FLOOR([.D206]+[.C206])" office:value-type="float" office:value="5202" calcext:value-type="float">
            <text:p>5202</text:p>
          </table:table-cell>
          <table:table-cell table:formula="of:=LOG([.E206])/LOG(2)" office:value-type="float" office:value="12.344850683943" calcext:value-type="float">
            <text:p>12.344850683943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[.A207]*[.A207]" office:value-type="float" office:value="42025" calcext:value-type="float">
            <text:p>42025</text:p>
          </table:table-cell>
          <table:table-cell table:formula="of:=[.B207]/[.C$1]" office:value-type="float" office:value="5253.125" calcext:value-type="float">
            <text:p>5253.125</text:p>
          </table:table-cell>
          <table:table-cell table:formula="of:=[.A207]*[.D$1]" office:value-type="float" office:value="0" calcext:value-type="float">
            <text:p>0</text:p>
          </table:table-cell>
          <table:table-cell table:formula="of:=FLOOR([.D207]+[.C207])" office:value-type="float" office:value="5253" calcext:value-type="float">
            <text:p>5253</text:p>
          </table:table-cell>
          <table:table-cell table:formula="of:=LOG([.E207])/LOG(2)" office:value-type="float" office:value="12.3589258691547" calcext:value-type="float">
            <text:p>12.3589258691547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[.A208]*[.A208]" office:value-type="float" office:value="42436" calcext:value-type="float">
            <text:p>42436</text:p>
          </table:table-cell>
          <table:table-cell table:formula="of:=[.B208]/[.C$1]" office:value-type="float" office:value="5304.5" calcext:value-type="float">
            <text:p>5304.5</text:p>
          </table:table-cell>
          <table:table-cell table:formula="of:=[.A208]*[.D$1]" office:value-type="float" office:value="0" calcext:value-type="float">
            <text:p>0</text:p>
          </table:table-cell>
          <table:table-cell table:formula="of:=FLOOR([.D208]+[.C208])" office:value-type="float" office:value="5304" calcext:value-type="float">
            <text:p>5304</text:p>
          </table:table-cell>
          <table:table-cell table:formula="of:=LOG([.E208])/LOG(2)" office:value-type="float" office:value="12.3728650601126" calcext:value-type="float">
            <text:p>12.3728650601126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[.A209]*[.A209]" office:value-type="float" office:value="42849" calcext:value-type="float">
            <text:p>42849</text:p>
          </table:table-cell>
          <table:table-cell table:formula="of:=[.B209]/[.C$1]" office:value-type="float" office:value="5356.125" calcext:value-type="float">
            <text:p>5356.125</text:p>
          </table:table-cell>
          <table:table-cell table:formula="of:=[.A209]*[.D$1]" office:value-type="float" office:value="0" calcext:value-type="float">
            <text:p>0</text:p>
          </table:table-cell>
          <table:table-cell table:formula="of:=FLOOR([.D209]+[.C209])" office:value-type="float" office:value="5356" calcext:value-type="float">
            <text:p>5356</text:p>
          </table:table-cell>
          <table:table-cell table:formula="of:=LOG([.E209])/LOG(2)" office:value-type="float" office:value="12.3869402453243" calcext:value-type="float">
            <text:p>12.3869402453243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[.A210]*[.A210]" office:value-type="float" office:value="43264" calcext:value-type="float">
            <text:p>43264</text:p>
          </table:table-cell>
          <table:table-cell table:formula="of:=[.B210]/[.C$1]" office:value-type="float" office:value="5408" calcext:value-type="float">
            <text:p>5408</text:p>
          </table:table-cell>
          <table:table-cell table:formula="of:=[.A210]*[.D$1]" office:value-type="float" office:value="0" calcext:value-type="float">
            <text:p>0</text:p>
          </table:table-cell>
          <table:table-cell table:formula="of:=FLOOR([.D210]+[.C210])" office:value-type="float" office:value="5408" calcext:value-type="float">
            <text:p>5408</text:p>
          </table:table-cell>
          <table:table-cell table:formula="of:=LOG([.E210])/LOG(2)" office:value-type="float" office:value="12.4008794362822" calcext:value-type="float">
            <text:p>12.4008794362822</text:p>
          </table:table-cell>
          <table:table-cell table:number-columns-repeated="6"/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[.A211]*[.A211]" office:value-type="float" office:value="43681" calcext:value-type="float">
            <text:p>43681</text:p>
          </table:table-cell>
          <table:table-cell table:formula="of:=[.B211]/[.C$1]" office:value-type="float" office:value="5460.125" calcext:value-type="float">
            <text:p>5460.125</text:p>
          </table:table-cell>
          <table:table-cell table:formula="of:=[.A211]*[.D$1]" office:value-type="float" office:value="0" calcext:value-type="float">
            <text:p>0</text:p>
          </table:table-cell>
          <table:table-cell table:formula="of:=FLOOR([.D211]+[.C211])" office:value-type="float" office:value="5460" calcext:value-type="float">
            <text:p>5460</text:p>
          </table:table-cell>
          <table:table-cell table:formula="of:=LOG([.E211])/LOG(2)" office:value-type="float" office:value="12.4146852358072" calcext:value-type="float">
            <text:p>12.4146852358072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[.A212]*[.A212]" office:value-type="float" office:value="44100" calcext:value-type="float">
            <text:p>44100</text:p>
          </table:table-cell>
          <table:table-cell table:formula="of:=[.B212]/[.C$1]" office:value-type="float" office:value="5512.5" calcext:value-type="float">
            <text:p>5512.5</text:p>
          </table:table-cell>
          <table:table-cell table:formula="of:=[.A212]*[.D$1]" office:value-type="float" office:value="0" calcext:value-type="float">
            <text:p>0</text:p>
          </table:table-cell>
          <table:table-cell table:formula="of:=FLOOR([.D212]+[.C212])" office:value-type="float" office:value="5512" calcext:value-type="float">
            <text:p>5512</text:p>
          </table:table-cell>
          <table:table-cell table:formula="of:=LOG([.E212])/LOG(2)" office:value-type="float" office:value="12.4283601727043" calcext:value-type="float">
            <text:p>12.4283601727043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[.A213]*[.A213]" office:value-type="float" office:value="44521" calcext:value-type="float">
            <text:p>44521</text:p>
          </table:table-cell>
          <table:table-cell table:formula="of:=[.B213]/[.C$1]" office:value-type="float" office:value="5565.125" calcext:value-type="float">
            <text:p>5565.125</text:p>
          </table:table-cell>
          <table:table-cell table:formula="of:=[.A213]*[.D$1]" office:value-type="float" office:value="0" calcext:value-type="float">
            <text:p>0</text:p>
          </table:table-cell>
          <table:table-cell table:formula="of:=FLOOR([.D213]+[.C213])" office:value-type="float" office:value="5565" calcext:value-type="float">
            <text:p>5565</text:p>
          </table:table-cell>
          <table:table-cell table:formula="of:=LOG([.E213])/LOG(2)" office:value-type="float" office:value="12.4421659722293" calcext:value-type="float">
            <text:p>12.4421659722293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[.A214]*[.A214]" office:value-type="float" office:value="44944" calcext:value-type="float">
            <text:p>44944</text:p>
          </table:table-cell>
          <table:table-cell table:formula="of:=[.B214]/[.C$1]" office:value-type="float" office:value="5618" calcext:value-type="float">
            <text:p>5618</text:p>
          </table:table-cell>
          <table:table-cell table:formula="of:=[.A214]*[.D$1]" office:value-type="float" office:value="0" calcext:value-type="float">
            <text:p>0</text:p>
          </table:table-cell>
          <table:table-cell table:formula="of:=FLOOR([.D214]+[.C214])" office:value-type="float" office:value="5618" calcext:value-type="float">
            <text:p>5618</text:p>
          </table:table-cell>
          <table:table-cell table:formula="of:=LOG([.E214])/LOG(2)" office:value-type="float" office:value="12.4558409091264" calcext:value-type="float">
            <text:p>12.4558409091264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[.A215]*[.A215]" office:value-type="float" office:value="45369" calcext:value-type="float">
            <text:p>45369</text:p>
          </table:table-cell>
          <table:table-cell table:formula="of:=[.B215]/[.C$1]" office:value-type="float" office:value="5671.125" calcext:value-type="float">
            <text:p>5671.125</text:p>
          </table:table-cell>
          <table:table-cell table:formula="of:=[.A215]*[.D$1]" office:value-type="float" office:value="0" calcext:value-type="float">
            <text:p>0</text:p>
          </table:table-cell>
          <table:table-cell table:formula="of:=FLOOR([.D215]+[.C215])" office:value-type="float" office:value="5671" calcext:value-type="float">
            <text:p>5671</text:p>
          </table:table-cell>
          <table:table-cell table:formula="of:=LOG([.E215])/LOG(2)" office:value-type="float" office:value="12.4693874409643" calcext:value-type="float">
            <text:p>12.4693874409643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[.A216]*[.A216]" office:value-type="float" office:value="45796" calcext:value-type="float">
            <text:p>45796</text:p>
          </table:table-cell>
          <table:table-cell table:formula="of:=[.B216]/[.C$1]" office:value-type="float" office:value="5724.5" calcext:value-type="float">
            <text:p>5724.5</text:p>
          </table:table-cell>
          <table:table-cell table:formula="of:=[.A216]*[.D$1]" office:value-type="float" office:value="0" calcext:value-type="float">
            <text:p>0</text:p>
          </table:table-cell>
          <table:table-cell table:formula="of:=FLOOR([.D216]+[.C216])" office:value-type="float" office:value="5724" calcext:value-type="float">
            <text:p>5724</text:p>
          </table:table-cell>
          <table:table-cell table:formula="of:=LOG([.E216])/LOG(2)" office:value-type="float" office:value="12.4828079567267" calcext:value-type="float">
            <text:p>12.4828079567267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[.A217]*[.A217]" office:value-type="float" office:value="46225" calcext:value-type="float">
            <text:p>46225</text:p>
          </table:table-cell>
          <table:table-cell table:formula="of:=[.B217]/[.C$1]" office:value-type="float" office:value="5778.125" calcext:value-type="float">
            <text:p>5778.125</text:p>
          </table:table-cell>
          <table:table-cell table:formula="of:=[.A217]*[.D$1]" office:value-type="float" office:value="0" calcext:value-type="float">
            <text:p>0</text:p>
          </table:table-cell>
          <table:table-cell table:formula="of:=FLOOR([.D217]+[.C217])" office:value-type="float" office:value="5778" calcext:value-type="float">
            <text:p>5778</text:p>
          </table:table-cell>
          <table:table-cell table:formula="of:=LOG([.E217])/LOG(2)" office:value-type="float" office:value="12.4963544885646" calcext:value-type="float">
            <text:p>12.4963544885646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[.A218]*[.A218]" office:value-type="float" office:value="46656" calcext:value-type="float">
            <text:p>46656</text:p>
          </table:table-cell>
          <table:table-cell table:formula="of:=[.B218]/[.C$1]" office:value-type="float" office:value="5832" calcext:value-type="float">
            <text:p>5832</text:p>
          </table:table-cell>
          <table:table-cell table:formula="of:=[.A218]*[.D$1]" office:value-type="float" office:value="0" calcext:value-type="float">
            <text:p>0</text:p>
          </table:table-cell>
          <table:table-cell table:formula="of:=FLOOR([.D218]+[.C218])" office:value-type="float" office:value="5832" calcext:value-type="float">
            <text:p>5832</text:p>
          </table:table-cell>
          <table:table-cell table:formula="of:=LOG([.E218])/LOG(2)" office:value-type="float" office:value="12.5097750043269" calcext:value-type="float">
            <text:p>12.5097750043269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[.A219]*[.A219]" office:value-type="float" office:value="47089" calcext:value-type="float">
            <text:p>47089</text:p>
          </table:table-cell>
          <table:table-cell table:formula="of:=[.B219]/[.C$1]" office:value-type="float" office:value="5886.125" calcext:value-type="float">
            <text:p>5886.125</text:p>
          </table:table-cell>
          <table:table-cell table:formula="of:=[.A219]*[.D$1]" office:value-type="float" office:value="0" calcext:value-type="float">
            <text:p>0</text:p>
          </table:table-cell>
          <table:table-cell table:formula="of:=FLOOR([.D219]+[.C219])" office:value-type="float" office:value="5886" calcext:value-type="float">
            <text:p>5886</text:p>
          </table:table-cell>
          <table:table-cell table:formula="of:=LOG([.E219])/LOG(2)" office:value-type="float" office:value="12.5230718269404" calcext:value-type="float">
            <text:p>12.5230718269404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[.A220]*[.A220]" office:value-type="float" office:value="47524" calcext:value-type="float">
            <text:p>47524</text:p>
          </table:table-cell>
          <table:table-cell table:formula="of:=[.B220]/[.C$1]" office:value-type="float" office:value="5940.5" calcext:value-type="float">
            <text:p>5940.5</text:p>
          </table:table-cell>
          <table:table-cell table:formula="of:=[.A220]*[.D$1]" office:value-type="float" office:value="0" calcext:value-type="float">
            <text:p>0</text:p>
          </table:table-cell>
          <table:table-cell table:formula="of:=FLOOR([.D220]+[.C220])" office:value-type="float" office:value="5940" calcext:value-type="float">
            <text:p>5940</text:p>
          </table:table-cell>
          <table:table-cell table:formula="of:=LOG([.E220])/LOG(2)" office:value-type="float" office:value="12.5362472156881" calcext:value-type="float">
            <text:p>12.5362472156881</text:p>
          </table:table-cell>
          <table:table-cell table:number-columns-repeated="6"/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[.A221]*[.A221]" office:value-type="float" office:value="47961" calcext:value-type="float">
            <text:p>47961</text:p>
          </table:table-cell>
          <table:table-cell table:formula="of:=[.B221]/[.C$1]" office:value-type="float" office:value="5995.125" calcext:value-type="float">
            <text:p>5995.125</text:p>
          </table:table-cell>
          <table:table-cell table:formula="of:=[.A221]*[.D$1]" office:value-type="float" office:value="0" calcext:value-type="float">
            <text:p>0</text:p>
          </table:table-cell>
          <table:table-cell table:formula="of:=FLOOR([.D221]+[.C221])" office:value-type="float" office:value="5995" calcext:value-type="float">
            <text:p>5995</text:p>
          </table:table-cell>
          <table:table-cell table:formula="of:=LOG([.E221])/LOG(2)" office:value-type="float" office:value="12.5495440383016" calcext:value-type="float">
            <text:p>12.5495440383016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[.A222]*[.A222]" office:value-type="float" office:value="48400" calcext:value-type="float">
            <text:p>48400</text:p>
          </table:table-cell>
          <table:table-cell table:formula="of:=[.B222]/[.C$1]" office:value-type="float" office:value="6050" calcext:value-type="float">
            <text:p>6050</text:p>
          </table:table-cell>
          <table:table-cell table:formula="of:=[.A222]*[.D$1]" office:value-type="float" office:value="0" calcext:value-type="float">
            <text:p>0</text:p>
          </table:table-cell>
          <table:table-cell table:formula="of:=FLOOR([.D222]+[.C222])" office:value-type="float" office:value="6050" calcext:value-type="float">
            <text:p>6050</text:p>
          </table:table-cell>
          <table:table-cell table:formula="of:=LOG([.E222])/LOG(2)" office:value-type="float" office:value="12.5627194270493" calcext:value-type="float">
            <text:p>12.5627194270493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[.A223]*[.A223]" office:value-type="float" office:value="48841" calcext:value-type="float">
            <text:p>48841</text:p>
          </table:table-cell>
          <table:table-cell table:formula="of:=[.B223]/[.C$1]" office:value-type="float" office:value="6105.125" calcext:value-type="float">
            <text:p>6105.125</text:p>
          </table:table-cell>
          <table:table-cell table:formula="of:=[.A223]*[.D$1]" office:value-type="float" office:value="0" calcext:value-type="float">
            <text:p>0</text:p>
          </table:table-cell>
          <table:table-cell table:formula="of:=FLOOR([.D223]+[.C223])" office:value-type="float" office:value="6105" calcext:value-type="float">
            <text:p>6105</text:p>
          </table:table-cell>
          <table:table-cell table:formula="of:=LOG([.E223])/LOG(2)" office:value-type="float" office:value="12.5757755798748" calcext:value-type="float">
            <text:p>12.5757755798748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[.A224]*[.A224]" office:value-type="float" office:value="49284" calcext:value-type="float">
            <text:p>49284</text:p>
          </table:table-cell>
          <table:table-cell table:formula="of:=[.B224]/[.C$1]" office:value-type="float" office:value="6160.5" calcext:value-type="float">
            <text:p>6160.5</text:p>
          </table:table-cell>
          <table:table-cell table:formula="of:=[.A224]*[.D$1]" office:value-type="float" office:value="0" calcext:value-type="float">
            <text:p>0</text:p>
          </table:table-cell>
          <table:table-cell table:formula="of:=FLOOR([.D224]+[.C224])" office:value-type="float" office:value="6160" calcext:value-type="float">
            <text:p>6160</text:p>
          </table:table-cell>
          <table:table-cell table:formula="of:=LOG([.E224])/LOG(2)" office:value-type="float" office:value="12.5887146355823" calcext:value-type="float">
            <text:p>12.5887146355823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[.A225]*[.A225]" office:value-type="float" office:value="49729" calcext:value-type="float">
            <text:p>49729</text:p>
          </table:table-cell>
          <table:table-cell table:formula="of:=[.B225]/[.C$1]" office:value-type="float" office:value="6216.125" calcext:value-type="float">
            <text:p>6216.125</text:p>
          </table:table-cell>
          <table:table-cell table:formula="of:=[.A225]*[.D$1]" office:value-type="float" office:value="0" calcext:value-type="float">
            <text:p>0</text:p>
          </table:table-cell>
          <table:table-cell table:formula="of:=FLOOR([.D225]+[.C225])" office:value-type="float" office:value="6216" calcext:value-type="float">
            <text:p>6216</text:p>
          </table:table-cell>
          <table:table-cell table:formula="of:=LOG([.E225])/LOG(2)" office:value-type="float" office:value="12.6017707884077" calcext:value-type="float">
            <text:p>12.6017707884077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[.A226]*[.A226]" office:value-type="float" office:value="50176" calcext:value-type="float">
            <text:p>50176</text:p>
          </table:table-cell>
          <table:table-cell table:formula="of:=[.B226]/[.C$1]" office:value-type="float" office:value="6272" calcext:value-type="float">
            <text:p>6272</text:p>
          </table:table-cell>
          <table:table-cell table:formula="of:=[.A226]*[.D$1]" office:value-type="float" office:value="0" calcext:value-type="float">
            <text:p>0</text:p>
          </table:table-cell>
          <table:table-cell table:formula="of:=FLOOR([.D226]+[.C226])" office:value-type="float" office:value="6272" calcext:value-type="float">
            <text:p>6272</text:p>
          </table:table-cell>
          <table:table-cell table:formula="of:=LOG([.E226])/LOG(2)" office:value-type="float" office:value="12.6147098441152" calcext:value-type="float">
            <text:p>12.6147098441152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[.A227]*[.A227]" office:value-type="float" office:value="50625" calcext:value-type="float">
            <text:p>50625</text:p>
          </table:table-cell>
          <table:table-cell table:formula="of:=[.B227]/[.C$1]" office:value-type="float" office:value="6328.125" calcext:value-type="float">
            <text:p>6328.125</text:p>
          </table:table-cell>
          <table:table-cell table:formula="of:=[.A227]*[.D$1]" office:value-type="float" office:value="0" calcext:value-type="float">
            <text:p>0</text:p>
          </table:table-cell>
          <table:table-cell table:formula="of:=FLOOR([.D227]+[.C227])" office:value-type="float" office:value="6328" calcext:value-type="float">
            <text:p>6328</text:p>
          </table:table-cell>
          <table:table-cell table:formula="of:=LOG([.E227])/LOG(2)" office:value-type="float" office:value="12.6275338844728" calcext:value-type="float">
            <text:p>12.6275338844728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[.A228]*[.A228]" office:value-type="float" office:value="51076" calcext:value-type="float">
            <text:p>51076</text:p>
          </table:table-cell>
          <table:table-cell table:formula="of:=[.B228]/[.C$1]" office:value-type="float" office:value="6384.5" calcext:value-type="float">
            <text:p>6384.5</text:p>
          </table:table-cell>
          <table:table-cell table:formula="of:=[.A228]*[.D$1]" office:value-type="float" office:value="0" calcext:value-type="float">
            <text:p>0</text:p>
          </table:table-cell>
          <table:table-cell table:formula="of:=FLOOR([.D228]+[.C228])" office:value-type="float" office:value="6384" calcext:value-type="float">
            <text:p>6384</text:p>
          </table:table-cell>
          <table:table-cell table:formula="of:=LOG([.E228])/LOG(2)" office:value-type="float" office:value="12.6402449362223" calcext:value-type="float">
            <text:p>12.6402449362223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[.A229]*[.A229]" office:value-type="float" office:value="51529" calcext:value-type="float">
            <text:p>51529</text:p>
          </table:table-cell>
          <table:table-cell table:formula="of:=[.B229]/[.C$1]" office:value-type="float" office:value="6441.125" calcext:value-type="float">
            <text:p>6441.125</text:p>
          </table:table-cell>
          <table:table-cell table:formula="of:=[.A229]*[.D$1]" office:value-type="float" office:value="0" calcext:value-type="float">
            <text:p>0</text:p>
          </table:table-cell>
          <table:table-cell table:formula="of:=FLOOR([.D229]+[.C229])" office:value-type="float" office:value="6441" calcext:value-type="float">
            <text:p>6441</text:p>
          </table:table-cell>
          <table:table-cell table:formula="of:=LOG([.E229])/LOG(2)" office:value-type="float" office:value="12.6530689765799" calcext:value-type="float">
            <text:p>12.6530689765799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[.A230]*[.A230]" office:value-type="float" office:value="51984" calcext:value-type="float">
            <text:p>51984</text:p>
          </table:table-cell>
          <table:table-cell table:formula="of:=[.B230]/[.C$1]" office:value-type="float" office:value="6498" calcext:value-type="float">
            <text:p>6498</text:p>
          </table:table-cell>
          <table:table-cell table:formula="of:=[.A230]*[.D$1]" office:value-type="float" office:value="0" calcext:value-type="float">
            <text:p>0</text:p>
          </table:table-cell>
          <table:table-cell table:formula="of:=FLOOR([.D230]+[.C230])" office:value-type="float" office:value="6498" calcext:value-type="float">
            <text:p>6498</text:p>
          </table:table-cell>
          <table:table-cell table:formula="of:=LOG([.E230])/LOG(2)" office:value-type="float" office:value="12.6657800283295" calcext:value-type="float">
            <text:p>12.6657800283295</text:p>
          </table:table-cell>
          <table:table-cell table:number-columns-repeated="6"/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[.A231]*[.A231]" office:value-type="float" office:value="52441" calcext:value-type="float">
            <text:p>52441</text:p>
          </table:table-cell>
          <table:table-cell table:formula="of:=[.B231]/[.C$1]" office:value-type="float" office:value="6555.125" calcext:value-type="float">
            <text:p>6555.125</text:p>
          </table:table-cell>
          <table:table-cell table:formula="of:=[.A231]*[.D$1]" office:value-type="float" office:value="0" calcext:value-type="float">
            <text:p>0</text:p>
          </table:table-cell>
          <table:table-cell table:formula="of:=FLOOR([.D231]+[.C231])" office:value-type="float" office:value="6555" calcext:value-type="float">
            <text:p>6555</text:p>
          </table:table-cell>
          <table:table-cell table:formula="of:=LOG([.E231])/LOG(2)" office:value-type="float" office:value="12.6783800651091" calcext:value-type="float">
            <text:p>12.6783800651091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[.A232]*[.A232]" office:value-type="float" office:value="52900" calcext:value-type="float">
            <text:p>52900</text:p>
          </table:table-cell>
          <table:table-cell table:formula="of:=[.B232]/[.C$1]" office:value-type="float" office:value="6612.5" calcext:value-type="float">
            <text:p>6612.5</text:p>
          </table:table-cell>
          <table:table-cell table:formula="of:=[.A232]*[.D$1]" office:value-type="float" office:value="0" calcext:value-type="float">
            <text:p>0</text:p>
          </table:table-cell>
          <table:table-cell table:formula="of:=FLOOR([.D232]+[.C232])" office:value-type="float" office:value="6612" calcext:value-type="float">
            <text:p>6612</text:p>
          </table:table-cell>
          <table:table-cell table:formula="of:=LOG([.E232])/LOG(2)" office:value-type="float" office:value="12.6908710092923" calcext:value-type="float">
            <text:p>12.6908710092923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[.A233]*[.A233]" office:value-type="float" office:value="53361" calcext:value-type="float">
            <text:p>53361</text:p>
          </table:table-cell>
          <table:table-cell table:formula="of:=[.B233]/[.C$1]" office:value-type="float" office:value="6670.125" calcext:value-type="float">
            <text:p>6670.125</text:p>
          </table:table-cell>
          <table:table-cell table:formula="of:=[.A233]*[.D$1]" office:value-type="float" office:value="0" calcext:value-type="float">
            <text:p>0</text:p>
          </table:table-cell>
          <table:table-cell table:formula="of:=FLOOR([.D233]+[.C233])" office:value-type="float" office:value="6670" calcext:value-type="float">
            <text:p>6670</text:p>
          </table:table-cell>
          <table:table-cell table:formula="of:=LOG([.E233])/LOG(2)" office:value-type="float" office:value="12.7034710460719" calcext:value-type="float">
            <text:p>12.7034710460719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[.A234]*[.A234]" office:value-type="float" office:value="53824" calcext:value-type="float">
            <text:p>53824</text:p>
          </table:table-cell>
          <table:table-cell table:formula="of:=[.B234]/[.C$1]" office:value-type="float" office:value="6728" calcext:value-type="float">
            <text:p>6728</text:p>
          </table:table-cell>
          <table:table-cell table:formula="of:=[.A234]*[.D$1]" office:value-type="float" office:value="0" calcext:value-type="float">
            <text:p>0</text:p>
          </table:table-cell>
          <table:table-cell table:formula="of:=FLOOR([.D234]+[.C234])" office:value-type="float" office:value="6728" calcext:value-type="float">
            <text:p>6728</text:p>
          </table:table-cell>
          <table:table-cell table:formula="of:=LOG([.E234])/LOG(2)" office:value-type="float" office:value="12.7159619902551" calcext:value-type="float">
            <text:p>12.7159619902551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[.A235]*[.A235]" office:value-type="float" office:value="54289" calcext:value-type="float">
            <text:p>54289</text:p>
          </table:table-cell>
          <table:table-cell table:formula="of:=[.B235]/[.C$1]" office:value-type="float" office:value="6786.125" calcext:value-type="float">
            <text:p>6786.125</text:p>
          </table:table-cell>
          <table:table-cell table:formula="of:=[.A235]*[.D$1]" office:value-type="float" office:value="0" calcext:value-type="float">
            <text:p>0</text:p>
          </table:table-cell>
          <table:table-cell table:formula="of:=FLOOR([.D235]+[.C235])" office:value-type="float" office:value="6786" calcext:value-type="float">
            <text:p>6786</text:p>
          </table:table-cell>
          <table:table-cell table:formula="of:=LOG([.E235])/LOG(2)" office:value-type="float" office:value="12.728345714711" calcext:value-type="float">
            <text:p>12.728345714711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[.A236]*[.A236]" office:value-type="float" office:value="54756" calcext:value-type="float">
            <text:p>54756</text:p>
          </table:table-cell>
          <table:table-cell table:formula="of:=[.B236]/[.C$1]" office:value-type="float" office:value="6844.5" calcext:value-type="float">
            <text:p>6844.5</text:p>
          </table:table-cell>
          <table:table-cell table:formula="of:=[.A236]*[.D$1]" office:value-type="float" office:value="0" calcext:value-type="float">
            <text:p>0</text:p>
          </table:table-cell>
          <table:table-cell table:formula="of:=FLOOR([.D236]+[.C236])" office:value-type="float" office:value="6844" calcext:value-type="float">
            <text:p>6844</text:p>
          </table:table-cell>
          <table:table-cell table:formula="of:=LOG([.E236])/LOG(2)" office:value-type="float" office:value="12.7406240444894" calcext:value-type="float">
            <text:p>12.7406240444894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[.A237]*[.A237]" office:value-type="float" office:value="55225" calcext:value-type="float">
            <text:p>55225</text:p>
          </table:table-cell>
          <table:table-cell table:formula="of:=[.B237]/[.C$1]" office:value-type="float" office:value="6903.125" calcext:value-type="float">
            <text:p>6903.125</text:p>
          </table:table-cell>
          <table:table-cell table:formula="of:=[.A237]*[.D$1]" office:value-type="float" office:value="0" calcext:value-type="float">
            <text:p>0</text:p>
          </table:table-cell>
          <table:table-cell table:formula="of:=FLOOR([.D237]+[.C237])" office:value-type="float" office:value="6903" calcext:value-type="float">
            <text:p>6903</text:p>
          </table:table-cell>
          <table:table-cell table:formula="of:=LOG([.E237])/LOG(2)" office:value-type="float" office:value="12.7530077689452" calcext:value-type="float">
            <text:p>12.7530077689452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[.A238]*[.A238]" office:value-type="float" office:value="55696" calcext:value-type="float">
            <text:p>55696</text:p>
          </table:table-cell>
          <table:table-cell table:formula="of:=[.B238]/[.C$1]" office:value-type="float" office:value="6962" calcext:value-type="float">
            <text:p>6962</text:p>
          </table:table-cell>
          <table:table-cell table:formula="of:=[.A238]*[.D$1]" office:value-type="float" office:value="0" calcext:value-type="float">
            <text:p>0</text:p>
          </table:table-cell>
          <table:table-cell table:formula="of:=FLOOR([.D238]+[.C238])" office:value-type="float" office:value="6962" calcext:value-type="float">
            <text:p>6962</text:p>
          </table:table-cell>
          <table:table-cell table:formula="of:=LOG([.E238])/LOG(2)" office:value-type="float" office:value="12.7652860987237" calcext:value-type="float">
            <text:p>12.7652860987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[.A239]*[.A239]" office:value-type="float" office:value="56169" calcext:value-type="float">
            <text:p>56169</text:p>
          </table:table-cell>
          <table:table-cell table:formula="of:=[.B239]/[.C$1]" office:value-type="float" office:value="7021.125" calcext:value-type="float">
            <text:p>7021.125</text:p>
          </table:table-cell>
          <table:table-cell table:formula="of:=[.A239]*[.D$1]" office:value-type="float" office:value="0" calcext:value-type="float">
            <text:p>0</text:p>
          </table:table-cell>
          <table:table-cell table:formula="of:=FLOOR([.D239]+[.C239])" office:value-type="float" office:value="7021" calcext:value-type="float">
            <text:p>7021</text:p>
          </table:table-cell>
          <table:table-cell table:formula="of:=LOG([.E239])/LOG(2)" office:value-type="float" office:value="12.7774608126698" calcext:value-type="float">
            <text:p>12.777460812669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[.A240]*[.A240]" office:value-type="float" office:value="56644" calcext:value-type="float">
            <text:p>56644</text:p>
          </table:table-cell>
          <table:table-cell table:formula="of:=[.B240]/[.C$1]" office:value-type="float" office:value="7080.5" calcext:value-type="float">
            <text:p>7080.5</text:p>
          </table:table-cell>
          <table:table-cell table:formula="of:=[.A240]*[.D$1]" office:value-type="float" office:value="0" calcext:value-type="float">
            <text:p>0</text:p>
          </table:table-cell>
          <table:table-cell table:formula="of:=FLOOR([.D240]+[.C240])" office:value-type="float" office:value="7080" calcext:value-type="float">
            <text:p>7080</text:p>
          </table:table-cell>
          <table:table-cell table:formula="of:=LOG([.E240])/LOG(2)" office:value-type="float" office:value="12.7895336449704" calcext:value-type="float">
            <text:p>12.7895336449704</text:p>
          </table:table-cell>
          <table:table-cell table:number-columns-repeated="6"/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[.A241]*[.A241]" office:value-type="float" office:value="57121" calcext:value-type="float">
            <text:p>57121</text:p>
          </table:table-cell>
          <table:table-cell table:formula="of:=[.B241]/[.C$1]" office:value-type="float" office:value="7140.125" calcext:value-type="float">
            <text:p>7140.125</text:p>
          </table:table-cell>
          <table:table-cell table:formula="of:=[.A241]*[.D$1]" office:value-type="float" office:value="0" calcext:value-type="float">
            <text:p>0</text:p>
          </table:table-cell>
          <table:table-cell table:formula="of:=FLOOR([.D241]+[.C241])" office:value-type="float" office:value="7140" calcext:value-type="float">
            <text:p>7140</text:p>
          </table:table-cell>
          <table:table-cell table:formula="of:=LOG([.E241])/LOG(2)" office:value-type="float" office:value="12.8017083589165" calcext:value-type="float">
            <text:p>12.8017083589165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[.A242]*[.A242]" office:value-type="float" office:value="57600" calcext:value-type="float">
            <text:p>57600</text:p>
          </table:table-cell>
          <table:table-cell table:formula="of:=[.B242]/[.C$1]" office:value-type="float" office:value="7200" calcext:value-type="float">
            <text:p>7200</text:p>
          </table:table-cell>
          <table:table-cell table:formula="of:=[.A242]*[.D$1]" office:value-type="float" office:value="0" calcext:value-type="float">
            <text:p>0</text:p>
          </table:table-cell>
          <table:table-cell table:formula="of:=FLOOR([.D242]+[.C242])" office:value-type="float" office:value="7200" calcext:value-type="float">
            <text:p>7200</text:p>
          </table:table-cell>
          <table:table-cell table:formula="of:=LOG([.E242])/LOG(2)" office:value-type="float" office:value="12.813781191217" calcext:value-type="float">
            <text:p>12.813781191217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[.A243]*[.A243]" office:value-type="float" office:value="58081" calcext:value-type="float">
            <text:p>58081</text:p>
          </table:table-cell>
          <table:table-cell table:formula="of:=[.B243]/[.C$1]" office:value-type="float" office:value="7260.125" calcext:value-type="float">
            <text:p>7260.125</text:p>
          </table:table-cell>
          <table:table-cell table:formula="of:=[.A243]*[.D$1]" office:value-type="float" office:value="0" calcext:value-type="float">
            <text:p>0</text:p>
          </table:table-cell>
          <table:table-cell table:formula="of:=FLOOR([.D243]+[.C243])" office:value-type="float" office:value="7260" calcext:value-type="float">
            <text:p>7260</text:p>
          </table:table-cell>
          <table:table-cell table:formula="of:=LOG([.E243])/LOG(2)" office:value-type="float" office:value="12.8257538328831" calcext:value-type="float">
            <text:p>12.8257538328831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[.A244]*[.A244]" office:value-type="float" office:value="58564" calcext:value-type="float">
            <text:p>58564</text:p>
          </table:table-cell>
          <table:table-cell table:formula="of:=[.B244]/[.C$1]" office:value-type="float" office:value="7320.5" calcext:value-type="float">
            <text:p>7320.5</text:p>
          </table:table-cell>
          <table:table-cell table:formula="of:=[.A244]*[.D$1]" office:value-type="float" office:value="0" calcext:value-type="float">
            <text:p>0</text:p>
          </table:table-cell>
          <table:table-cell table:formula="of:=FLOOR([.D244]+[.C244])" office:value-type="float" office:value="7320" calcext:value-type="float">
            <text:p>7320</text:p>
          </table:table-cell>
          <table:table-cell table:formula="of:=LOG([.E244])/LOG(2)" office:value-type="float" office:value="12.8376279331714" calcext:value-type="float">
            <text:p>12.8376279331714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[.A245]*[.A245]" office:value-type="float" office:value="59049" calcext:value-type="float">
            <text:p>59049</text:p>
          </table:table-cell>
          <table:table-cell table:formula="of:=[.B245]/[.C$1]" office:value-type="float" office:value="7381.125" calcext:value-type="float">
            <text:p>7381.125</text:p>
          </table:table-cell>
          <table:table-cell table:formula="of:=[.A245]*[.D$1]" office:value-type="float" office:value="0" calcext:value-type="float">
            <text:p>0</text:p>
          </table:table-cell>
          <table:table-cell table:formula="of:=FLOOR([.D245]+[.C245])" office:value-type="float" office:value="7381" calcext:value-type="float">
            <text:p>7381</text:p>
          </table:table-cell>
          <table:table-cell table:formula="of:=LOG([.E245])/LOG(2)" office:value-type="float" office:value="12.8496005748375" calcext:value-type="float">
            <text:p>12.8496005748375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[.A246]*[.A246]" office:value-type="float" office:value="59536" calcext:value-type="float">
            <text:p>59536</text:p>
          </table:table-cell>
          <table:table-cell table:formula="of:=[.B246]/[.C$1]" office:value-type="float" office:value="7442" calcext:value-type="float">
            <text:p>7442</text:p>
          </table:table-cell>
          <table:table-cell table:formula="of:=[.A246]*[.D$1]" office:value-type="float" office:value="0" calcext:value-type="float">
            <text:p>0</text:p>
          </table:table-cell>
          <table:table-cell table:formula="of:=FLOOR([.D246]+[.C246])" office:value-type="float" office:value="7442" calcext:value-type="float">
            <text:p>7442</text:p>
          </table:table-cell>
          <table:table-cell table:formula="of:=LOG([.E246])/LOG(2)" office:value-type="float" office:value="12.8614746751258" calcext:value-type="float">
            <text:p>12.8614746751258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[.A247]*[.A247]" office:value-type="float" office:value="60025" calcext:value-type="float">
            <text:p>60025</text:p>
          </table:table-cell>
          <table:table-cell table:formula="of:=[.B247]/[.C$1]" office:value-type="float" office:value="7503.125" calcext:value-type="float">
            <text:p>7503.125</text:p>
          </table:table-cell>
          <table:table-cell table:formula="of:=[.A247]*[.D$1]" office:value-type="float" office:value="0" calcext:value-type="float">
            <text:p>0</text:p>
          </table:table-cell>
          <table:table-cell table:formula="of:=FLOOR([.D247]+[.C247])" office:value-type="float" office:value="7503" calcext:value-type="float">
            <text:p>7503</text:p>
          </table:table-cell>
          <table:table-cell table:formula="of:=LOG([.E247])/LOG(2)" office:value-type="float" office:value="12.8732518429021" calcext:value-type="float">
            <text:p>12.8732518429021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[.A248]*[.A248]" office:value-type="float" office:value="60516" calcext:value-type="float">
            <text:p>60516</text:p>
          </table:table-cell>
          <table:table-cell table:formula="of:=[.B248]/[.C$1]" office:value-type="float" office:value="7564.5" calcext:value-type="float">
            <text:p>7564.5</text:p>
          </table:table-cell>
          <table:table-cell table:formula="of:=[.A248]*[.D$1]" office:value-type="float" office:value="0" calcext:value-type="float">
            <text:p>0</text:p>
          </table:table-cell>
          <table:table-cell table:formula="of:=FLOOR([.D248]+[.C248])" office:value-type="float" office:value="7564" calcext:value-type="float">
            <text:p>7564</text:p>
          </table:table-cell>
          <table:table-cell table:formula="of:=LOG([.E248])/LOG(2)" office:value-type="float" office:value="12.8849336479498" calcext:value-type="float">
            <text:p>12.8849336479498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[.A249]*[.A249]" office:value-type="float" office:value="61009" calcext:value-type="float">
            <text:p>61009</text:p>
          </table:table-cell>
          <table:table-cell table:formula="of:=[.B249]/[.C$1]" office:value-type="float" office:value="7626.125" calcext:value-type="float">
            <text:p>7626.125</text:p>
          </table:table-cell>
          <table:table-cell table:formula="of:=[.A249]*[.D$1]" office:value-type="float" office:value="0" calcext:value-type="float">
            <text:p>0</text:p>
          </table:table-cell>
          <table:table-cell table:formula="of:=FLOOR([.D249]+[.C249])" office:value-type="float" office:value="7626" calcext:value-type="float">
            <text:p>7626</text:p>
          </table:table-cell>
          <table:table-cell table:formula="of:=LOG([.E249])/LOG(2)" office:value-type="float" office:value="12.8967108157261" calcext:value-type="float">
            <text:p>12.8967108157261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[.A250]*[.A250]" office:value-type="float" office:value="61504" calcext:value-type="float">
            <text:p>61504</text:p>
          </table:table-cell>
          <table:table-cell table:formula="of:=[.B250]/[.C$1]" office:value-type="float" office:value="7688" calcext:value-type="float">
            <text:p>7688</text:p>
          </table:table-cell>
          <table:table-cell table:formula="of:=[.A250]*[.D$1]" office:value-type="float" office:value="0" calcext:value-type="float">
            <text:p>0</text:p>
          </table:table-cell>
          <table:table-cell table:formula="of:=FLOOR([.D250]+[.C250])" office:value-type="float" office:value="7688" calcext:value-type="float">
            <text:p>7688</text:p>
          </table:table-cell>
          <table:table-cell table:formula="of:=LOG([.E250])/LOG(2)" office:value-type="float" office:value="12.9083926207738" calcext:value-type="float">
            <text:p>12.9083926207738</text:p>
          </table:table-cell>
          <table:table-cell table:number-columns-repeated="6"/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[.A251]*[.A251]" office:value-type="float" office:value="62001" calcext:value-type="float">
            <text:p>62001</text:p>
          </table:table-cell>
          <table:table-cell table:formula="of:=[.B251]/[.C$1]" office:value-type="float" office:value="7750.125" calcext:value-type="float">
            <text:p>7750.125</text:p>
          </table:table-cell>
          <table:table-cell table:formula="of:=[.A251]*[.D$1]" office:value-type="float" office:value="0" calcext:value-type="float">
            <text:p>0</text:p>
          </table:table-cell>
          <table:table-cell table:formula="of:=FLOOR([.D251]+[.C251])" office:value-type="float" office:value="7750" calcext:value-type="float">
            <text:p>7750</text:p>
          </table:table-cell>
          <table:table-cell table:formula="of:=LOG([.E251])/LOG(2)" office:value-type="float" office:value="12.919980595049" calcext:value-type="float">
            <text:p>12.919980595049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[.A252]*[.A252]" office:value-type="float" office:value="62500" calcext:value-type="float">
            <text:p>62500</text:p>
          </table:table-cell>
          <table:table-cell table:formula="of:=[.B252]/[.C$1]" office:value-type="float" office:value="7812.5" calcext:value-type="float">
            <text:p>7812.5</text:p>
          </table:table-cell>
          <table:table-cell table:formula="of:=[.A252]*[.D$1]" office:value-type="float" office:value="0" calcext:value-type="float">
            <text:p>0</text:p>
          </table:table-cell>
          <table:table-cell table:formula="of:=FLOOR([.D252]+[.C252])" office:value-type="float" office:value="7812" calcext:value-type="float">
            <text:p>7812</text:p>
          </table:table-cell>
          <table:table-cell table:formula="of:=LOG([.E252])/LOG(2)" office:value-type="float" office:value="12.9314762338868" calcext:value-type="float">
            <text:p>12.9314762338868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[.A253]*[.A253]" office:value-type="float" office:value="63001" calcext:value-type="float">
            <text:p>63001</text:p>
          </table:table-cell>
          <table:table-cell table:formula="of:=[.B253]/[.C$1]" office:value-type="float" office:value="7875.125" calcext:value-type="float">
            <text:p>7875.125</text:p>
          </table:table-cell>
          <table:table-cell table:formula="of:=[.A253]*[.D$1]" office:value-type="float" office:value="0" calcext:value-type="float">
            <text:p>0</text:p>
          </table:table-cell>
          <table:table-cell table:formula="of:=FLOOR([.D253]+[.C253])" office:value-type="float" office:value="7875" calcext:value-type="float">
            <text:p>7875</text:p>
          </table:table-cell>
          <table:table-cell table:formula="of:=LOG([.E253])/LOG(2)" office:value-type="float" office:value="12.943064208162" calcext:value-type="float">
            <text:p>12.94306420816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[.A254]*[.A254]" office:value-type="float" office:value="63504" calcext:value-type="float">
            <text:p>63504</text:p>
          </table:table-cell>
          <table:table-cell table:formula="of:=[.B254]/[.C$1]" office:value-type="float" office:value="7938" calcext:value-type="float">
            <text:p>7938</text:p>
          </table:table-cell>
          <table:table-cell table:formula="of:=[.A254]*[.D$1]" office:value-type="float" office:value="0" calcext:value-type="float">
            <text:p>0</text:p>
          </table:table-cell>
          <table:table-cell table:formula="of:=FLOOR([.D254]+[.C254])" office:value-type="float" office:value="7938" calcext:value-type="float">
            <text:p>7938</text:p>
          </table:table-cell>
          <table:table-cell table:formula="of:=LOG([.E254])/LOG(2)" office:value-type="float" office:value="12.9545598469998" calcext:value-type="float">
            <text:p>12.9545598469998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[.A255]*[.A255]" office:value-type="float" office:value="64009" calcext:value-type="float">
            <text:p>64009</text:p>
          </table:table-cell>
          <table:table-cell table:formula="of:=[.B255]/[.C$1]" office:value-type="float" office:value="8001.125" calcext:value-type="float">
            <text:p>8001.125</text:p>
          </table:table-cell>
          <table:table-cell table:formula="of:=[.A255]*[.D$1]" office:value-type="float" office:value="0" calcext:value-type="float">
            <text:p>0</text:p>
          </table:table-cell>
          <table:table-cell table:formula="of:=FLOOR([.D255]+[.C255])" office:value-type="float" office:value="8001" calcext:value-type="float">
            <text:p>8001</text:p>
          </table:table-cell>
          <table:table-cell table:formula="of:=LOG([.E255])/LOG(2)" office:value-type="float" office:value="12.9659646102721" calcext:value-type="float">
            <text:p>12.9659646102721</text:p>
          </table:table-cell>
          <table:table-cell table:number-columns-repeated="6"/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[.A256]*[.A256]" office:value-type="float" office:value="64516" calcext:value-type="float">
            <text:p>64516</text:p>
          </table:table-cell>
          <table:table-cell table:formula="of:=[.B256]/[.C$1]" office:value-type="float" office:value="8064.5" calcext:value-type="float">
            <text:p>8064.5</text:p>
          </table:table-cell>
          <table:table-cell table:formula="of:=[.A256]*[.D$1]" office:value-type="float" office:value="0" calcext:value-type="float">
            <text:p>0</text:p>
          </table:table-cell>
          <table:table-cell table:formula="of:=FLOOR([.D256]+[.C256])" office:value-type="float" office:value="8064" calcext:value-type="float">
            <text:p>8064</text:p>
          </table:table-cell>
          <table:table-cell table:formula="of:=LOG([.E256])/LOG(2)" office:value-type="float" office:value="12.9772799234999" calcext:value-type="float">
            <text:p>12.9772799234999</text:p>
          </table:table-cell>
          <table:table-cell table:number-columns-repeated="6"/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[.A257]*[.A257]" office:value-type="float" office:value="65025" calcext:value-type="float">
            <text:p>65025</text:p>
          </table:table-cell>
          <table:table-cell table:formula="of:=[.B257]/[.C$1]" office:value-type="float" office:value="8128.125" calcext:value-type="float">
            <text:p>8128.125</text:p>
          </table:table-cell>
          <table:table-cell table:formula="of:=[.A257]*[.D$1]" office:value-type="float" office:value="0" calcext:value-type="float">
            <text:p>0</text:p>
          </table:table-cell>
          <table:table-cell table:formula="of:=FLOOR([.D257]+[.C257])" office:value-type="float" office:value="8128" calcext:value-type="float">
            <text:p>8128</text:p>
          </table:table-cell>
          <table:table-cell table:formula="of:=LOG([.E257])/LOG(2)" office:value-type="float" office:value="12.9886846867722" calcext:value-type="float">
            <text:p>12.9886846867722</text:p>
          </table:table-cell>
          <table:table-cell table:number-columns-repeated="6"/>
        </table:table-row>
      </table:table>
      <table:table table:name="measured_led_current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6 mhz hsi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Battery current mA</text:p>
          </table:table-cell>
          <table:table-cell office:value-type="string" calcext:value-type="string">
            <text:p>voltage over LED</text:p>
          </table:table-cell>
          <table:table-cell office:value-type="string" calcext:value-type="string">
            <text:p>led current</text:p>
          </table:table-cell>
          <table:table-cell office:value-type="string" calcext:value-type="string">
            <text:p>interpolated led voltage</text:p>
          </table:table-cell>
          <table:table-cell office:value-type="string" calcext:value-type="string">
            <text:p>processor voltage drop</text:p>
          </table:table-cell>
          <table:table-cell office:value-type="string" calcext:value-type="string">
            <text:p>processor heat dissipation mW</text:p>
          </table:table-cell>
          <table:table-cell office:value-type="string" calcext:value-type="string">
            <text:p>LED power mW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2.31" calcext:value-type="float">
            <text:p>2.31</text:p>
          </table:table-cell>
          <table:table-cell table:formula="of:=[.C2]-[.C18]" office:value-type="float" office:value="5.7" calcext:value-type="float">
            <text:p>5.7</text:p>
          </table:table-cell>
          <table:table-cell table:style-name="ce27" table:formula="of:=([.D$5]-[.D$2])*([.B2]-[.B$2])/([.B$5]-[.B$2])+[.D$2]" office:value-type="float" office:value="2.31" calcext:value-type="float">
            <text:p>2.31</text:p>
          </table:table-cell>
          <table:table-cell table:style-name="ce27" table:formula="of:=[.B2]-[.F2]" office:value-type="float" office:value="0.69" calcext:value-type="float">
            <text:p>0.69</text:p>
          </table:table-cell>
          <table:table-cell table:style-name="ce27" table:formula="of:=[.G2]*[.E2]" office:value-type="float" office:value="3.933" calcext:value-type="float">
            <text:p>3.93</text:p>
          </table:table-cell>
          <table:table-cell table:style-name="ce27" table:formula="of:=[.E2]*[.F2]" office:value-type="float" office:value="13.167" calcext:value-type="float">
            <text:p>13.17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12.9" calcext:value-type="float">
            <text:p>12.9</text:p>
          </table:table-cell>
          <table:table-cell/>
          <table:table-cell table:formula="of:=[.C3]-[.C19]" office:value-type="float" office:value="8.1" calcext:value-type="float">
            <text:p>8.1</text:p>
          </table:table-cell>
          <table:table-cell table:style-name="ce27" table:formula="of:=([.D$5]-[.D$2])*([.B3]-[.B$2])/([.B$5]-[.B$2])+[.D$2]" office:value-type="float" office:value="2.385" calcext:value-type="float">
            <text:p>2.39</text:p>
          </table:table-cell>
          <table:table-cell table:style-name="ce27" table:formula="of:=[.B3]-[.F3]" office:value-type="float" office:value="0.915" calcext:value-type="float">
            <text:p>0.92</text:p>
          </table:table-cell>
          <table:table-cell table:style-name="ce27" table:formula="of:=[.G3]*[.E3]" office:value-type="float" office:value="7.4115" calcext:value-type="float">
            <text:p>7.41</text:p>
          </table:table-cell>
          <table:table-cell table:style-name="ce27" table:formula="of:=[.E3]*[.F3]" office:value-type="float" office:value="19.3185" calcext:value-type="float">
            <text:p>19.32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16.1" calcext:value-type="float">
            <text:p>16.1</text:p>
          </table:table-cell>
          <table:table-cell/>
          <table:table-cell table:formula="of:=[.C4]-[.C20]" office:value-type="float" office:value="11.3" calcext:value-type="float">
            <text:p>11.3</text:p>
          </table:table-cell>
          <table:table-cell table:style-name="ce27" table:formula="of:=([.D$5]-[.D$2])*([.B4]-[.B$2])/([.B$5]-[.B$2])+[.D$2]" office:value-type="float" office:value="2.485" calcext:value-type="float">
            <text:p>2.49</text:p>
          </table:table-cell>
          <table:table-cell table:style-name="ce27" table:formula="of:=[.B4]-[.F4]" office:value-type="float" office:value="1.215" calcext:value-type="float">
            <text:p>1.22</text:p>
          </table:table-cell>
          <table:table-cell table:style-name="ce27" table:formula="of:=[.G4]*[.E4]" office:value-type="float" office:value="13.7295" calcext:value-type="float">
            <text:p>13.73</text:p>
          </table:table-cell>
          <table:table-cell table:style-name="ce27" table:formula="of:=[.E4]*[.F4]" office:value-type="float" office:value="28.0805" calcext:value-type="float">
            <text:p>28.08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61" calcext:value-type="float">
            <text:p>2.61</text:p>
          </table:table-cell>
          <table:table-cell table:formula="of:=[.C5]-[.C21]" office:value-type="float" office:value="15.3" calcext:value-type="float">
            <text:p>15.3</text:p>
          </table:table-cell>
          <table:table-cell table:style-name="ce27" table:formula="of:=([.D$5]-[.D$2])*([.B5]-[.B$2])/([.B$5]-[.B$2])+[.D$2]" office:value-type="float" office:value="2.61" calcext:value-type="float">
            <text:p>2.61</text:p>
          </table:table-cell>
          <table:table-cell table:style-name="ce27" table:formula="of:=[.B5]-[.F5]" office:value-type="float" office:value="1.59" calcext:value-type="float">
            <text:p>1.59</text:p>
          </table:table-cell>
          <table:table-cell table:style-name="ce27" table:formula="of:=[.G5]*[.E5]" office:value-type="float" office:value="24.327" calcext:value-type="float">
            <text:p>24.33</text:p>
          </table:table-cell>
          <table:table-cell table:style-name="ce27" table:formula="of:=[.E5]*[.F5]" office:value-type="float" office:value="39.933" calcext:value-type="float">
            <text:p>39.9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[.B2]" office:value-type="float" office:value="3" calcext:value-type="float">
            <text:p>3</text:p>
          </table:table-cell>
          <table:table-cell office:value-type="float" office:value="8.9" calcext:value-type="float">
            <text:p>8.9</text:p>
          </table:table-cell>
          <table:table-cell office:value-type="float" office:value="2.48" calcext:value-type="float">
            <text:p>2.48</text:p>
          </table:table-cell>
          <table:table-cell table:formula="of:=[.C6]-[.C18]" office:value-type="float" office:value="4.1" calcext:value-type="float">
            <text:p>4.1</text:p>
          </table:table-cell>
          <table:table-cell table:style-name="ce27" table:formula="of:=([.D$9]-[.D$6])*([.B6]-[.B$2])/([.B$5]-[.B$2])+[.D$6]" office:value-type="float" office:value="2.48" calcext:value-type="float">
            <text:p>2.48</text:p>
          </table:table-cell>
          <table:table-cell table:style-name="ce27" table:formula="of:=[.B6]-[.F6]" office:value-type="float" office:value="0.52" calcext:value-type="float">
            <text:p>0.52</text:p>
          </table:table-cell>
          <table:table-cell table:style-name="ce27" table:formula="of:=[.G6]*[.E6]" office:value-type="float" office:value="2.132" calcext:value-type="float">
            <text:p>2.13</text:p>
          </table:table-cell>
          <table:table-cell table:style-name="ce27" table:formula="of:=[.E6]*[.F6]" office:value-type="float" office:value="10.168" calcext:value-type="float">
            <text:p>10.17</text:p>
          </table:table-cell>
        </table:table-row>
        <table:table-row table:style-name="ro1">
          <table:table-cell/>
          <table:table-cell table:formula="of:=[.B3]" office:value-type="float" office:value="3.3" calcext:value-type="float">
            <text:p>3.3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C7]-[.C19]" office:value-type="float" office:value="6.5" calcext:value-type="float">
            <text:p>6.5</text:p>
          </table:table-cell>
          <table:table-cell table:style-name="ce27" table:formula="of:=([.D$9]-[.D$6])*([.B7]-[.B$2])/([.B$5]-[.B$2])+[.D$6]" office:value-type="float" office:value="2.55" calcext:value-type="float">
            <text:p>2.55</text:p>
          </table:table-cell>
          <table:table-cell table:style-name="ce27" table:formula="of:=[.B7]-[.F7]" office:value-type="float" office:value="0.75" calcext:value-type="float">
            <text:p>0.75</text:p>
          </table:table-cell>
          <table:table-cell table:style-name="ce27" table:formula="of:=[.G7]*[.E7]" office:value-type="float" office:value="4.875" calcext:value-type="float">
            <text:p>4.88</text:p>
          </table:table-cell>
          <table:table-cell table:style-name="ce27" table:formula="of:=[.E7]*[.F7]" office:value-type="float" office:value="16.575" calcext:value-type="float">
            <text:p>16.58</text:p>
          </table:table-cell>
        </table:table-row>
        <table:table-row table:style-name="ro1">
          <table:table-cell/>
          <table:table-cell table:formula="of:=[.B4]" office:value-type="float" office:value="3.7" calcext:value-type="float">
            <text:p>3.7</text:p>
          </table:table-cell>
          <table:table-cell office:value-type="float" office:value="15.3" calcext:value-type="float">
            <text:p>15.3</text:p>
          </table:table-cell>
          <table:table-cell/>
          <table:table-cell table:formula="of:=[.C8]-[.C20]" office:value-type="float" office:value="10.5" calcext:value-type="float">
            <text:p>10.5</text:p>
          </table:table-cell>
          <table:table-cell table:style-name="ce27" table:formula="of:=([.D$9]-[.D$6])*([.B8]-[.B$2])/([.B$5]-[.B$2])+[.D$6]" office:value-type="float" office:value="2.64333333333333" calcext:value-type="float">
            <text:p>2.64</text:p>
          </table:table-cell>
          <table:table-cell table:style-name="ce27" table:formula="of:=[.B8]-[.F8]" office:value-type="float" office:value="1.05666666666667" calcext:value-type="float">
            <text:p>1.06</text:p>
          </table:table-cell>
          <table:table-cell table:style-name="ce27" table:formula="of:=[.G8]*[.E8]" office:value-type="float" office:value="11.095" calcext:value-type="float">
            <text:p>11.10</text:p>
          </table:table-cell>
          <table:table-cell table:style-name="ce27" table:formula="of:=[.E8]*[.F8]" office:value-type="float" office:value="27.755" calcext:value-type="float">
            <text:p>27.76</text:p>
          </table:table-cell>
        </table:table-row>
        <table:table-row table:style-name="ro1">
          <table:table-cell/>
          <table:table-cell table:formula="of:=[.B5]"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76" calcext:value-type="float">
            <text:p>2.76</text:p>
          </table:table-cell>
          <table:table-cell table:formula="of:=[.C9]-[.C21]" office:value-type="float" office:value="15.3" calcext:value-type="float">
            <text:p>15.3</text:p>
          </table:table-cell>
          <table:table-cell table:style-name="ce27" table:formula="of:=([.D$9]-[.D$6])*([.B9]-[.B$2])/([.B$5]-[.B$2])+[.D$6]" office:value-type="float" office:value="2.76" calcext:value-type="float">
            <text:p>2.76</text:p>
          </table:table-cell>
          <table:table-cell table:style-name="ce27" table:formula="of:=[.B9]-[.F9]" office:value-type="float" office:value="1.44" calcext:value-type="float">
            <text:p>1.44</text:p>
          </table:table-cell>
          <table:table-cell table:style-name="ce27" table:formula="of:=[.G9]*[.E9]" office:value-type="float" office:value="22.032" calcext:value-type="float">
            <text:p>22.03</text:p>
          </table:table-cell>
          <table:table-cell table:style-name="ce27" table:formula="of:=[.E9]*[.F9]" office:value-type="float" office:value="42.228" calcext:value-type="float">
            <text:p>42.23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table:formula="of:=[.B6]"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2.62" calcext:value-type="float">
            <text:p>2.62</text:p>
          </table:table-cell>
          <table:table-cell table:formula="of:=[.C10]-[.C18]" office:value-type="float" office:value="3.3" calcext:value-type="float">
            <text:p>3.3</text:p>
          </table:table-cell>
          <table:table-cell table:style-name="ce27" table:formula="of:=([.D$13]-[.D$10])*([.B10]-[.B$2])/([.B$5]-[.B$2])+[.D$10]" office:value-type="float" office:value="2.62" calcext:value-type="float">
            <text:p>2.62</text:p>
          </table:table-cell>
          <table:table-cell table:style-name="ce27" table:formula="of:=[.B10]-[.F10]" office:value-type="float" office:value="0.38" calcext:value-type="float">
            <text:p>0.38</text:p>
          </table:table-cell>
          <table:table-cell table:style-name="ce27" table:formula="of:=[.G10]*[.E10]" office:value-type="float" office:value="1.254" calcext:value-type="float">
            <text:p>1.25</text:p>
          </table:table-cell>
          <table:table-cell table:style-name="ce27" table:formula="of:=[.E10]*[.F10]" office:value-type="float" office:value="8.646" calcext:value-type="float">
            <text:p>8.65</text:p>
          </table:table-cell>
        </table:table-row>
        <table:table-row table:style-name="ro1">
          <table:table-cell/>
          <table:table-cell table:formula="of:=[.B7]" office:value-type="float" office:value="3.3" calcext:value-type="float">
            <text:p>3.3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C11]-[.C19]" office:value-type="float" office:value="6.5" calcext:value-type="float">
            <text:p>6.5</text:p>
          </table:table-cell>
          <table:table-cell table:style-name="ce27" table:formula="of:=([.D$13]-[.D$10])*([.B11]-[.B$2])/([.B$5]-[.B$2])+[.D$10]" office:value-type="float" office:value="2.6725" calcext:value-type="float">
            <text:p>2.67</text:p>
          </table:table-cell>
          <table:table-cell table:style-name="ce27" table:formula="of:=[.B11]-[.F11]" office:value-type="float" office:value="0.6275" calcext:value-type="float">
            <text:p>0.63</text:p>
          </table:table-cell>
          <table:table-cell table:style-name="ce27" table:formula="of:=[.G11]*[.E11]" office:value-type="float" office:value="4.07875" calcext:value-type="float">
            <text:p>4.08</text:p>
          </table:table-cell>
          <table:table-cell table:style-name="ce27" table:formula="of:=[.E11]*[.F11]" office:value-type="float" office:value="17.37125" calcext:value-type="float">
            <text:p>17.37</text:p>
          </table:table-cell>
        </table:table-row>
        <table:table-row table:style-name="ro1">
          <table:table-cell/>
          <table:table-cell table:formula="of:=[.B8]" office:value-type="float" office:value="3.7" calcext:value-type="float">
            <text:p>3.7</text:p>
          </table:table-cell>
          <table:table-cell office:value-type="float" office:value="15.3" calcext:value-type="float">
            <text:p>15.3</text:p>
          </table:table-cell>
          <table:table-cell/>
          <table:table-cell table:formula="of:=[.C12]-[.C20]" office:value-type="float" office:value="10.5" calcext:value-type="float">
            <text:p>10.5</text:p>
          </table:table-cell>
          <table:table-cell table:style-name="ce27" table:formula="of:=([.D$13]-[.D$10])*([.B12]-[.B$2])/([.B$5]-[.B$2])+[.D$10]" office:value-type="float" office:value="2.7425" calcext:value-type="float">
            <text:p>2.74</text:p>
          </table:table-cell>
          <table:table-cell table:style-name="ce27" table:formula="of:=[.B12]-[.F12]" office:value-type="float" office:value="0.9575" calcext:value-type="float">
            <text:p>0.96</text:p>
          </table:table-cell>
          <table:table-cell table:style-name="ce27" table:formula="of:=[.G12]*[.E12]" office:value-type="float" office:value="10.05375" calcext:value-type="float">
            <text:p>10.05</text:p>
          </table:table-cell>
          <table:table-cell table:style-name="ce27" table:formula="of:=[.E12]*[.F12]" office:value-type="float" office:value="28.79625" calcext:value-type="float">
            <text:p>28.80</text:p>
          </table:table-cell>
        </table:table-row>
        <table:table-row table:style-name="ro1">
          <table:table-cell/>
          <table:table-cell table:formula="of:=[.B9]" office:value-type="float" office:value="4.2" calcext:value-type="float">
            <text:p>4.2</text:p>
          </table:table-cell>
          <table:table-cell office:value-type="float" office:value="20.9" calcext:value-type="float">
            <text:p>20.9</text:p>
          </table:table-cell>
          <table:table-cell office:value-type="float" office:value="2.83" calcext:value-type="float">
            <text:p>2.83</text:p>
          </table:table-cell>
          <table:table-cell table:style-name="ce5" table:formula="of:=[.C13]-[.C21]" office:value-type="float" office:value="16.1" calcext:value-type="float">
            <text:p>16.1</text:p>
          </table:table-cell>
          <table:table-cell table:style-name="ce27" table:formula="of:=([.D$13]-[.D$10])*([.B13]-[.B$2])/([.B$5]-[.B$2])+[.D$10]" office:value-type="float" office:value="2.83" calcext:value-type="float">
            <text:p>2.83</text:p>
          </table:table-cell>
          <table:table-cell table:style-name="ce27" table:formula="of:=[.B13]-[.F13]" office:value-type="float" office:value="1.37" calcext:value-type="float">
            <text:p>1.37</text:p>
          </table:table-cell>
          <table:table-cell table:style-name="ce27" table:formula="of:=[.G13]*[.E13]" office:value-type="float" office:value="22.057" calcext:value-type="float">
            <text:p>22.06</text:p>
          </table:table-cell>
          <table:table-cell table:style-name="ce27" table:formula="of:=[.E13]*[.F13]" office:value-type="float" office:value="45.563" calcext:value-type="float">
            <text:p>45.56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formula="of:=[.B10]" office:value-type="float" office:value="3" calcext:value-type="float">
            <text:p>3</text:p>
          </table:table-cell>
          <table:table-cell office:value-type="float" office:value="7.3" calcext:value-type="float">
            <text:p>7.3</text:p>
          </table:table-cell>
          <table:table-cell office:value-type="float" office:value="2.67" calcext:value-type="float">
            <text:p>2.67</text:p>
          </table:table-cell>
          <table:table-cell table:formula="of:=[.C14]-[.C18]" office:value-type="float" office:value="2.5" calcext:value-type="float">
            <text:p>2.5</text:p>
          </table:table-cell>
          <table:table-cell table:style-name="ce27" table:formula="of:=([.D$17]-[.D$14])*([.B14]-[.B$2])/([.B$5]-[.B$2])+[.D$14]" office:value-type="float" office:value="2.67" calcext:value-type="float">
            <text:p>2.67</text:p>
          </table:table-cell>
          <table:table-cell table:style-name="ce27" table:formula="of:=[.B14]-[.F14]" office:value-type="float" office:value="0.33" calcext:value-type="float">
            <text:p>0.33</text:p>
          </table:table-cell>
          <table:table-cell table:style-name="ce27" table:formula="of:=[.G14]*[.E14]" office:value-type="float" office:value="0.825" calcext:value-type="float">
            <text:p>0.83</text:p>
          </table:table-cell>
          <table:table-cell table:style-name="ce27" table:formula="of:=[.E14]*[.F14]" office:value-type="float" office:value="6.675" calcext:value-type="float">
            <text:p>6.68</text:p>
          </table:table-cell>
        </table:table-row>
        <table:table-row table:style-name="ro1">
          <table:table-cell/>
          <table:table-cell table:formula="of:=[.B11]" office:value-type="float" office:value="3.3" calcext:value-type="float">
            <text:p>3.3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[.C15]-[.C19]" office:value-type="float" office:value="5.7" calcext:value-type="float">
            <text:p>5.7</text:p>
          </table:table-cell>
          <table:table-cell table:style-name="ce27" table:formula="of:=([.D$17]-[.D$14])*([.B15]-[.B$2])/([.B$5]-[.B$2])+[.D$14]" office:value-type="float" office:value="2.6975" calcext:value-type="float">
            <text:p>2.70</text:p>
          </table:table-cell>
          <table:table-cell table:style-name="ce27" table:formula="of:=[.B15]-[.F15]" office:value-type="float" office:value="0.6025" calcext:value-type="float">
            <text:p>0.60</text:p>
          </table:table-cell>
          <table:table-cell table:style-name="ce27" table:formula="of:=[.G15]*[.E15]" office:value-type="float" office:value="3.43425" calcext:value-type="float">
            <text:p>3.43</text:p>
          </table:table-cell>
          <table:table-cell table:style-name="ce27" table:formula="of:=[.E15]*[.F15]" office:value-type="float" office:value="15.37575" calcext:value-type="float">
            <text:p>15.38</text:p>
          </table:table-cell>
        </table:table-row>
        <table:table-row table:style-name="ro1">
          <table:table-cell/>
          <table:table-cell table:formula="of:=[.B12]" office:value-type="float" office:value="3.7" calcext:value-type="float">
            <text:p>3.7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[.C16]-[.C20]" office:value-type="float" office:value="9.7" calcext:value-type="float">
            <text:p>9.7</text:p>
          </table:table-cell>
          <table:table-cell table:style-name="ce27" table:formula="of:=([.D$17]-[.D$14])*([.B16]-[.B$2])/([.B$5]-[.B$2])+[.D$14]" office:value-type="float" office:value="2.73416666666667" calcext:value-type="float">
            <text:p>2.73</text:p>
          </table:table-cell>
          <table:table-cell table:style-name="ce27" table:formula="of:=[.B16]-[.F16]" office:value-type="float" office:value="0.965833333333334" calcext:value-type="float">
            <text:p>0.97</text:p>
          </table:table-cell>
          <table:table-cell table:style-name="ce27" table:formula="of:=[.G16]*[.E16]" office:value-type="float" office:value="9.36858333333334" calcext:value-type="float">
            <text:p>9.37</text:p>
          </table:table-cell>
          <table:table-cell table:style-name="ce27" table:formula="of:=[.E16]*[.F16]" office:value-type="float" office:value="26.5214166666667" calcext:value-type="float">
            <text:p>26.52</text:p>
          </table:table-cell>
        </table:table-row>
        <table:table-row table:style-name="ro1">
          <table:table-cell/>
          <table:table-cell table:formula="of:=[.B13]" office:value-type="float" office:value="4.2" calcext:value-type="float">
            <text:p>4.2</text:p>
          </table:table-cell>
          <table:table-cell office:value-type="float" office:value="20.1" calcext:value-type="float">
            <text:p>20.1</text:p>
          </table:table-cell>
          <table:table-cell office:value-type="float" office:value="2.78" calcext:value-type="float">
            <text:p>2.78</text:p>
          </table:table-cell>
          <table:table-cell table:formula="of:=[.C17]-[.C21]" office:value-type="float" office:value="15.3" calcext:value-type="float">
            <text:p>15.3</text:p>
          </table:table-cell>
          <table:table-cell table:style-name="ce27" table:formula="of:=([.D$17]-[.D$14])*([.B17]-[.B$2])/([.B$5]-[.B$2])+[.D$14]" office:value-type="float" office:value="2.78" calcext:value-type="float">
            <text:p>2.78</text:p>
          </table:table-cell>
          <table:table-cell table:style-name="ce27" table:formula="of:=[.B17]-[.F17]" office:value-type="float" office:value="1.42" calcext:value-type="float">
            <text:p>1.42</text:p>
          </table:table-cell>
          <table:table-cell table:style-name="ce27" table:formula="of:=[.G17]*[.E17]" office:value-type="float" office:value="21.726" calcext:value-type="float">
            <text:p>21.73</text:p>
          </table:table-cell>
          <table:table-cell table:style-name="ce27" table:formula="of:=[.E17]*[.F17]" office:value-type="float" office:value="42.534" calcext:value-type="float">
            <text:p>42.53</text:p>
          </table:table-cell>
        </table:table-row>
        <table:table-row table:style-name="ro1">
          <table:table-cell office:value-type="string" calcext:value-type="string">
            <text:p>off</text:p>
          </table:table-cell>
          <table:table-cell table:formula="of:=[.B14]"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/>
          <table:table-cell table:formula="of:=[.B15]" office:value-type="float" office:value="3.3" calcext:value-type="float">
            <text:p>3.3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/>
          <table:table-cell table:formula="of:=[.B16]" office:value-type="float" office:value="3.7" calcext:value-type="float">
            <text:p>3.7</text:p>
          </table:table-cell>
          <table:table-cell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/>
          <table:table-cell table:formula="of:=[.B17]" office:value-type="float" office:value="4.2" calcext:value-type="float">
            <text:p>4.2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lt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-brown-out</text:p>
          </table:table-cell>
          <table:table-cell office:value-type="string" calcext:value-type="string">
            <text:p>r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white is performance-wise similar to gr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blue is the hardest driv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table:number-columns-repeated="2"/>
          <table:table-cell office:value-type="string" calcext:value-type="string">
            <text:p>In 4.2V case, pushing up above 20 mA absolute max on processo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bout 1/3 of power going to LEDs is lose inside processor, other 2/3ds delivered to LED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20.9 mA continuous at 4.2V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16.1 mA at 3.7V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500 mAh/16.1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500/16.1" office:value-type="float" office:value="31.055900621118" calcext:value-type="float">
            <text:p>31.055900621118</text:p>
          </table:table-cell>
          <table:table-cell office:value-type="string" calcext:value-type="string">
            <text:p>hours run tim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.5" calcext:value-type="float">
            <text:p>21.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500-21.5*16.1" office:value-type="float" office:value="153.85" calcext:value-type="float">
            <text:p>153.8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35]/4.6" office:value-type="float" office:value="33.445652173913" calcext:value-type="float">
            <text:p>33.445652173913</text:p>
          </table:table-cell>
          <table:table-cell office:value-type="string" calcext:value-type="string">
            <text:p>hours off charg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28 hours fri-sa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d7d7"/>
    </style:style>
    <draw:marker draw:name="Arrowheads_20_1" draw:display-name="Arrowheads 1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7T18:08:49.313000000</meta:creation-date>
    <dc:date>2023-07-15T18:56:57.981000000</dc:date>
    <meta:editing-duration>P11DT17H56M37S</meta:editing-duration>
    <meta:editing-cycles>23</meta:editing-cycles>
    <meta:generator>LibreOffice/7.4.4.2$Windows_X86_64 LibreOffice_project/85569322deea74ec9134968a29af2df5663baa21</meta:generator>
    <meta:document-statistic meta:table-count="7" meta:cell-count="2640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log_brightness.A2:log_brightness.A257 log_brightness.E2:log_brightness.E257" svg:x="0.319cm" svg:y="0.18cm" svg:width="12.508cm" svg:height="8.646cm">
          <chart:coordinate-region svg:x="1.311cm" svg:y="0.38cm" svg:width="11.23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g_brightness.E2:log_brightness.E257" chart:class="chart:scatter">
            <chart:domain table:cell-range-address="log_brightness.A2:log_brightness.A257"/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_brightness.A2:log_brightness.A257</svg:desc>
                </draw:g>
              </table:table-cell>
              <table:table-cell office:value-type="float" office:value="0">
                <text:p>0</text:p>
                <draw:g>
                  <svg:desc>log_brightness.E2:log_brightness.E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664">
                <text:p>26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570">
                <text:p>35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698">
                <text:p>36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741">
                <text:p>37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278">
                <text:p>42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418">
                <text:p>44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4608">
                <text:p>46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4656">
                <text:p>46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4802">
                <text:p>4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5151">
                <text:p>51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5304">
                <text:p>53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5460">
                <text:p>54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671">
                <text:p>56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5724">
                <text:p>57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6441">
                <text:p>64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6555">
                <text:p>65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6612">
                <text:p>66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6844">
                <text:p>68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7021">
                <text:p>70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7140">
                <text:p>71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260">
                <text:p>72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812">
                <text:p>78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938">
                <text:p>79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8064">
                <text:p>80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8128">
                <text:p>8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